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ext-properties style:font-name="Arial" style:font-name-asian="Segoe UI" style:font-name-complex="Tahoma"/>
    </style:style>
    <style:style style:name="ce38" style:family="table-cell" style:parent-style-name="Default">
      <style:table-cell-properties fo:background-color="#dee6ef"/>
      <style:text-properties style:font-name="Arial"/>
    </style:style>
    <style:style style:name="ce39" style:family="table-cell" style:parent-style-name="Default">
      <style:table-cell-properties fo:border="0.06pt solid #000000"/>
      <style:text-properties style:font-name="Arial"/>
    </style:style>
    <style:style style:name="ce40" style:family="table-cell" style:parent-style-name="Default">
      <style:table-cell-properties fo:background-color="#ffffd7" fo:border="0.06pt solid #000000"/>
      <style:text-properties style:font-name="Arial"/>
    </style:style>
    <style:style style:name="ce15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fffd7" fo:border="0.06pt solid #000000"/>
    </style:style>
    <style:style style:name="ce43" style:family="table-cell" style:parent-style-name="Default">
      <style:table-cell-properties fo:background-color="transparent"/>
      <style:text-properties style:font-name="Arial"/>
    </style:style>
    <style:style style:name="ce44" style:family="table-cell" style:parent-style-name="Default">
      <style:table-cell-properties fo:border-bottom="0.06pt solid #000000" fo:background-color="#ffffd7" fo:border-left="none" fo:border-right="none" fo:border-top="none"/>
      <style:text-properties style:font-name="Arial"/>
    </style:style>
    <style:style style:name="ce4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46" style:family="table-cell" style:parent-style-name="Default">
      <style:table-cell-properties fo:background-color="#ffffd7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d7" fo:border="0.06pt solid #000000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ffffd7" fo:border-left="0.06pt solid #000000" fo:border-right="0.06pt solid #000000" fo:border-top="none"/>
      <style:text-properties style:font-name="Arial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mpty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0" calcext:value-type="float">
            <text:p>0</text:p>
          </table:table-cell>
          <table:table-cell table:style-name="ce38" table:formula="of:=MAX([.D13];[.D37];[.D25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0" calcext:value-type="float">
            <text:p>0</text:p>
          </table:table-cell>
          <table:table-cell table:style-name="ce38" table:formula="of:=[.E16]*[.D14]+[.E28]*[.D26]+[.E40]*[.D3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string" office:string-value="" calcext:value-type="error">
            <text:p>#DIV/0!</text:p>
          </table:table-cell>
          <table:table-cell table:style-name="ce38" table:formula="of:=[.E17]*[.$D14]+[.E29]*[.$D26]+[.E41]*[.$D38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string" office:string-value="" calcext:value-type="error">
            <text:p>#DIV/0!</text:p>
          </table:table-cell>
          <table:table-cell table:style-name="ce38" table:formula="of:=[.H18]+[.H30]+[.H4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0" calcext:value-type="float">
            <text:p>0</text:p>
          </table:table-cell>
          <table:table-cell table:formula="of:=SUM([.N20:.N23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string" office:string-value="" calcext:value-type="error">
            <text:p>#DIV/0!</text:p>
          </table:table-cell>
          <table:table-cell table:formula="of:=[.E16]*[.$D14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string" office:string-value="" calcext:value-type="error">
            <text:p>#DIV/0!</text:p>
          </table:table-cell>
          <table:table-cell table:formula="of:=SUM([.O20:.O23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string" office:string-value="" calcext:value-type="error">
            <text:p>#DIV/0!</text:p>
          </table:table-cell>
          <table:table-cell table:formula="of:=SUM([.P20:.P23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string" office:string-value="" calcext:value-type="error">
            <text:p>#DIV/0!</text:p>
          </table:table-cell>
          <table:table-cell table:formula="of:=[.E18]*[.H16]*[.$D13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0]*[.$F20]" office:value-type="float" office:value="0" calcext:value-type="float">
            <text:p>0</text:p>
          </table:table-cell>
          <table:table-cell table:formula="of:=[.D20]/[.$H20]*1000" office:value-type="string" office:string-value="" calcext:value-type="error">
            <text:p>#DIV/0!</text:p>
          </table:table-cell>
          <table:table-cell table:formula="of:=[.$G20]*[.K20]/[.D$16]*[.$I20]/[.$D$13]" office:value-type="string" office:string-value="" calcext:value-type="error">
            <text:p>#DIV/0!</text:p>
          </table:table-cell>
          <table:table-cell table:style-name="ce36" table:formula="of:=[.F20]*[.$E20]" office:value-type="float" office:value="0" calcext:value-type="float">
            <text:p>0</text:p>
          </table:table-cell>
          <table:table-cell table:style-name="ce36" table:formula="of:=[.E20]/[.$H20]*1000" office:value-type="string" office:string-value="" calcext:value-type="error">
            <text:p>#DIV/0!</text:p>
          </table:table-cell>
          <table:table-cell table:style-name="ce36" table:formula="of:=[.$G20]*[.N20]/[.E$16]*[.$I20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1]*[.$F21]" office:value-type="float" office:value="0" calcext:value-type="float">
            <text:p>0</text:p>
          </table:table-cell>
          <table:table-cell table:formula="of:=[.D21]/[.$H21]*1000" office:value-type="string" office:string-value="" calcext:value-type="error">
            <text:p>#DIV/0!</text:p>
          </table:table-cell>
          <table:table-cell table:formula="of:=[.$G21]*[.K21]/[.D$16]*[.$I21]/[.$D$13]" office:value-type="string" office:string-value="" calcext:value-type="error">
            <text:p>#DIV/0!</text:p>
          </table:table-cell>
          <table:table-cell table:style-name="ce36" table:formula="of:=[.F21]*[.$E21]" office:value-type="float" office:value="0" calcext:value-type="float">
            <text:p>0</text:p>
          </table:table-cell>
          <table:table-cell table:style-name="ce36" table:formula="of:=[.E21]/[.$H21]*1000" office:value-type="string" office:string-value="" calcext:value-type="error">
            <text:p>#DIV/0!</text:p>
          </table:table-cell>
          <table:table-cell table:style-name="ce36" table:formula="of:=[.$G21]*[.N21]/[.E$16]*[.$I21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2]*[.$F22]" office:value-type="float" office:value="0" calcext:value-type="float">
            <text:p>0</text:p>
          </table:table-cell>
          <table:table-cell table:formula="of:=[.D22]/[.$H22]*1000" office:value-type="string" office:string-value="" calcext:value-type="error">
            <text:p>#DIV/0!</text:p>
          </table:table-cell>
          <table:table-cell table:formula="of:=[.$G22]*[.K22]/[.D$16]*[.$I22]/[.$D$13]" office:value-type="string" office:string-value="" calcext:value-type="error">
            <text:p>#DIV/0!</text:p>
          </table:table-cell>
          <table:table-cell table:style-name="ce36" table:formula="of:=[.F22]*[.$E22]" office:value-type="float" office:value="0" calcext:value-type="float">
            <text:p>0</text:p>
          </table:table-cell>
          <table:table-cell table:style-name="ce36" table:formula="of:=[.E22]/[.$H22]*1000" office:value-type="string" office:string-value="" calcext:value-type="error">
            <text:p>#DIV/0!</text:p>
          </table:table-cell>
          <table:table-cell table:style-name="ce36" table:formula="of:=[.$G22]*[.N22]/[.E$16]*[.$I22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3]*[.$F23]" office:value-type="float" office:value="0" calcext:value-type="float">
            <text:p>0</text:p>
          </table:table-cell>
          <table:table-cell table:formula="of:=[.D23]/[.$H23]*1000" office:value-type="string" office:string-value="" calcext:value-type="error">
            <text:p>#DIV/0!</text:p>
          </table:table-cell>
          <table:table-cell table:formula="of:=[.$G23]*[.K23]/[.D$16]*[.$I23]/[.$D$13]" office:value-type="string" office:string-value="" calcext:value-type="error">
            <text:p>#DIV/0!</text:p>
          </table:table-cell>
          <table:table-cell table:style-name="ce36" table:formula="of:=[.F23]*[.$E23]" office:value-type="float" office:value="0" calcext:value-type="float">
            <text:p>0</text:p>
          </table:table-cell>
          <table:table-cell table:style-name="ce36" table:formula="of:=[.E23]/[.$H23]*1000" office:value-type="string" office:string-value="" calcext:value-type="error">
            <text:p>#DIV/0!</text:p>
          </table:table-cell>
          <table:table-cell table:style-name="ce36" table:formula="of:=[.$G23]*[.N23]/[.E$16]*[.$I23]/[.$D$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0" calcext:value-type="float">
            <text:p>0</text:p>
          </table:table-cell>
          <table:table-cell table:formula="of:=SUM([.N32:.N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string" office:string-value="" calcext:value-type="error">
            <text:p>#DIV/0!</text:p>
          </table:table-cell>
          <table:table-cell table:formula="of:=[.E28]*[.$D26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string" office:string-value="" calcext:value-type="error">
            <text:p>#DIV/0!</text:p>
          </table:table-cell>
          <table:table-cell table:formula="of:=SUM([.O32:.O35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string" office:string-value="" calcext:value-type="error">
            <text:p>#DIV/0!</text:p>
          </table:table-cell>
          <table:table-cell table:formula="of:=SUM([.P32:.P35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$7]" office:value-type="string" office:string-value="" calcext:value-type="error">
            <text:p>#DIV/0!</text:p>
          </table:table-cell>
          <table:table-cell table:formula="of:=[.E30]*[.H28]*[.$D25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string" office:string-value="" calcext:value-type="error">
            <text:p>#DIV/0!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string" office:string-value="" calcext:value-type="error">
            <text:p>#DIV/0!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string" office:string-value="" calcext:value-type="error">
            <text:p>#DIV/0!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string" office:string-value="" calcext:value-type="error">
            <text:p>#DIV/0!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0" calcext:value-type="float">
            <text:p>0</text:p>
          </table:table-cell>
          <table:table-cell table:formula="of:=SUM([.N44:.N4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string" office:string-value="" calcext:value-type="error">
            <text:p>#DIV/0!</text:p>
          </table:table-cell>
          <table:table-cell table:formula="of:=[.E40]*[.$D38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string" office:string-value="" calcext:value-type="error">
            <text:p>#DIV/0!</text:p>
          </table:table-cell>
          <table:table-cell table:formula="of:=SUM([.O44:.O47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string" office:string-value="" calcext:value-type="error">
            <text:p>#DIV/0!</text:p>
          </table:table-cell>
          <table:table-cell table:formula="of:=SUM([.P44:.P47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string" office:string-value="" calcext:value-type="error">
            <text:p>#DIV/0!</text:p>
          </table:table-cell>
          <table:table-cell table:formula="of:=[.E42]*[.H40]*[.$D37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4]*[.$F44]" office:value-type="float" office:value="0" calcext:value-type="float">
            <text:p>0</text:p>
          </table:table-cell>
          <table:table-cell table:formula="of:=[.D44]/[.$H44]*1000" office:value-type="string" office:string-value="" calcext:value-type="error">
            <text:p>#DIV/0!</text:p>
          </table:table-cell>
          <table:table-cell table:formula="of:=[.$G44]*[.K44]/[.D$40]*[.$I44]/[.$D$37]" office:value-type="string" office:string-value="" calcext:value-type="error">
            <text:p>#DIV/0!</text:p>
          </table:table-cell>
          <table:table-cell table:style-name="ce36" table:formula="of:=[.F44]*[.$E44]" office:value-type="float" office:value="0" calcext:value-type="float">
            <text:p>0</text:p>
          </table:table-cell>
          <table:table-cell table:style-name="ce36" table:formula="of:=[.E44]/[.$H44]*1000" office:value-type="string" office:string-value="" calcext:value-type="error">
            <text:p>#DIV/0!</text:p>
          </table:table-cell>
          <table:table-cell table:style-name="ce36" table:formula="of:=[.$G44]*[.N44]/[.E$40]*[.$I44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5]*[.$F45]" office:value-type="float" office:value="0" calcext:value-type="float">
            <text:p>0</text:p>
          </table:table-cell>
          <table:table-cell table:formula="of:=[.D45]/[.$H45]*1000" office:value-type="string" office:string-value="" calcext:value-type="error">
            <text:p>#DIV/0!</text:p>
          </table:table-cell>
          <table:table-cell table:formula="of:=[.$G45]*[.K45]/[.D$40]*[.$I45]/[.$D$37]" office:value-type="string" office:string-value="" calcext:value-type="error">
            <text:p>#DIV/0!</text:p>
          </table:table-cell>
          <table:table-cell table:style-name="ce36" table:formula="of:=[.F45]*[.$E45]" office:value-type="float" office:value="0" calcext:value-type="float">
            <text:p>0</text:p>
          </table:table-cell>
          <table:table-cell table:style-name="ce36" table:formula="of:=[.E45]/[.$H45]*1000" office:value-type="string" office:string-value="" calcext:value-type="error">
            <text:p>#DIV/0!</text:p>
          </table:table-cell>
          <table:table-cell table:style-name="ce36" table:formula="of:=[.$G45]*[.N45]/[.E$40]*[.$I45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6]*[.$F46]" office:value-type="float" office:value="0" calcext:value-type="float">
            <text:p>0</text:p>
          </table:table-cell>
          <table:table-cell table:formula="of:=[.D46]/[.$H46]*1000" office:value-type="string" office:string-value="" calcext:value-type="error">
            <text:p>#DIV/0!</text:p>
          </table:table-cell>
          <table:table-cell table:formula="of:=[.$G46]*[.K46]/[.D$40]*[.$I46]/[.$D$37]" office:value-type="string" office:string-value="" calcext:value-type="error">
            <text:p>#DIV/0!</text:p>
          </table:table-cell>
          <table:table-cell table:style-name="ce36" table:formula="of:=[.F46]*[.$E46]" office:value-type="float" office:value="0" calcext:value-type="float">
            <text:p>0</text:p>
          </table:table-cell>
          <table:table-cell table:style-name="ce36" table:formula="of:=[.E46]/[.$H46]*1000" office:value-type="string" office:string-value="" calcext:value-type="error">
            <text:p>#DIV/0!</text:p>
          </table:table-cell>
          <table:table-cell table:style-name="ce36" table:formula="of:=[.$G46]*[.N46]/[.E$40]*[.$I46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7]*[.$F47]" office:value-type="float" office:value="0" calcext:value-type="float">
            <text:p>0</text:p>
          </table:table-cell>
          <table:table-cell table:formula="of:=[.D47]/[.$H47]*1000" office:value-type="string" office:string-value="" calcext:value-type="error">
            <text:p>#DIV/0!</text:p>
          </table:table-cell>
          <table:table-cell table:formula="of:=[.$G47]*[.K47]/[.D$40]*[.$I47]/[.$D$37]" office:value-type="string" office:string-value="" calcext:value-type="error">
            <text:p>#DIV/0!</text:p>
          </table:table-cell>
          <table:table-cell table:style-name="ce36" table:formula="of:=[.F47]*[.$E47]" office:value-type="float" office:value="0" calcext:value-type="float">
            <text:p>0</text:p>
          </table:table-cell>
          <table:table-cell table:style-name="ce36" table:formula="of:=[.E47]/[.$H47]*1000" office:value-type="string" office:string-value="" calcext:value-type="error">
            <text:p>#DIV/0!</text:p>
          </table:table-cell>
          <table:table-cell table:style-name="ce36" table:formula="of:=[.$G47]*[.N47]/[.E$40]*[.$I47]/[.$D$37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0" calcext:value-type="float">
            <text:p>0</text:p>
          </table:table-cell>
          <table:table-cell table:style-name="ce38" table:formula="of:=MAX([.D57];[.D81];[.D69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0" calcext:value-type="float">
            <text:p>0</text:p>
          </table:table-cell>
          <table:table-cell table:style-name="ce38" table:formula="of:=[.E60]*[.D58]+[.E72]*[.D70]+[.E84]*[.D8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61]*[.$D58]+[.D73]*[.$D70]+[.D85]*[.$D82]" office:value-type="string" office:string-value="" calcext:value-type="error">
            <text:p>#DIV/0!</text:p>
          </table:table-cell>
          <table:table-cell table:style-name="ce38" table:formula="of:=[.E61]*[.$D58]+[.E73]*[.$D70]+[.E85]*[.$D8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string" office:string-value="" calcext:value-type="error">
            <text:p>#DIV/0!</text:p>
          </table:table-cell>
          <table:table-cell table:style-name="ce38" table:formula="of:=[.H62]+[.H74]+[.H8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0" calcext:value-type="float">
            <text:p>0</text:p>
          </table:table-cell>
          <table:table-cell table:formula="of:=SUM([.N64:.N6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60]*[.$D58]/[.D$52]" office:value-type="string" office:string-value="" calcext:value-type="error">
            <text:p>#DIV/0!</text:p>
          </table:table-cell>
          <table:table-cell table:formula="of:=[.E60]*[.$D58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string" office:string-value="" calcext:value-type="error">
            <text:p>#DIV/0!</text:p>
          </table:table-cell>
          <table:table-cell table:formula="of:=SUM([.O64:.O67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string" office:string-value="" calcext:value-type="error">
            <text:p>#DIV/0!</text:p>
          </table:table-cell>
          <table:table-cell table:formula="of:=SUM([.P64:.P67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*[.$D57]/[.$D$51]" office:value-type="string" office:string-value="" calcext:value-type="error">
            <text:p>#DIV/0!</text:p>
          </table:table-cell>
          <table:table-cell table:formula="of:=[.E62]*[.H60]*[.$D57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4]*[.$F64]" office:value-type="float" office:value="0" calcext:value-type="float">
            <text:p>0</text:p>
          </table:table-cell>
          <table:table-cell table:formula="of:=[.D64]/[.$H64]*1000" office:value-type="string" office:string-value="" calcext:value-type="error">
            <text:p>#DIV/0!</text:p>
          </table:table-cell>
          <table:table-cell table:formula="of:=[.$G64]*[.K64]/[.D$60]*[.$I64]/[.$D$57]" office:value-type="string" office:string-value="" calcext:value-type="error">
            <text:p>#DIV/0!</text:p>
          </table:table-cell>
          <table:table-cell table:style-name="ce36" table:formula="of:=[.F64]*[.$E64]" office:value-type="float" office:value="0" calcext:value-type="float">
            <text:p>0</text:p>
          </table:table-cell>
          <table:table-cell table:style-name="ce36" table:formula="of:=[.E64]/[.$H64]*1000" office:value-type="string" office:string-value="" calcext:value-type="error">
            <text:p>#DIV/0!</text:p>
          </table:table-cell>
          <table:table-cell table:style-name="ce36" table:formula="of:=[.$G64]*[.N64]/[.E$60]*[.$I64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5]*[.$F65]" office:value-type="float" office:value="0" calcext:value-type="float">
            <text:p>0</text:p>
          </table:table-cell>
          <table:table-cell table:formula="of:=[.D65]/[.$H65]*1000" office:value-type="string" office:string-value="" calcext:value-type="error">
            <text:p>#DIV/0!</text:p>
          </table:table-cell>
          <table:table-cell table:formula="of:=[.$G65]*[.K65]/[.D$60]*[.$I65]/[.$D$57]" office:value-type="string" office:string-value="" calcext:value-type="error">
            <text:p>#DIV/0!</text:p>
          </table:table-cell>
          <table:table-cell table:style-name="ce36" table:formula="of:=[.F65]*[.$E65]" office:value-type="float" office:value="0" calcext:value-type="float">
            <text:p>0</text:p>
          </table:table-cell>
          <table:table-cell table:style-name="ce36" table:formula="of:=[.E65]/[.$H65]*1000" office:value-type="string" office:string-value="" calcext:value-type="error">
            <text:p>#DIV/0!</text:p>
          </table:table-cell>
          <table:table-cell table:style-name="ce36" table:formula="of:=[.$G65]*[.N65]/[.E$60]*[.$I65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6]*[.$F66]" office:value-type="float" office:value="0" calcext:value-type="float">
            <text:p>0</text:p>
          </table:table-cell>
          <table:table-cell table:formula="of:=[.D66]/[.$H66]*1000" office:value-type="string" office:string-value="" calcext:value-type="error">
            <text:p>#DIV/0!</text:p>
          </table:table-cell>
          <table:table-cell table:formula="of:=[.$G66]*[.K66]/[.D$60]*[.$I66]/[.$D$57]" office:value-type="string" office:string-value="" calcext:value-type="error">
            <text:p>#DIV/0!</text:p>
          </table:table-cell>
          <table:table-cell table:style-name="ce36" table:formula="of:=[.F66]*[.$E66]" office:value-type="float" office:value="0" calcext:value-type="float">
            <text:p>0</text:p>
          </table:table-cell>
          <table:table-cell table:style-name="ce36" table:formula="of:=[.E66]/[.$H66]*1000" office:value-type="string" office:string-value="" calcext:value-type="error">
            <text:p>#DIV/0!</text:p>
          </table:table-cell>
          <table:table-cell table:style-name="ce36" table:formula="of:=[.$G66]*[.N66]/[.E$60]*[.$I66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7]*[.$F67]" office:value-type="float" office:value="0" calcext:value-type="float">
            <text:p>0</text:p>
          </table:table-cell>
          <table:table-cell table:formula="of:=[.D67]/[.$H67]*1000" office:value-type="string" office:string-value="" calcext:value-type="error">
            <text:p>#DIV/0!</text:p>
          </table:table-cell>
          <table:table-cell table:formula="of:=[.$G67]*[.K67]/[.D$60]*[.$I67]/[.$D$57]" office:value-type="string" office:string-value="" calcext:value-type="error">
            <text:p>#DIV/0!</text:p>
          </table:table-cell>
          <table:table-cell table:style-name="ce36" table:formula="of:=[.F67]*[.$E67]" office:value-type="float" office:value="0" calcext:value-type="float">
            <text:p>0</text:p>
          </table:table-cell>
          <table:table-cell table:style-name="ce36" table:formula="of:=[.E67]/[.$H67]*1000" office:value-type="string" office:string-value="" calcext:value-type="error">
            <text:p>#DIV/0!</text:p>
          </table:table-cell>
          <table:table-cell table:style-name="ce36" table:formula="of:=[.$G67]*[.N67]/[.E$60]*[.$I67]/[.D$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0" calcext:value-type="float">
            <text:p>0</text:p>
          </table:table-cell>
          <table:table-cell table:formula="of:=SUM([.N76:.N79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72]*[.$D70]/[.D$52]" office:value-type="string" office:string-value="" calcext:value-type="error">
            <text:p>#DIV/0!</text:p>
          </table:table-cell>
          <table:table-cell table:formula="of:=[.E72]*[.$D70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string" office:string-value="" calcext:value-type="error">
            <text:p>#DIV/0!</text:p>
          </table:table-cell>
          <table:table-cell table:formula="of:=SUM([.O76:.O79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string" office:string-value="" calcext:value-type="error">
            <text:p>#DIV/0!</text:p>
          </table:table-cell>
          <table:table-cell table:formula="of:=SUM([.P76:.P79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51]" office:value-type="string" office:string-value="" calcext:value-type="error">
            <text:p>#DIV/0!</text:p>
          </table:table-cell>
          <table:table-cell table:formula="of:=[.E74]*[.H72]*[.$D69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6]*[.$F76]" office:value-type="float" office:value="0" calcext:value-type="float">
            <text:p>0</text:p>
          </table:table-cell>
          <table:table-cell table:formula="of:=[.D76]/[.$H76]*1000" office:value-type="string" office:string-value="" calcext:value-type="error">
            <text:p>#DIV/0!</text:p>
          </table:table-cell>
          <table:table-cell table:formula="of:=[.$G76]*[.K76]/[.D$72]*[.$I76]/[.$D$69]" office:value-type="string" office:string-value="" calcext:value-type="error">
            <text:p>#DIV/0!</text:p>
          </table:table-cell>
          <table:table-cell table:style-name="ce36" table:formula="of:=[.F76]*[.$E76]" office:value-type="float" office:value="0" calcext:value-type="float">
            <text:p>0</text:p>
          </table:table-cell>
          <table:table-cell table:style-name="ce36" table:formula="of:=[.E76]/[.$H76]*1000" office:value-type="string" office:string-value="" calcext:value-type="error">
            <text:p>#DIV/0!</text:p>
          </table:table-cell>
          <table:table-cell table:style-name="ce36" table:formula="of:=[.$G76]*[.N76]/[.E$72]*[.$I76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7]*[.$F77]" office:value-type="float" office:value="0" calcext:value-type="float">
            <text:p>0</text:p>
          </table:table-cell>
          <table:table-cell table:formula="of:=[.D77]/[.$H77]*1000" office:value-type="string" office:string-value="" calcext:value-type="error">
            <text:p>#DIV/0!</text:p>
          </table:table-cell>
          <table:table-cell table:formula="of:=[.$G77]*[.K77]/[.D$72]*[.$I77]/[.$D$69]" office:value-type="string" office:string-value="" calcext:value-type="error">
            <text:p>#DIV/0!</text:p>
          </table:table-cell>
          <table:table-cell table:style-name="ce36" table:formula="of:=[.F77]*[.$E77]" office:value-type="float" office:value="0" calcext:value-type="float">
            <text:p>0</text:p>
          </table:table-cell>
          <table:table-cell table:style-name="ce36" table:formula="of:=[.E77]/[.$H77]*1000" office:value-type="string" office:string-value="" calcext:value-type="error">
            <text:p>#DIV/0!</text:p>
          </table:table-cell>
          <table:table-cell table:style-name="ce36" table:formula="of:=[.$G77]*[.N77]/[.E$72]*[.$I77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8]*[.$F78]" office:value-type="float" office:value="0" calcext:value-type="float">
            <text:p>0</text:p>
          </table:table-cell>
          <table:table-cell table:formula="of:=[.D78]/[.$H78]*1000" office:value-type="string" office:string-value="" calcext:value-type="error">
            <text:p>#DIV/0!</text:p>
          </table:table-cell>
          <table:table-cell table:formula="of:=[.$G78]*[.K78]/[.D$72]*[.$I78]/[.$D$69]" office:value-type="string" office:string-value="" calcext:value-type="error">
            <text:p>#DIV/0!</text:p>
          </table:table-cell>
          <table:table-cell table:style-name="ce36" table:formula="of:=[.F78]*[.$E78]" office:value-type="float" office:value="0" calcext:value-type="float">
            <text:p>0</text:p>
          </table:table-cell>
          <table:table-cell table:style-name="ce36" table:formula="of:=[.E78]/[.$H78]*1000" office:value-type="string" office:string-value="" calcext:value-type="error">
            <text:p>#DIV/0!</text:p>
          </table:table-cell>
          <table:table-cell table:style-name="ce36" table:formula="of:=[.$G78]*[.N78]/[.E$72]*[.$I78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9]*[.$F79]" office:value-type="float" office:value="0" calcext:value-type="float">
            <text:p>0</text:p>
          </table:table-cell>
          <table:table-cell table:formula="of:=[.D79]/[.$H79]*1000" office:value-type="string" office:string-value="" calcext:value-type="error">
            <text:p>#DIV/0!</text:p>
          </table:table-cell>
          <table:table-cell table:formula="of:=[.$G79]*[.K79]/[.D$72]*[.$I79]/[.$D$69]" office:value-type="string" office:string-value="" calcext:value-type="error">
            <text:p>#DIV/0!</text:p>
          </table:table-cell>
          <table:table-cell table:style-name="ce36" table:formula="of:=[.F79]*[.$E79]" office:value-type="float" office:value="0" calcext:value-type="float">
            <text:p>0</text:p>
          </table:table-cell>
          <table:table-cell table:style-name="ce36" table:formula="of:=[.E79]/[.$H79]*1000" office:value-type="string" office:string-value="" calcext:value-type="error">
            <text:p>#DIV/0!</text:p>
          </table:table-cell>
          <table:table-cell table:style-name="ce36" table:formula="of:=[.$G79]*[.N79]/[.E$72]*[.$I79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0" calcext:value-type="float">
            <text:p>0</text:p>
          </table:table-cell>
          <table:table-cell table:formula="of:=SUM([.N88:.N91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84]*[.$D82]/[.D$52]" office:value-type="string" office:string-value="" calcext:value-type="error">
            <text:p>#DIV/0!</text:p>
          </table:table-cell>
          <table:table-cell table:formula="of:=[.E84]*[.$D82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string" office:string-value="" calcext:value-type="error">
            <text:p>#DIV/0!</text:p>
          </table:table-cell>
          <table:table-cell table:formula="of:=SUM([.O88:.O91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string" office:string-value="" calcext:value-type="error">
            <text:p>#DIV/0!</text:p>
          </table:table-cell>
          <table:table-cell table:formula="of:=SUM([.P88:.P91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51]" office:value-type="string" office:string-value="" calcext:value-type="error">
            <text:p>#DIV/0!</text:p>
          </table:table-cell>
          <table:table-cell table:formula="of:=[.E86]*[.H84]*[.$D81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string" office:string-value="" calcext:value-type="error">
            <text:p>#DIV/0!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string" office:string-value="" calcext:value-type="error">
            <text:p>#DIV/0!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string" office:string-value="" calcext:value-type="error">
            <text:p>#DIV/0!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1]*[.$F91]" office:value-type="float" office:value="0" calcext:value-type="float">
            <text:p>0</text:p>
          </table:table-cell>
          <table:table-cell table:formula="of:=[.D91]/[.$H91]*1000" office:value-type="string" office:string-value="" calcext:value-type="error">
            <text:p>#DIV/0!</text:p>
          </table:table-cell>
          <table:table-cell table:formula="of:=[.$G91]*[.K91]/[.D$84]*[.$I91]/[.$D$81]" office:value-type="string" office:string-value="" calcext:value-type="error">
            <text:p>#DIV/0!</text:p>
          </table:table-cell>
          <table:table-cell table:style-name="ce36" table:formula="of:=[.F91]*[.$E91]" office:value-type="float" office:value="0" calcext:value-type="float">
            <text:p>0</text:p>
          </table:table-cell>
          <table:table-cell table:style-name="ce36" table:formula="of:=[.E91]/[.$H91]*1000" office:value-type="string" office:string-value="" calcext:value-type="error">
            <text:p>#DIV/0!</text:p>
          </table:table-cell>
          <table:table-cell table:style-name="ce36" table:formula="of:=[.$G91]*[.N91]/[.E$84]*[.$I91]/[.$D$81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0" calcext:value-type="float">
            <text:p>0</text:p>
          </table:table-cell>
          <table:table-cell table:style-name="ce38" table:formula="of:=[.E104]*[.D102]+[.E116]*[.D114]+[.E128]*[.D12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05]*[.$D102]+[.D117]*[.$D114]+[.D129]*[.$D126]" office:value-type="string" office:string-value="" calcext:value-type="error">
            <text:p>#DIV/0!</text:p>
          </table:table-cell>
          <table:table-cell table:style-name="ce38" table:formula="of:=[.E105]*[.$D102]+[.E117]*[.$D114]+[.E129]*[.$D12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06]*[.G104]*[.$D101]/[.$D95]+[.D118]*[.G116]*[.$D113]/[.$D95]+[.D130]*[.G128]*[.$D125]/[.$D95]" office:value-type="string" office:string-value="" calcext:value-type="error">
            <text:p>#DIV/0!</text:p>
          </table:table-cell>
          <table:table-cell table:style-name="ce38" table:formula="of:=[.E106]*[.H104]*[.$D101]/[.$D95]+[.E118]*[.H116]*[.$D113]/[.$D95]+[.E130]*[.H128]*[.$D125]/[.$D95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0" calcext:value-type="float">
            <text:p>0</text:p>
          </table:table-cell>
          <table:table-cell table:formula="of:=SUM([.N108:.N111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04]*[.$D102]/[.D$96]" office:value-type="string" office:string-value="" calcext:value-type="error">
            <text:p>#DIV/0!</text:p>
          </table:table-cell>
          <table:table-cell table:formula="of:=[.E104]*[.$D102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string" office:string-value="" calcext:value-type="error">
            <text:p>#DIV/0!</text:p>
          </table:table-cell>
          <table:table-cell table:formula="of:=SUM([.O108:.O111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string" office:string-value="" calcext:value-type="error">
            <text:p>#DIV/0!</text:p>
          </table:table-cell>
          <table:table-cell table:formula="of:=SUM([.P108:.P111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*[.$D101]/[.$D$95]" office:value-type="string" office:string-value="" calcext:value-type="error">
            <text:p>#DIV/0!</text:p>
          </table:table-cell>
          <table:table-cell table:formula="of:=[.E106]*[.H104]*[.$D101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8]*[.$F108]" office:value-type="float" office:value="0" calcext:value-type="float">
            <text:p>0</text:p>
          </table:table-cell>
          <table:table-cell table:formula="of:=[.D108]/[.$H108]*1000" office:value-type="string" office:string-value="" calcext:value-type="error">
            <text:p>#DIV/0!</text:p>
          </table:table-cell>
          <table:table-cell table:formula="of:=[.$G108]*[.K108]/[.D$104]*[.$I108]/[.$D$101]" office:value-type="string" office:string-value="" calcext:value-type="error">
            <text:p>#DIV/0!</text:p>
          </table:table-cell>
          <table:table-cell table:style-name="ce36" table:formula="of:=[.F108]*[.$E108]" office:value-type="float" office:value="0" calcext:value-type="float">
            <text:p>0</text:p>
          </table:table-cell>
          <table:table-cell table:style-name="ce36" table:formula="of:=[.E108]/[.$H108]*1000" office:value-type="string" office:string-value="" calcext:value-type="error">
            <text:p>#DIV/0!</text:p>
          </table:table-cell>
          <table:table-cell table:style-name="ce36" table:formula="of:=[.$G108]*[.N108]/[.E$104]*[.$I108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9]*[.$F109]" office:value-type="float" office:value="0" calcext:value-type="float">
            <text:p>0</text:p>
          </table:table-cell>
          <table:table-cell table:formula="of:=[.D109]/[.$H109]*1000" office:value-type="string" office:string-value="" calcext:value-type="error">
            <text:p>#DIV/0!</text:p>
          </table:table-cell>
          <table:table-cell table:formula="of:=[.$G109]*[.K109]/[.D$104]*[.$I109]/[.$D$101]" office:value-type="string" office:string-value="" calcext:value-type="error">
            <text:p>#DIV/0!</text:p>
          </table:table-cell>
          <table:table-cell table:style-name="ce36" table:formula="of:=[.F109]*[.$E109]" office:value-type="float" office:value="0" calcext:value-type="float">
            <text:p>0</text:p>
          </table:table-cell>
          <table:table-cell table:style-name="ce36" table:formula="of:=[.E109]/[.$H109]*1000" office:value-type="string" office:string-value="" calcext:value-type="error">
            <text:p>#DIV/0!</text:p>
          </table:table-cell>
          <table:table-cell table:style-name="ce36" table:formula="of:=[.$G109]*[.N109]/[.E$104]*[.$I109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string" office:string-value="" calcext:value-type="error">
            <text:p>#DIV/0!</text:p>
          </table:table-cell>
          <table:table-cell table:formula="of:=[.$G110]*[.K110]/[.D$104]*[.$I110]/[.$D$101]" office:value-type="string" office:string-value="" calcext:value-type="error">
            <text:p>#DIV/0!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string" office:string-value="" calcext:value-type="error">
            <text:p>#DIV/0!</text:p>
          </table:table-cell>
          <table:table-cell table:style-name="ce36" table:formula="of:=[.$G110]*[.N110]/[.E$104]*[.$I110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1]*[.$F111]" office:value-type="float" office:value="0" calcext:value-type="float">
            <text:p>0</text:p>
          </table:table-cell>
          <table:table-cell table:formula="of:=[.D111]/[.$H111]*1000" office:value-type="string" office:string-value="" calcext:value-type="error">
            <text:p>#DIV/0!</text:p>
          </table:table-cell>
          <table:table-cell table:formula="of:=[.$G111]*[.K111]/[.D$104]*[.$I111]/[.$D$101]" office:value-type="string" office:string-value="" calcext:value-type="error">
            <text:p>#DIV/0!</text:p>
          </table:table-cell>
          <table:table-cell table:style-name="ce36" table:formula="of:=[.F111]*[.$E111]" office:value-type="float" office:value="0" calcext:value-type="float">
            <text:p>0</text:p>
          </table:table-cell>
          <table:table-cell table:style-name="ce36" table:formula="of:=[.E111]/[.$H111]*1000" office:value-type="string" office:string-value="" calcext:value-type="error">
            <text:p>#DIV/0!</text:p>
          </table:table-cell>
          <table:table-cell table:style-name="ce36" table:formula="of:=[.$G111]*[.N111]/[.E$104]*[.$I111]/[.$D$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0" calcext:value-type="float">
            <text:p>0</text:p>
          </table:table-cell>
          <table:table-cell table:formula="of:=SUM([.N120:.N123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16]*[.$D114]/[.D$96]" office:value-type="string" office:string-value="" calcext:value-type="error">
            <text:p>#DIV/0!</text:p>
          </table:table-cell>
          <table:table-cell table:formula="of:=[.E116]*[.$D114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string" office:string-value="" calcext:value-type="error">
            <text:p>#DIV/0!</text:p>
          </table:table-cell>
          <table:table-cell table:formula="of:=SUM([.O120:.O123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string" office:string-value="" calcext:value-type="error">
            <text:p>#DIV/0!</text:p>
          </table:table-cell>
          <table:table-cell table:formula="of:=SUM([.P120:.P123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*[.$D113]/[.$D$95]" office:value-type="string" office:string-value="" calcext:value-type="error">
            <text:p>#DIV/0!</text:p>
          </table:table-cell>
          <table:table-cell table:formula="of:=[.E118]*[.H116]*[.$D113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0]*[.$F120]" office:value-type="float" office:value="0" calcext:value-type="float">
            <text:p>0</text:p>
          </table:table-cell>
          <table:table-cell table:formula="of:=[.D120]/[.$H120]*1000" office:value-type="string" office:string-value="" calcext:value-type="error">
            <text:p>#DIV/0!</text:p>
          </table:table-cell>
          <table:table-cell table:formula="of:=[.$G120]*[.K120]/[.D$116]*[.$I120]/[.$D$113]" office:value-type="string" office:string-value="" calcext:value-type="error">
            <text:p>#DIV/0!</text:p>
          </table:table-cell>
          <table:table-cell table:style-name="ce36" table:formula="of:=[.F120]*[.$E120]" office:value-type="float" office:value="0" calcext:value-type="float">
            <text:p>0</text:p>
          </table:table-cell>
          <table:table-cell table:style-name="ce36" table:formula="of:=[.E120]/[.$H120]*1000" office:value-type="string" office:string-value="" calcext:value-type="error">
            <text:p>#DIV/0!</text:p>
          </table:table-cell>
          <table:table-cell table:style-name="ce36" table:formula="of:=[.$G120]*[.N120]/[.E$116]*[.$I120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1]*[.$F121]" office:value-type="float" office:value="0" calcext:value-type="float">
            <text:p>0</text:p>
          </table:table-cell>
          <table:table-cell table:formula="of:=[.D121]/[.$H121]*1000" office:value-type="string" office:string-value="" calcext:value-type="error">
            <text:p>#DIV/0!</text:p>
          </table:table-cell>
          <table:table-cell table:formula="of:=[.$G121]*[.K121]/[.D$116]*[.$I121]/[.$D$113]" office:value-type="string" office:string-value="" calcext:value-type="error">
            <text:p>#DIV/0!</text:p>
          </table:table-cell>
          <table:table-cell table:style-name="ce36" table:formula="of:=[.F121]*[.$E121]" office:value-type="float" office:value="0" calcext:value-type="float">
            <text:p>0</text:p>
          </table:table-cell>
          <table:table-cell table:style-name="ce36" table:formula="of:=[.E121]/[.$H121]*1000" office:value-type="string" office:string-value="" calcext:value-type="error">
            <text:p>#DIV/0!</text:p>
          </table:table-cell>
          <table:table-cell table:style-name="ce36" table:formula="of:=[.$G121]*[.N121]/[.E$116]*[.$I121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2]*[.$F122]" office:value-type="float" office:value="0" calcext:value-type="float">
            <text:p>0</text:p>
          </table:table-cell>
          <table:table-cell table:formula="of:=[.D122]/[.$H122]*1000" office:value-type="string" office:string-value="" calcext:value-type="error">
            <text:p>#DIV/0!</text:p>
          </table:table-cell>
          <table:table-cell table:formula="of:=[.$G122]*[.K122]/[.D$116]*[.$I122]/[.$D$113]" office:value-type="string" office:string-value="" calcext:value-type="error">
            <text:p>#DIV/0!</text:p>
          </table:table-cell>
          <table:table-cell table:style-name="ce36" table:formula="of:=[.F122]*[.$E122]" office:value-type="float" office:value="0" calcext:value-type="float">
            <text:p>0</text:p>
          </table:table-cell>
          <table:table-cell table:style-name="ce36" table:formula="of:=[.E122]/[.$H122]*1000" office:value-type="string" office:string-value="" calcext:value-type="error">
            <text:p>#DIV/0!</text:p>
          </table:table-cell>
          <table:table-cell table:style-name="ce36" table:formula="of:=[.$G122]*[.N122]/[.E$116]*[.$I122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3]*[.$F123]" office:value-type="float" office:value="0" calcext:value-type="float">
            <text:p>0</text:p>
          </table:table-cell>
          <table:table-cell table:formula="of:=[.D123]/[.$H123]*1000" office:value-type="string" office:string-value="" calcext:value-type="error">
            <text:p>#DIV/0!</text:p>
          </table:table-cell>
          <table:table-cell table:formula="of:=[.$G123]*[.K123]/[.D$116]*[.$I123]/[.$D$113]" office:value-type="string" office:string-value="" calcext:value-type="error">
            <text:p>#DIV/0!</text:p>
          </table:table-cell>
          <table:table-cell table:style-name="ce36" table:formula="of:=[.F123]*[.$E123]" office:value-type="float" office:value="0" calcext:value-type="float">
            <text:p>0</text:p>
          </table:table-cell>
          <table:table-cell table:style-name="ce36" table:formula="of:=[.E123]/[.$H123]*1000" office:value-type="string" office:string-value="" calcext:value-type="error">
            <text:p>#DIV/0!</text:p>
          </table:table-cell>
          <table:table-cell table:style-name="ce36" table:formula="of:=[.$G123]*[.N123]/[.E$116]*[.$I123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N132:.N1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28]*[.$D126]/[.D$96]" office:value-type="string" office:string-value="" calcext:value-type="error">
            <text:p>#DIV/0!</text:p>
          </table:table-cell>
          <table:table-cell table:formula="of:=[.E128]*[.$D126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string" office:string-value="" calcext:value-type="error">
            <text:p>#DIV/0!</text:p>
          </table:table-cell>
          <table:table-cell table:formula="of:=SUM([.O132:.O135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string" office:string-value="" calcext:value-type="error">
            <text:p>#DIV/0!</text:p>
          </table:table-cell>
          <table:table-cell table:formula="of:=SUM([.P132:.P135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95]" office:value-type="string" office:string-value="" calcext:value-type="error">
            <text:p>#DIV/0!</text:p>
          </table:table-cell>
          <table:table-cell table:formula="of:=[.E130]*[.H128]*[.$D125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2]*[.$F132]" office:value-type="float" office:value="0" calcext:value-type="float">
            <text:p>0</text:p>
          </table:table-cell>
          <table:table-cell table:formula="of:=[.D132]/[.$H132]*1000" office:value-type="string" office:string-value="" calcext:value-type="error">
            <text:p>#DIV/0!</text:p>
          </table:table-cell>
          <table:table-cell table:formula="of:=[.$G132]*[.K132]/[.D$128]*[.$I132]/[.$D$125]" office:value-type="string" office:string-value="" calcext:value-type="error">
            <text:p>#DIV/0!</text:p>
          </table:table-cell>
          <table:table-cell table:style-name="ce36" table:formula="of:=[.F132]*[.$E132]" office:value-type="float" office:value="0" calcext:value-type="float">
            <text:p>0</text:p>
          </table:table-cell>
          <table:table-cell table:style-name="ce36" table:formula="of:=[.E132]/[.$H132]*1000" office:value-type="string" office:string-value="" calcext:value-type="error">
            <text:p>#DIV/0!</text:p>
          </table:table-cell>
          <table:table-cell table:style-name="ce36" table:formula="of:=[.$G132]*[.N132]/[.E$128]*[.$I132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3]*[.$F133]" office:value-type="float" office:value="0" calcext:value-type="float">
            <text:p>0</text:p>
          </table:table-cell>
          <table:table-cell table:formula="of:=[.D133]/[.$H133]*1000" office:value-type="string" office:string-value="" calcext:value-type="error">
            <text:p>#DIV/0!</text:p>
          </table:table-cell>
          <table:table-cell table:formula="of:=[.$G133]*[.K133]/[.D$128]*[.$I133]/[.$D$125]" office:value-type="string" office:string-value="" calcext:value-type="error">
            <text:p>#DIV/0!</text:p>
          </table:table-cell>
          <table:table-cell table:style-name="ce36" table:formula="of:=[.F133]*[.$E133]" office:value-type="float" office:value="0" calcext:value-type="float">
            <text:p>0</text:p>
          </table:table-cell>
          <table:table-cell table:style-name="ce36" table:formula="of:=[.E133]/[.$H133]*1000" office:value-type="string" office:string-value="" calcext:value-type="error">
            <text:p>#DIV/0!</text:p>
          </table:table-cell>
          <table:table-cell table:style-name="ce36" table:formula="of:=[.$G133]*[.N133]/[.E$128]*[.$I133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4]*[.$F134]" office:value-type="float" office:value="0" calcext:value-type="float">
            <text:p>0</text:p>
          </table:table-cell>
          <table:table-cell table:formula="of:=[.D134]/[.$H134]*1000" office:value-type="string" office:string-value="" calcext:value-type="error">
            <text:p>#DIV/0!</text:p>
          </table:table-cell>
          <table:table-cell table:formula="of:=[.$G134]*[.K134]/[.D$128]*[.$I134]/[.$D$125]" office:value-type="string" office:string-value="" calcext:value-type="error">
            <text:p>#DIV/0!</text:p>
          </table:table-cell>
          <table:table-cell table:style-name="ce36" table:formula="of:=[.F134]*[.$E134]" office:value-type="float" office:value="0" calcext:value-type="float">
            <text:p>0</text:p>
          </table:table-cell>
          <table:table-cell table:style-name="ce36" table:formula="of:=[.E134]/[.$H134]*1000" office:value-type="string" office:string-value="" calcext:value-type="error">
            <text:p>#DIV/0!</text:p>
          </table:table-cell>
          <table:table-cell table:style-name="ce36" table:formula="of:=[.$G134]*[.N134]/[.E$128]*[.$I134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5]*[.$F135]" office:value-type="float" office:value="0" calcext:value-type="float">
            <text:p>0</text:p>
          </table:table-cell>
          <table:table-cell table:formula="of:=[.D135]/[.$H135]*1000" office:value-type="string" office:string-value="" calcext:value-type="error">
            <text:p>#DIV/0!</text:p>
          </table:table-cell>
          <table:table-cell table:formula="of:=[.$G135]*[.K135]/[.D$128]*[.$I135]/[.$D$125]" office:value-type="string" office:string-value="" calcext:value-type="error">
            <text:p>#DIV/0!</text:p>
          </table:table-cell>
          <table:table-cell table:style-name="ce36" table:formula="of:=[.F135]*[.$E135]" office:value-type="float" office:value="0" calcext:value-type="float">
            <text:p>0</text:p>
          </table:table-cell>
          <table:table-cell table:style-name="ce36" table:formula="of:=[.E135]/[.$H135]*1000" office:value-type="string" office:string-value="" calcext:value-type="error">
            <text:p>#DIV/0!</text:p>
          </table:table-cell>
          <table:table-cell table:style-name="ce36" table:formula="of:=[.$G135]*[.N135]/[.E$128]*[.$I135]/[.$D$125]" office:value-type="string" office:string-value="" calcext:value-type="error">
            <text:p>#DIV/0!</text:p>
          </table:table-cell>
        </table:table-row>
      </table:table>
      <table:table table:name="Dyna-Soar" table:style-name="ta1">
        <table:table-column table:style-name="co1" table:default-cell-style-name="Default"/>
        <table:table-column table:style-name="co1" table:default-cell-style-name="ce36"/>
        <table:table-column table:style-name="co4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Nose cap Zirconia numbers are a total guess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37" office:value-type="string" calcext:value-type="string">
            <text:p><text:span text:style-name="T2">All thickness values are guess, except </text:span><text:span text:style-name="T3">Rene 41 rib panel </text:span>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Dyna Soar Nos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800" calcext:value-type="float">
            <text:p>1800</text:p>
          </table:table-cell>
          <table:table-cell table:style-name="ce38" table:formula="of:=MAX([.D13];[.D37];[.D25])"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11.743024" calcext:value-type="float">
            <text:p>11.743024</text:p>
          </table:table-cell>
          <table:table-cell table:style-name="ce38" table:formula="of:=[.E16]*[.D14]+[.E28]*[.D26]+[.E40]*[.D38]" office:value-type="float" office:value="76.530642" calcext:value-type="float">
            <text:p>76.53064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float" office:value="48.9023727825677" calcext:value-type="float">
            <text:p>48.9023727825677</text:p>
          </table:table-cell>
          <table:table-cell table:style-name="ce38" table:formula="of:=[.E17]*[.$D14]+[.E29]*[.$D26]+[.E41]*[.$D38]" office:value-type="float" office:value="125.213380154277" calcext:value-type="float">
            <text:p>125.21338015427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323.96235104166" calcext:value-type="float">
            <text:p>323.96235104166</text:p>
          </table:table-cell>
          <table:table-cell table:style-name="ce38" table:formula="of:=[.H18]+[.H30]+[.H42]" office:value-type="float" office:value="435.237396461052" calcext:value-type="float">
            <text:p>435.237396461052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800" calcext:value-type="float">
            <text:p>180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15" calcext:value-type="float">
            <text:p>0.1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22.81672" calcext:value-type="float">
            <text:p>22.81672</text:p>
          </table:table-cell>
          <table:table-cell table:formula="of:=SUM([.N20:.N23])" office:value-type="float" office:value="445.95344" calcext:value-type="float">
            <text:p>445.95344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29145031126565" calcext:value-type="float">
            <text:p>0.29145031126565</text:p>
          </table:table-cell>
          <table:table-cell table:formula="of:=[.E16]*[.$D14]/[.E$8]" office:value-type="float" office:value="0.874068402562205" calcext:value-type="float">
            <text:p>0.8740684025622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10.07583122691" calcext:value-type="float">
            <text:p>110.07583122691</text:p>
          </table:table-cell>
          <table:table-cell table:formula="of:=SUM([.O20:.O23])" office:value-type="float" office:value="259.070581372739" calcext:value-type="float">
            <text:p>259.07058137273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467.89748325253" calcext:value-type="float">
            <text:p>467.89748325253</text:p>
          </table:table-cell>
          <table:table-cell table:formula="of:=SUM([.P20:.P23])" office:value-type="float" office:value="457.299264246062" calcext:value-type="float">
            <text:p>457.299264246062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7]" office:value-type="float" office:value="136.368867134364" calcext:value-type="float">
            <text:p>136.368867134364</text:p>
          </table:table-cell>
          <table:table-cell table:formula="of:=[.E18]*[.H16]*[.$D13]/[.$D7]" office:value-type="float" office:value="399.710837392427" calcext:value-type="float">
            <text:p>399.71083739242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Zirconia</text:p>
          </table:table-cell>
          <table:table-cell table:style-name="ce46" office:value-type="float" office:value="0.004" calcext:value-type="float">
            <text:p>0.004</text:p>
          </table:table-cell>
          <table:table-cell table:style-name="ce46" office:value-type="float" office:value="0.08" calcext:value-type="float">
            <text:p>0.08</text:p>
          </table:table-cell>
          <table:table-cell table:style-name="ce46" office:value-type="float" office:value="5560" calcext:value-type="float">
            <text:p>5560</text:p>
          </table:table-cell>
          <table:table-cell table:style-name="ce46" office:value-type="float" office:value="456" calcext:value-type="float">
            <text:p>456</text:p>
          </table:table-cell>
          <table:table-cell table:style-name="ce46" office:value-type="float" office:value="1.85" calcext:value-type="float">
            <text:p>1.85</text:p>
          </table:table-cell>
          <table:table-cell table:style-name="ce40" office:value-type="float" office:value="1800" calcext:value-type="float">
            <text:p>1800</text:p>
          </table:table-cell>
          <table:table-cell/>
          <table:table-cell table:formula="of:=[.D20]*[.$F20]" office:value-type="float" office:value="22.24" calcext:value-type="float">
            <text:p>22.24</text:p>
          </table:table-cell>
          <table:table-cell table:formula="of:=[.D20]/[.$H20]*1000" office:value-type="float" office:value="2.16216216216216" calcext:value-type="float">
            <text:p>2.16216216216216</text:p>
          </table:table-cell>
          <table:table-cell table:formula="of:=[.$G20]*[.K20]/[.D$16]*[.$I20]/[.$D$13]" office:value-type="float" office:value="444.474052361601" calcext:value-type="float">
            <text:p>444.474052361601</text:p>
          </table:table-cell>
          <table:table-cell table:style-name="ce36" table:formula="of:=[.F20]*[.$E20]" office:value-type="float" office:value="444.8" calcext:value-type="float">
            <text:p>444.8</text:p>
          </table:table-cell>
          <table:table-cell table:style-name="ce36" table:formula="of:=[.E20]/[.$H20]*1000" office:value-type="float" office:value="43.2432432432432" calcext:value-type="float">
            <text:p>43.2432432432432</text:p>
          </table:table-cell>
          <table:table-cell table:style-name="ce36" table:formula="of:=[.$G20]*[.N20]/[.E$16]*[.$I20]/[.$D$13]" office:value-type="float" office:value="454.820574990968" calcext:value-type="float">
            <text:p>454.82057499096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Q-Felt Insulation</text:p>
          </table:table-cell>
          <table:table-cell table:style-name="ce46" office:value-type="float" office:value="0.006" calcext:value-type="float">
            <text:p>0.006</text:p>
          </table:table-cell>
          <table:table-cell table:style-name="ce46" office:value-type="float" office:value="0.012" calcext:value-type="float">
            <text:p>0.012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0" office:value-type="float" office:value="1500" calcext:value-type="float">
            <text:p>1500</text:p>
          </table:table-cell>
          <table:table-cell/>
          <table:table-cell table:formula="of:=[.D21]*[.$F21]" office:value-type="float" office:value="0.57672" calcext:value-type="float">
            <text:p>0.57672</text:p>
          </table:table-cell>
          <table:table-cell table:formula="of:=[.D21]/[.$H21]*1000" office:value-type="float" office:value="107.913669064748" calcext:value-type="float">
            <text:p>107.913669064748</text:p>
          </table:table-cell>
          <table:table-cell table:formula="of:=[.$G21]*[.K21]/[.D$16]*([.$I21]-255)/([.$D$13]-255)" office:value-type="float" office:value="23.4234308909287" calcext:value-type="float">
            <text:p>23.4234308909287</text:p>
          </table:table-cell>
          <table:table-cell table:style-name="ce36" table:formula="of:=[.F21]*[.$E21]" office:value-type="float" office:value="1.15344" calcext:value-type="float">
            <text:p>1.15344</text:p>
          </table:table-cell>
          <table:table-cell table:style-name="ce36" table:formula="of:=[.E21]/[.$H21]*1000" office:value-type="float" office:value="215.827338129496" calcext:value-type="float">
            <text:p>215.827338129496</text:p>
          </table:table-cell>
          <table:table-cell table:style-name="ce36" table:formula="of:=[.$G21]*[.N21]/[.E$16]*[.$I21]/[.$D$13]" office:value-type="float" office:value="2.47868925509354" calcext:value-type="float">
            <text:p>2.4786892550935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22]*[.$F22]" office:value-type="float" office:value="0" calcext:value-type="float">
            <text:p>0</text:p>
          </table:table-cell>
          <table:table-cell table:formula="of:=[.D22]/[.$H22]*1000" office:value-type="float" office:value="0" calcext:value-type="float">
            <text:p>0</text:p>
          </table:table-cell>
          <table:table-cell table:formula="of:=[.$G22]*[.K22]/[.D$16]*[.$I22]/[.$D$13]" office:value-type="float" office:value="0" calcext:value-type="float">
            <text:p>0</text:p>
          </table:table-cell>
          <table:table-cell table:style-name="ce36" table:formula="of:=[.F22]*[.$E22]" office:value-type="float" office:value="0" calcext:value-type="float">
            <text:p>0</text:p>
          </table:table-cell>
          <table:table-cell table:style-name="ce36" table:formula="of:=[.E22]/[.$H22]*1000" office:value-type="float" office:value="0" calcext:value-type="float">
            <text:p>0</text:p>
          </table:table-cell>
          <table:table-cell table:style-name="ce36" table:formula="of:=[.$G22]*[.N22]/[.E$16]*[.$I22]/[.$D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6" calcext:value-type="float">
            <text:p>0.6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10.43836" calcext:value-type="float">
            <text:p>10.43836</text:p>
          </table:table-cell>
          <table:table-cell table:formula="of:=SUM([.N32:.N35])" office:value-type="float" office:value="10.91896" calcext:value-type="float">
            <text:p>10.9189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533339282964933" calcext:value-type="float">
            <text:p>0.533339282964933</text:p>
          </table:table-cell>
          <table:table-cell table:formula="of:=[.E28]*[.$D26]/[.E$8]" office:value-type="float" office:value="0.0856046131169264" calcext:value-type="float">
            <text:p>0.08560461311692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float" office:value="53.9684624393508" calcext:value-type="float">
            <text:p>53.9684624393508</text:p>
          </table:table-cell>
          <table:table-cell table:formula="of:=SUM([.O32:.O35])" office:value-type="float" office:value="143.896519993308" calcext:value-type="float">
            <text:p>143.89651999330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float" office:value="328.961969121586" calcext:value-type="float">
            <text:p>328.961969121586</text:p>
          </table:table-cell>
          <table:table-cell table:formula="of:=SUM([.P32:.P35])" office:value-type="float" office:value="365.100106603559" calcext:value-type="float">
            <text:p>365.100106603559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([.$D25]-255)/([.D7]-255)" office:value-type="float" office:value="147.058641586136" calcext:value-type="float">
            <text:p>147.058641586136</text:p>
          </table:table-cell>
          <table:table-cell table:formula="of:=[.E30]*[.H28]*([.$D25]-255)/([.E7]-255)" office:value-type="float" office:value="26.1969308221983" calcext:value-type="float">
            <text:p>26.196930822198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32]*[.$F32]" office:value-type="float" office:value="10.15" calcext:value-type="float">
            <text:p>10.15</text:p>
          </table:table-cell>
          <table:table-cell table:formula="of:=[.D32]/[.$H32]*1000" office:value-type="float" office:value="0.0116279069767442" calcext:value-type="float">
            <text:p>0.011627906976744</text:p>
          </table:table-cell>
          <table:table-cell table:formula="of:=[.$G32]*[.K32]/[.D$28]*[.$I32]/[.$D$25]" office:value-type="float" office:value="297.193185519564" calcext:value-type="float">
            <text:p>297.193185519564</text:p>
          </table:table-cell>
          <table:table-cell table:style-name="ce36" table:formula="of:=[.F32]*[.$E32]" office:value-type="float" office:value="10.15" calcext:value-type="float">
            <text:p>10.15</text:p>
          </table:table-cell>
          <table:table-cell table:style-name="ce36" table:formula="of:=[.E32]/[.$H32]*1000" office:value-type="float" office:value="0.0116279069767442" calcext:value-type="float">
            <text:p>0.011627906976744</text:p>
          </table:table-cell>
          <table:table-cell table:style-name="ce36" table:formula="of:=[.$G32]*[.N32]/[.E$28]*[.$I32]/[.$D$25]" office:value-type="float" office:value="284.112173686871" calcext:value-type="float">
            <text:p>284.112173686871</text:p>
          </table:table-cell>
        </table:table-row>
        <table:table-row table:style-name="ro1">
          <table:table-cell/>
          <table:table-cell table:style-name="Default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3" calcext:value-type="float">
            <text:p>0.003</text:p>
          </table:table-cell>
          <table:table-cell table:style-name="ce46" office:value-type="float" office:value="0.008" calcext:value-type="float">
            <text:p>0.008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33]*[.$F33]" office:value-type="float" office:value="0.28836" calcext:value-type="float">
            <text:p>0.28836</text:p>
          </table:table-cell>
          <table:table-cell table:formula="of:=[.D33]/[.$H33]*1000" office:value-type="float" office:value="53.9568345323741" calcext:value-type="float">
            <text:p>53.9568345323741</text:p>
          </table:table-cell>
          <table:table-cell table:formula="of:=[.$G33]*[.K33]/[.D$28]*[.$I33]/[.$D$25]" office:value-type="float" office:value="31.7687836020218" calcext:value-type="float">
            <text:p>31.7687836020218</text:p>
          </table:table-cell>
          <table:table-cell table:style-name="ce36" table:formula="of:=[.F33]*[.$E33]" office:value-type="float" office:value="0.76896" calcext:value-type="float">
            <text:p>0.76896</text:p>
          </table:table-cell>
          <table:table-cell table:style-name="ce36" table:formula="of:=[.E33]/[.$H33]*1000" office:value-type="float" office:value="143.884892086331" calcext:value-type="float">
            <text:p>143.884892086331</text:p>
          </table:table-cell>
          <table:table-cell table:style-name="ce36" table:formula="of:=[.$G33]*[.N33]/[.E$28]*[.$I33]/[.$D$25]" office:value-type="float" office:value="80.987932916688" calcext:value-type="float">
            <text:p>80.987932916688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float" office:value="0" calcext:value-type="float">
            <text:p>0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float" office:value="0" calcext:value-type="float">
            <text:p>0</text:p>
          </table:table-cell>
          <table:table-cell table:style-name="ce36" table:formula="of:=[.$G34]*[.N34]/[.E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8.23" calcext:value-type="float">
            <text:p>8.23</text:p>
          </table:table-cell>
          <table:table-cell table:formula="of:=SUM([.N44:.N47])" office:value-type="float" office:value="12.345" calcext:value-type="float">
            <text:p>12.345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175210405769417" calcext:value-type="float">
            <text:p>0.175210405769417</text:p>
          </table:table-cell>
          <table:table-cell table:formula="of:=[.E40]*[.$D38]/[.E$8]" office:value-type="float" office:value="0.0403269843208685" calcext:value-type="float">
            <text:p>0.0403269843208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0.0396825396825397" calcext:value-type="float">
            <text:p>0.03968253968254</text:p>
          </table:table-cell>
          <table:table-cell table:formula="of:=SUM([.O44:.O47])" office:value-type="float" office:value="0.0595238095238095" calcext:value-type="float">
            <text:p>0.05952380952381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423" calcext:value-type="float">
            <text:p>423</text:p>
          </table:table-cell>
          <table:table-cell table:formula="of:=SUM([.P44:.P47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([.$D37]-255)/([.D7]-255)" office:value-type="float" office:value="40.5348423211595" calcext:value-type="float">
            <text:p>40.5348423211595</text:p>
          </table:table-cell>
          <table:table-cell table:formula="of:=[.E42]*[.H40]*([.$D37]-255)/([.E7]-255)" office:value-type="float" office:value="9.32962824642695" calcext:value-type="float">
            <text:p>9.3296282464269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5" calcext:value-type="float">
            <text:p>0.001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4" office:value-type="float" office:value="1100" calcext:value-type="float">
            <text:p>1100</text:p>
          </table:table-cell>
          <table:table-cell/>
          <table:table-cell table:formula="of:=[.D44]*[.$F44]" office:value-type="float" office:value="8.23" calcext:value-type="float">
            <text:p>8.23</text:p>
          </table:table-cell>
          <table:table-cell table:formula="of:=[.D44]/[.$H44]*1000" office:value-type="float" office:value="0.0396825396825397" calcext:value-type="float">
            <text:p>0.03968253968254</text:p>
          </table:table-cell>
          <table:table-cell table:formula="of:=[.$G44]*[.K44]/[.D$40]*[.$I44]/[.$D$37]" office:value-type="float" office:value="423" calcext:value-type="float">
            <text:p>423</text:p>
          </table:table-cell>
          <table:table-cell table:style-name="ce36" table:formula="of:=[.F44]*[.$E44]" office:value-type="float" office:value="12.345" calcext:value-type="float">
            <text:p>12.345</text:p>
          </table:table-cell>
          <table:table-cell table:style-name="ce36" table:formula="of:=[.E44]/[.$H44]*1000" office:value-type="float" office:value="0.0595238095238095" calcext:value-type="float">
            <text:p>0.05952380952381</text:p>
          </table:table-cell>
          <table:table-cell table:style-name="ce36" table:formula="of:=[.$G44]*[.N44]/[.E$40]*[.$I44]/[.$D$37]" office:value-type="float" office:value="423" calcext:value-type="float">
            <text:p>423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Dyna Soar 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1550" calcext:value-type="float">
            <text:p>1550</text:p>
          </table:table-cell>
          <table:table-cell table:style-name="ce38" table:formula="of:=MAX([.D57];[.D81];[.D69])" office:value-type="float" office:value="1550" calcext:value-type="float">
            <text:p>155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9.444598" calcext:value-type="float">
            <text:p>9.444598</text:p>
          </table:table-cell>
          <table:table-cell table:style-name="ce38" table:formula="of:=[.E60]*[.D58]+[.E72]*[.D70]+[.E84]*[.D82]" office:value-type="float" office:value="11.560678" calcext:value-type="float">
            <text:p>11.56067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61]*[.$D58]+[.D73]*[.$D70]+[.D85]*[.$D82]" office:value-type="float" office:value="29.7005114845001" calcext:value-type="float">
            <text:p>29.7005114845001</text:p>
          </table:table-cell>
          <table:table-cell table:style-name="ce38" table:formula="of:=[.E61]*[.$D58]+[.E73]*[.$D70]+[.E85]*[.$D82]" office:value-type="float" office:value="79.169871710605" calcext:value-type="float">
            <text:p>79.16987171060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float" office:value="308.19859147879" calcext:value-type="float">
            <text:p>308.19859147879</text:p>
          </table:table-cell>
          <table:table-cell table:style-name="ce38" table:formula="of:=[.H62]+[.H74]+[.H86]" office:value-type="float" office:value="322.290418392857" calcext:value-type="float">
            <text:p>322.290418392857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55" calcext:value-type="float">
            <text:p>0.5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10.43836" calcext:value-type="float">
            <text:p>10.43836</text:p>
          </table:table-cell>
          <table:table-cell table:formula="of:=SUM([.N64:.N67])" office:value-type="float" office:value="10.91896" calcext:value-type="float">
            <text:p>10.91896</text:p>
          </table:table-cell>
          <table:table-cell office:value-type="string" calcext:value-type="string">
            <text:p>Mass Portion</text:p>
          </table:table-cell>
          <table:table-cell table:formula="of:=[.D60]*[.$D58]/[.D$52]" office:value-type="float" office:value="0.607871081437241" calcext:value-type="float">
            <text:p>0.607871081437241</text:p>
          </table:table-cell>
          <table:table-cell table:formula="of:=[.E60]*[.$D58]/[.E$52]" office:value-type="float" office:value="0.519470224843214" calcext:value-type="float">
            <text:p>0.5194702248432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float" office:value="53.9684624393508" calcext:value-type="float">
            <text:p>53.9684624393508</text:p>
          </table:table-cell>
          <table:table-cell table:formula="of:=SUM([.O64:.O67])" office:value-type="float" office:value="143.896519993308" calcext:value-type="float">
            <text:p>143.896519993308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float" office:value="328.961969121586" calcext:value-type="float">
            <text:p>328.961969121586</text:p>
          </table:table-cell>
          <table:table-cell table:formula="of:=SUM([.P64:.P67])" office:value-type="float" office:value="365.100106603559" calcext:value-type="float">
            <text:p>365.100106603559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*[.$D57]/[.D51]" office:value-type="float" office:value="199.966467921663" calcext:value-type="float">
            <text:p>199.966467921663</text:p>
          </table:table-cell>
          <table:table-cell table:formula="of:=[.E62]*[.H60]*[.$D57]/[.E51]" office:value-type="float" office:value="189.658634467632" calcext:value-type="float">
            <text:p>189.65863446763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64]*[.$F64]" office:value-type="float" office:value="10.15" calcext:value-type="float">
            <text:p>10.15</text:p>
          </table:table-cell>
          <table:table-cell table:formula="of:=[.D64]/[.$H64]*1000" office:value-type="float" office:value="0.0116279069767442" calcext:value-type="float">
            <text:p>0.011627906976744</text:p>
          </table:table-cell>
          <table:table-cell table:formula="of:=[.$G64]*[.K64]/[.D$60]*[.$I64]/[.$D$57]" office:value-type="float" office:value="297.193185519564" calcext:value-type="float">
            <text:p>297.193185519564</text:p>
          </table:table-cell>
          <table:table-cell table:style-name="ce36" table:formula="of:=[.F64]*[.$E64]" office:value-type="float" office:value="10.15" calcext:value-type="float">
            <text:p>10.15</text:p>
          </table:table-cell>
          <table:table-cell table:style-name="ce36" table:formula="of:=[.E64]/[.$H64]*1000" office:value-type="float" office:value="0.0116279069767442" calcext:value-type="float">
            <text:p>0.011627906976744</text:p>
          </table:table-cell>
          <table:table-cell table:style-name="ce36" table:formula="of:=[.$G64]*[.N64]/[.E$60]*[.$I64]/[.D$57]" office:value-type="float" office:value="284.112173686871" calcext:value-type="float">
            <text:p>284.11217368687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3" calcext:value-type="float">
            <text:p>0.003</text:p>
          </table:table-cell>
          <table:table-cell table:style-name="ce46" office:value-type="float" office:value="0.008" calcext:value-type="float">
            <text:p>0.008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17" office:value-type="float" office:value="1550" calcext:value-type="float">
            <text:p>1550</text:p>
          </table:table-cell>
          <table:table-cell/>
          <table:table-cell table:formula="of:=[.D65]*[.$F65]" office:value-type="float" office:value="0.28836" calcext:value-type="float">
            <text:p>0.28836</text:p>
          </table:table-cell>
          <table:table-cell table:formula="of:=[.D65]/[.$H65]*1000" office:value-type="float" office:value="53.9568345323741" calcext:value-type="float">
            <text:p>53.9568345323741</text:p>
          </table:table-cell>
          <table:table-cell table:formula="of:=[.$G65]*[.K65]/[.D$60]*[.$I65]/[.$D$57]" office:value-type="float" office:value="31.7687836020218" calcext:value-type="float">
            <text:p>31.7687836020218</text:p>
          </table:table-cell>
          <table:table-cell table:style-name="ce36" table:formula="of:=[.F65]*[.$E65]" office:value-type="float" office:value="0.76896" calcext:value-type="float">
            <text:p>0.76896</text:p>
          </table:table-cell>
          <table:table-cell table:style-name="ce36" table:formula="of:=[.E65]/[.$H65]*1000" office:value-type="float" office:value="143.884892086331" calcext:value-type="float">
            <text:p>143.884892086331</text:p>
          </table:table-cell>
          <table:table-cell table:style-name="ce36" table:formula="of:=[.$G65]*[.N65]/[.E$60]*[.$I65]/[.D$57]" office:value-type="float" office:value="80.987932916688" calcext:value-type="float">
            <text:p>80.98793291668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17" office:value-type="float" office:value="1100" calcext:value-type="float">
            <text:p>1100</text:p>
          </table:table-cell>
          <table:table-cell/>
          <table:table-cell table:formula="of:=[.D66]*[.$F66]" office:value-type="float" office:value="0" calcext:value-type="float">
            <text:p>0</text:p>
          </table:table-cell>
          <table:table-cell table:formula="of:=[.D66]/[.$H66]*1000" office:value-type="float" office:value="0" calcext:value-type="float">
            <text:p>0</text:p>
          </table:table-cell>
          <table:table-cell table:formula="of:=[.$G66]*[.K66]/[.D$60]*[.$I66]/[.$D$57]" office:value-type="float" office:value="0" calcext:value-type="float">
            <text:p>0</text:p>
          </table:table-cell>
          <table:table-cell table:style-name="ce36" table:formula="of:=[.F66]*[.$E66]" office:value-type="float" office:value="0" calcext:value-type="float">
            <text:p>0</text:p>
          </table:table-cell>
          <table:table-cell table:style-name="ce36" table:formula="of:=[.E66]/[.$H66]*1000" office:value-type="float" office:value="0" calcext:value-type="float">
            <text:p>0</text:p>
          </table:table-cell>
          <table:table-cell table:style-name="ce36" table:formula="of:=[.$G66]*[.N66]/[.E$60]*[.$I66]/[.D$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45" calcext:value-type="float">
            <text:p>0.4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8.23" calcext:value-type="float">
            <text:p>8.23</text:p>
          </table:table-cell>
          <table:table-cell table:formula="of:=SUM([.N76:.N79])" office:value-type="float" office:value="12.345" calcext:value-type="float">
            <text:p>12.345</text:p>
          </table:table-cell>
          <table:table-cell office:value-type="string" calcext:value-type="string">
            <text:p>Mass Portion</text:p>
          </table:table-cell>
          <table:table-cell table:formula="of:=[.D72]*[.$D70]/[.D$52]" office:value-type="float" office:value="0.392128918562759" calcext:value-type="float">
            <text:p>0.392128918562759</text:p>
          </table:table-cell>
          <table:table-cell table:formula="of:=[.E72]*[.$D70]/[.E$52]" office:value-type="float" office:value="0.480529775156786" calcext:value-type="float">
            <text:p>0.48052977515678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float" office:value="0.0396825396825397" calcext:value-type="float">
            <text:p>0.03968253968254</text:p>
          </table:table-cell>
          <table:table-cell table:formula="of:=SUM([.O76:.O79])" office:value-type="float" office:value="0.0595238095238095" calcext:value-type="float">
            <text:p>0.05952380952381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float" office:value="423" calcext:value-type="float">
            <text:p>423</text:p>
          </table:table-cell>
          <table:table-cell table:formula="of:=SUM([.P76:.P79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([.$D69]-255)/([.D51]-255)" office:value-type="float" office:value="108.232123557127" calcext:value-type="float">
            <text:p>108.232123557127</text:p>
          </table:table-cell>
          <table:table-cell table:formula="of:=[.E74]*[.H72]*([.$D69]-255)/([.E51]-255)" office:value-type="float" office:value="132.631783925224" calcext:value-type="float">
            <text:p>132.63178392522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5" calcext:value-type="float">
            <text:p>0.001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76]*[.$F76]" office:value-type="float" office:value="8.23" calcext:value-type="float">
            <text:p>8.23</text:p>
          </table:table-cell>
          <table:table-cell table:formula="of:=[.D76]/[.$H76]*1000" office:value-type="float" office:value="0.0396825396825397" calcext:value-type="float">
            <text:p>0.03968253968254</text:p>
          </table:table-cell>
          <table:table-cell table:formula="of:=[.$G76]*[.K76]/[.D$72]*[.$I76]/[.$D$69]" office:value-type="float" office:value="423" calcext:value-type="float">
            <text:p>423</text:p>
          </table:table-cell>
          <table:table-cell table:style-name="ce36" table:formula="of:=[.F76]*[.$E76]" office:value-type="float" office:value="12.345" calcext:value-type="float">
            <text:p>12.345</text:p>
          </table:table-cell>
          <table:table-cell table:style-name="ce36" table:formula="of:=[.E76]/[.$H76]*1000" office:value-type="float" office:value="0.0595238095238095" calcext:value-type="float">
            <text:p>0.05952380952381</text:p>
          </table:table-cell>
          <table:table-cell table:style-name="ce36" table:formula="of:=[.$G76]*[.N76]/[.E$72]*[.$I76]/[.$D$69]" office:value-type="float" office:value="423" calcext:value-type="float">
            <text:p>423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0" calcext:value-type="float">
            <text:p>0</text:p>
          </table:table-cell>
          <table:table-cell table:formula="of:=SUM([.L88:.L91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84]*[.$D82]/[.D$52]" office:value-type="float" office:value="0" calcext:value-type="float">
            <text:p>0</text:p>
          </table:table-cell>
          <table:table-cell table:formula="of:=[.E84]*[.$D82]/[.E$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float" office:value="0" calcext:value-type="float">
            <text:p>0</text:p>
          </table:table-cell>
          <table:table-cell table:formula="of:=SUM([.O88:.O91])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float" office:value="0" calcext:value-type="float">
            <text:p>0</text:p>
          </table:table-cell>
          <table:table-cell table:formula="of:=SUM([.P88:.P91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4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Dyna Soar 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1550" calcext:value-type="float">
            <text:p>1550</text:p>
          </table:table-cell>
          <table:table-cell table:style-name="ce38" table:formula="of:=MAX([.D101];[.D125];[.D113])" office:value-type="float" office:value="1550" calcext:value-type="float">
            <text:p>155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8.78209" calcext:value-type="float">
            <text:p>8.78209</text:p>
          </table:table-cell>
          <table:table-cell table:style-name="ce38" table:formula="of:=[.E104]*[.D102]+[.E116]*[.D114]+[.E128]*[.D126]" office:value-type="float" office:value="10.13674" calcext:value-type="float">
            <text:p>10.1367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05]*[.$D102]+[.D117]*[.$D114]+[.D129]*[.$D126]" office:value-type="float" office:value="13.5218775145996" calcext:value-type="float">
            <text:p>13.5218775145996</text:p>
          </table:table-cell>
          <table:table-cell table:style-name="ce38" table:formula="of:=[.E105]*[.$D102]+[.E117]*[.$D114]+[.E129]*[.$D126]" office:value-type="float" office:value="36.0098442840412" calcext:value-type="float">
            <text:p>36.009844284041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06]+[.G118]+[.G130]" office:value-type="float" office:value="242.831052198375" calcext:value-type="float">
            <text:p>242.831052198375</text:p>
          </table:table-cell>
          <table:table-cell table:style-name="ce38" table:formula="of:=[.H106]+[.H118]+[.H130]" office:value-type="float" office:value="300.002383445446" calcext:value-type="float">
            <text:p>300.002383445446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10.43836" calcext:value-type="float">
            <text:p>10.43836</text:p>
          </table:table-cell>
          <table:table-cell table:formula="of:=SUM([.N108:.N111])" office:value-type="float" office:value="10.91896" calcext:value-type="float">
            <text:p>10.91896</text:p>
          </table:table-cell>
          <table:table-cell office:value-type="string" calcext:value-type="string">
            <text:p>Mass Portion</text:p>
          </table:table-cell>
          <table:table-cell table:formula="of:=[.D104]*[.$D102]/[.D$96]" office:value-type="float" office:value="0.297149084101848" calcext:value-type="float">
            <text:p>0.297149084101848</text:p>
          </table:table-cell>
          <table:table-cell table:formula="of:=[.E104]*[.$D102]/[.E$96]" office:value-type="float" office:value="0.269291705222784" calcext:value-type="float">
            <text:p>0.2692917052227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float" office:value="53.9684624393508" calcext:value-type="float">
            <text:p>53.9684624393508</text:p>
          </table:table-cell>
          <table:table-cell table:formula="of:=SUM([.O108:.O111])" office:value-type="float" office:value="143.896519993308" calcext:value-type="float">
            <text:p>143.896519993308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float" office:value="328.961969121586" calcext:value-type="float">
            <text:p>328.961969121586</text:p>
          </table:table-cell>
          <table:table-cell table:formula="of:=SUM([.P108:.P111])" office:value-type="float" office:value="365.100106603559" calcext:value-type="float">
            <text:p>365.100106603559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*[.$D101]/[.D95]" office:value-type="float" office:value="97.7507478288198" calcext:value-type="float">
            <text:p>97.7507478288198</text:p>
          </table:table-cell>
          <table:table-cell table:formula="of:=[.E106]*[.H104]*[.$D101]/[.E95]" office:value-type="float" office:value="98.3184302842925" calcext:value-type="float">
            <text:p>98.318430284292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108]*[.$F108]" office:value-type="float" office:value="10.15" calcext:value-type="float">
            <text:p>10.15</text:p>
          </table:table-cell>
          <table:table-cell table:formula="of:=[.D108]/[.$H108]*1000" office:value-type="float" office:value="0.0116279069767442" calcext:value-type="float">
            <text:p>0.011627906976744</text:p>
          </table:table-cell>
          <table:table-cell table:formula="of:=[.$G108]*[.K108]/[.D$104]*[.$I108]/[.$D$101]" office:value-type="float" office:value="297.193185519564" calcext:value-type="float">
            <text:p>297.193185519564</text:p>
          </table:table-cell>
          <table:table-cell table:style-name="ce36" table:formula="of:=[.F108]*[.$E108]" office:value-type="float" office:value="10.15" calcext:value-type="float">
            <text:p>10.15</text:p>
          </table:table-cell>
          <table:table-cell table:style-name="ce36" table:formula="of:=[.E108]/[.$H108]*1000" office:value-type="float" office:value="0.0116279069767442" calcext:value-type="float">
            <text:p>0.011627906976744</text:p>
          </table:table-cell>
          <table:table-cell table:style-name="ce36" table:formula="of:=[.$G108]*[.N108]/[.E$104]*[.$I108]/[.$D$101]" office:value-type="float" office:value="284.112173686871" calcext:value-type="float">
            <text:p>284.11217368687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3" calcext:value-type="float">
            <text:p>0.003</text:p>
          </table:table-cell>
          <table:table-cell table:style-name="ce46" office:value-type="float" office:value="0.008" calcext:value-type="float">
            <text:p>0.008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17" office:value-type="float" office:value="1550" calcext:value-type="float">
            <text:p>1550</text:p>
          </table:table-cell>
          <table:table-cell/>
          <table:table-cell table:formula="of:=[.D109]*[.$F109]" office:value-type="float" office:value="0.28836" calcext:value-type="float">
            <text:p>0.28836</text:p>
          </table:table-cell>
          <table:table-cell table:formula="of:=[.D109]/[.$H109]*1000" office:value-type="float" office:value="53.9568345323741" calcext:value-type="float">
            <text:p>53.9568345323741</text:p>
          </table:table-cell>
          <table:table-cell table:formula="of:=[.$G109]*[.K109]/[.D$104]*[.$I109]/[.$D$101]" office:value-type="float" office:value="31.7687836020218" calcext:value-type="float">
            <text:p>31.7687836020218</text:p>
          </table:table-cell>
          <table:table-cell table:style-name="ce36" table:formula="of:=[.F109]*[.$E109]" office:value-type="float" office:value="0.76896" calcext:value-type="float">
            <text:p>0.76896</text:p>
          </table:table-cell>
          <table:table-cell table:style-name="ce36" table:formula="of:=[.E109]/[.$H109]*1000" office:value-type="float" office:value="143.884892086331" calcext:value-type="float">
            <text:p>143.884892086331</text:p>
          </table:table-cell>
          <table:table-cell table:style-name="ce36" table:formula="of:=[.$G109]*[.N109]/[.E$104]*[.$I109]/[.$D$101]" office:value-type="float" office:value="80.987932916688" calcext:value-type="float">
            <text:p>80.98793291668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17" office:value-type="float" office:value="1100" calcext:value-type="float">
            <text:p>1100</text:p>
          </table:table-cell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float" office:value="0" calcext:value-type="float">
            <text:p>0</text:p>
          </table:table-cell>
          <table:table-cell table:formula="of:=[.$G110]*[.K110]/[.D$104]*[.$I110]/[.$D$101]" office:value-type="float" office:value="0" calcext:value-type="float">
            <text:p>0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float" office:value="0" calcext:value-type="float">
            <text:p>0</text:p>
          </table:table-cell>
          <table:table-cell table:style-name="ce36" table:formula="of:=[.$G110]*[.N110]/[.E$104]*[.$I110]/[.$D$1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75" calcext:value-type="float">
            <text:p>0.7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8.23" calcext:value-type="float">
            <text:p>8.23</text:p>
          </table:table-cell>
          <table:table-cell table:formula="of:=SUM([.N120:.N123])" office:value-type="float" office:value="9.876" calcext:value-type="float">
            <text:p>9.876</text:p>
          </table:table-cell>
          <table:table-cell office:value-type="string" calcext:value-type="string">
            <text:p>Mass Portion</text:p>
          </table:table-cell>
          <table:table-cell table:formula="of:=[.D116]*[.$D114]/[.D$8]" office:value-type="float" office:value="0.52563121730825" calcext:value-type="float">
            <text:p>0.52563121730825</text:p>
          </table:table-cell>
          <table:table-cell table:formula="of:=[.E116]*[.$D114]/[.E$96]" office:value-type="float" office:value="0.730708294777216" calcext:value-type="float">
            <text:p>0.73070829477721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float" office:value="0.0396825396825397" calcext:value-type="float">
            <text:p>0.03968253968254</text:p>
          </table:table-cell>
          <table:table-cell table:formula="of:=SUM([.O120:.O123])" office:value-type="float" office:value="0.0476190476190476" calcext:value-type="float">
            <text:p>0.04761904761904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float" office:value="423" calcext:value-type="float">
            <text:p>423</text:p>
          </table:table-cell>
          <table:table-cell table:formula="of:=SUM([.P120:.P123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*([.$D113]-255)/([.D95]-255)" office:value-type="float" office:value="145.080304369556" calcext:value-type="float">
            <text:p>145.080304369556</text:p>
          </table:table-cell>
          <table:table-cell table:formula="of:=[.E118]*[.H116]*([.$D113]-255)/([.E95]-255)" office:value-type="float" office:value="201.683953161154" calcext:value-type="float">
            <text:p>201.68395316115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2" calcext:value-type="float">
            <text:p>0.0012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120]*[.$F120]" office:value-type="float" office:value="8.23" calcext:value-type="float">
            <text:p>8.23</text:p>
          </table:table-cell>
          <table:table-cell table:formula="of:=[.D120]/[.$H120]*1000" office:value-type="float" office:value="0.0396825396825397" calcext:value-type="float">
            <text:p>0.03968253968254</text:p>
          </table:table-cell>
          <table:table-cell table:formula="of:=[.$G120]*[.K120]/[.D$116]*[.$I120]/[.$D$113]" office:value-type="float" office:value="423" calcext:value-type="float">
            <text:p>423</text:p>
          </table:table-cell>
          <table:table-cell table:style-name="ce36" table:formula="of:=[.F120]*[.$E120]" office:value-type="float" office:value="9.876" calcext:value-type="float">
            <text:p>9.876</text:p>
          </table:table-cell>
          <table:table-cell table:style-name="ce36" table:formula="of:=[.E120]/[.$H120]*1000" office:value-type="float" office:value="0.0476190476190476" calcext:value-type="float">
            <text:p>0.047619047619048</text:p>
          </table:table-cell>
          <table:table-cell table:style-name="ce36" table:formula="of:=[.$G120]*[.N120]/[.E$116]*[.$I120]/[.$D$113]" office:value-type="float" office:value="423" calcext:value-type="float">
            <text:p>423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L132:.L135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128]*[.$D126]/[.D$8]" office:value-type="float" office:value="0" calcext:value-type="float">
            <text:p>0</text:p>
          </table:table-cell>
          <table:table-cell table:formula="of:=[.E128]*[.$D126]/[.E$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0" calcext:value-type="float">
            <text:p>0</text:p>
          </table:table-cell>
          <table:table-cell table:formula="of:=SUM([.O132:.O135])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0" calcext:value-type="float">
            <text:p>0</text:p>
          </table:table-cell>
          <table:table-cell table:formula="of:=SUM([.P132:.P135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D95]" office:value-type="float" office:value="0" calcext:value-type="float">
            <text:p>0</text:p>
          </table:table-cell>
          <table:table-cell table:formula="of:=[.E130]*[.H128]*[.$D125]/[.E9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Shuttle OV-102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style-name="ce36" office:value-type="string" calcext:value-type="string">
            <text:p>Cockpi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5"/>
          <table:table-cell office:value-type="string" calcext:value-type="string">
            <text:p>Element</text:p>
          </table:table-cell>
          <table:table-cell office:value-type="string" calcext:value-type="string">
            <text:p>Area [m]</text:p>
          </table:table-cell>
          <table:table-cell office:value-type="string" calcext:value-type="string">
            <text:p>Weight [kg]</text:p>
          </table:table-cell>
          <table:table-cell office:value-type="string" calcext:value-type="string">
            <text:p>Avg. Area density [kg/m2]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office:value-type="string" calcext:value-type="string">
            <text:p>Emittance</text:p>
          </table:table-cell>
          <table:table-cell table:formula="of:=[.G13]*[.D14]+[.G25]*[.D26]+[.D38]*[.G37]+[.D50]*[.G49]" office:value-type="float" office:value="0.8055" calcext:value-type="float">
            <text:p>0.8055</text:p>
          </table:table-cell>
          <table:table-cell table:number-columns-repeated="3"/>
          <table:table-cell office:value-type="string" calcext:value-type="string">
            <text:p>FRSI</text:p>
          </table:table-cell>
          <table:table-cell office:value-type="float" office:value="332.7" calcext:value-type="float">
            <text:p>332.7</text:p>
          </table:table-cell>
          <table:table-cell office:value-type="float" office:value="532.1" calcext:value-type="float">
            <text:p>532.1</text:p>
          </table:table-cell>
          <table:table-cell table:formula="of:=[.M7]/[.L7]" office:value-type="float" office:value="1.59933874361286" calcext:value-type="float">
            <text:p>1.599338743612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7.2022296" calcext:value-type="float">
            <text:p>7.2022296</text:p>
          </table:table-cell>
          <table:table-cell table:style-name="ce38" table:formula="of:=[.E16]*[.D14]+[.E28]*[.D26]+[.E40]*[.D38]" office:value-type="float" office:value="23.695333" calcext:value-type="float">
            <text:p>23.695333</text:p>
          </table:table-cell>
          <table:table-cell office:value-type="string" calcext:value-type="string">
            <text:p>Absorbance</text:p>
          </table:table-cell>
          <table:table-cell table:number-columns-repeated="4"/>
          <table:table-cell office:value-type="string" calcext:value-type="string">
            <text:p>LRSI</text:p>
          </table:table-cell>
          <table:table-cell office:value-type="float" office:value="234.6" calcext:value-type="float">
            <text:p>234.6</text:p>
          </table:table-cell>
          <table:table-cell office:value-type="float" office:value="1014.2" calcext:value-type="float">
            <text:p>1014.2</text:p>
          </table:table-cell>
          <table:table-cell table:formula="of:=[.M8]/[.L8]" office:value-type="float" office:value="4.3231031543052" calcext:value-type="float">
            <text:p>4.32310315430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float" office:value="115.656524648344" calcext:value-type="float">
            <text:p>115.656524648344</text:p>
          </table:table-cell>
          <table:table-cell table:style-name="ce38" table:formula="of:=[.E17]*[.$D14]+[.E29]*[.$D26]+[.E41]*[.$D38]" office:value-type="float" office:value="472.641519480023" calcext:value-type="float">
            <text:p>472.641519480023</text:p>
          </table:table-cell>
          <table:table-cell table:number-columns-repeated="5"/>
          <table:table-cell office:value-type="string" calcext:value-type="string">
            <text:p>HRSI</text:p>
          </table:table-cell>
          <table:table-cell office:value-type="float" office:value="479.7" calcext:value-type="float">
            <text:p>479.7</text:p>
          </table:table-cell>
          <table:table-cell office:value-type="float" office:value="4412.6" calcext:value-type="float">
            <text:p>4412.6</text:p>
          </table:table-cell>
          <table:table-cell table:formula="of:=[.M9]/[.L9]" office:value-type="float" office:value="9.19866583281218" calcext:value-type="float">
            <text:p>9.198665832812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+[.G54]" office:value-type="float" office:value="1007.75724287951" calcext:value-type="float">
            <text:p>1007.75724287951</text:p>
          </table:table-cell>
          <table:table-cell table:style-name="ce38" table:formula="of:=[.H18]+[.H30]+[.H42]+[.H54]" office:value-type="float" office:value="950.462469585931" calcext:value-type="float">
            <text:p>950.462469585931</text:p>
          </table:table-cell>
          <table:table-cell table:number-columns-repeated="5"/>
          <table:table-cell office:value-type="string" calcext:value-type="string">
            <text:p>RCC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697.3" calcext:value-type="float">
            <text:p>1697.3</text:p>
          </table:table-cell>
          <table:table-cell table:formula="of:=[.M10]/[.L10]" office:value-type="float" office:value="44.6657894736842" calcext:value-type="float">
            <text:p>44.665789473684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29.58635" calcext:value-type="float">
            <text:p>29.58635</text:p>
          </table:table-cell>
          <table:table-cell table:formula="of:=SUM([.N20:.N23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410794318470491" calcext:value-type="float">
            <text:p>0.410794318470491</text:p>
          </table:table-cell>
          <table:table-cell table:formula="of:=[.E16]*[.$D14]/[.E$8]" office:value-type="float" office:value="0.284380894752566" calcext:value-type="float">
            <text:p>0.2843808947525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21.504251732834" calcext:value-type="float">
            <text:p>121.504251732834</text:p>
          </table:table-cell>
          <table:table-cell table:formula="of:=SUM([.O20:.O23])" office:value-type="float" office:value="477.221621441694" calcext:value-type="float">
            <text:p>477.221621441694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210.21151148531" calcext:value-type="float">
            <text:p>1210.21151148531</text:p>
          </table:table-cell>
          <table:table-cell table:formula="of:=SUM([.P20:.P23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float" office:value="497.14801306575" calcext:value-type="float">
            <text:p>497.14801306575</text:p>
          </table:table-cell>
          <table:table-cell table:formula="of:=[.E18]*[.H16]*[.$D13]/[.$D$7]" office:value-type="float" office:value="316.840613142399" calcext:value-type="float">
            <text:p>316.84061314239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table:formula="of:= 0.00635 * 1.5" office:value-type="float" office:value="0.009525" calcext:value-type="float">
            <text:p>0.00952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0]*[.$F20]" office:value-type="float" office:value="15.0495" calcext:value-type="float">
            <text:p>15.0495</text:p>
          </table:table-cell>
          <table:table-cell table:formula="of:=[.D20]/[.$H20]*1000" office:value-type="float" office:value="1.2565963060686" calcext:value-type="float">
            <text:p>1.2565963060686</text:p>
          </table:table-cell>
          <table:table-cell table:formula="of:=[.$G20]*[.K20]/[.D$16]*[.$I20]/[.$D$13]" office:value-type="float" office:value="700.414549783937" calcext:value-type="float">
            <text:p>700.414549783937</text:p>
          </table:table-cell>
          <table:table-cell table:style-name="ce36" table:formula="of:=[.F20]*[.$E20]" office:value-type="float" office:value="20.066" calcext:value-type="float">
            <text:p>20.066</text:p>
          </table:table-cell>
          <table:table-cell table:style-name="ce36" table:formula="of:=[.E20]/[.$H20]*1000" office:value-type="float" office:value="1.6754617414248" calcext:value-type="float">
            <text:p>1.6754617414248</text:p>
          </table:table-cell>
          <table:table-cell table:style-name="ce36" table:formula="of:=[.$G20]*[.N20]/[.E$16]*[.$I20]/[.$D$13]" office:value-type="float" office:value="410.036061734808" calcext:value-type="float">
            <text:p>410.03606173480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5*[.D20]*2" office:value-type="float" office:value="0.0028575" calcext:value-type="float">
            <text:p>0.0028575</text:p>
          </table:table-cell>
          <table:table-cell table:style-name="ce46" table:formula="of:=0.25*[.E20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1]*[.$F21]" office:value-type="float" office:value="4.51485" calcext:value-type="float">
            <text:p>4.51485</text:p>
          </table:table-cell>
          <table:table-cell table:formula="of:=[.D21]/[.$H21]*1000" office:value-type="float" office:value="0.244230769230769" calcext:value-type="float">
            <text:p>0.244230769230769</text:p>
          </table:table-cell>
          <table:table-cell table:formula="of:=[.$G21]*[.K21]/[.D$16]*[.$I21]/[.$D$13]" office:value-type="float" office:value="210.124364935181" calcext:value-type="float">
            <text:p>210.124364935181</text:p>
          </table:table-cell>
          <table:table-cell table:style-name="ce36" table:formula="of:=[.F21]*[.$E21]" office:value-type="float" office:value="10.033" calcext:value-type="float">
            <text:p>10.033</text:p>
          </table:table-cell>
          <table:table-cell table:style-name="ce36" table:formula="of:=[.E21]/[.$H21]*1000" office:value-type="float" office:value="0.542735042735043" calcext:value-type="float">
            <text:p>0.542735042735043</text:p>
          </table:table-cell>
          <table:table-cell table:style-name="ce36" table:formula="of:=[.$G21]*[.N21]/[.E$16]*[.$I21]/[.$D$13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2]*[.$F22]" office:value-type="float" office:value="0.806" calcext:value-type="float">
            <text:p>0.806</text:p>
          </table:table-cell>
          <table:table-cell table:formula="of:=[.D22]/[.$H22]*1000" office:value-type="float" office:value="0.00342465753424658" calcext:value-type="float">
            <text:p>0.003424657534247</text:p>
          </table:table-cell>
          <table:table-cell table:formula="of:=[.$G22]*[.K22]/[.D$16]*[.$I22]/[.$D$13]" office:value-type="float" office:value="16.7313079623993" calcext:value-type="float">
            <text:p>16.7313079623993</text:p>
          </table:table-cell>
          <table:table-cell table:style-name="ce36" table:formula="of:=[.F22]*[.$E22]" office:value-type="float" office:value="0.806" calcext:value-type="float">
            <text:p>0.806</text:p>
          </table:table-cell>
          <table:table-cell table:style-name="ce36" table:formula="of:=[.E22]/[.$H22]*1000" office:value-type="float" office:value="0.00342465753424658" calcext:value-type="float">
            <text:p>0.003424657534247</text:p>
          </table:table-cell>
          <table:table-cell table:style-name="ce36" table:formula="of:=[.$G22]*[.N22]/[.E$16]*[.$I22]/[.$D$13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3]*[.$F23]" office:value-type="float" office:value="9.216" calcext:value-type="float">
            <text:p>9.216</text:p>
          </table:table-cell>
          <table:table-cell table:formula="of:=[.D23]/[.$H23]*1000" office:value-type="float" office:value="120" calcext:value-type="float">
            <text:p>120</text:p>
          </table:table-cell>
          <table:table-cell table:formula="of:=[.$G23]*[.K23]/[.D$16]*[.$I23]/[.$D$13]" office:value-type="float" office:value="282.94128880379" calcext:value-type="float">
            <text:p>282.94128880379</text:p>
          </table:table-cell>
          <table:table-cell table:style-name="ce36" table:formula="of:=[.F23]*[.$E23]" office:value-type="float" office:value="36.48" calcext:value-type="float">
            <text:p>36.48</text:p>
          </table:table-cell>
          <table:table-cell table:style-name="ce36" table:formula="of:=[.E23]/[.$H23]*1000" office:value-type="float" office:value="475" calcext:value-type="float">
            <text:p>475</text:p>
          </table:table-cell>
          <table:table-cell table:style-name="ce36" table:formula="of:=[.$G23]*[.N23]/[.E$16]*[.$I23]/[.$D$13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LI-2000/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8]" office:value-type="float" office:value="5.1712892" calcext:value-type="float">
            <text:p>5.1712892</text:p>
          </table:table-cell>
          <table:table-cell table:style-name="ce38" table:formula="of:=[$Tiles.E8]" office:value-type="float" office:value="20.356486" calcext:value-type="float">
            <text:p>20.35648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359006133322936" calcext:value-type="float">
            <text:p>0.359006133322936</text:p>
          </table:table-cell>
          <table:table-cell table:formula="of:=[.E28]*[.$D26]/[.E$8]" office:value-type="float" office:value="0.429546316145884" calcext:value-type="float">
            <text:p>0.429546316145884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9]" office:value-type="float" office:value="121.645041600773" calcext:value-type="float">
            <text:p>121.645041600773</text:p>
          </table:table-cell>
          <table:table-cell table:style-name="ce38" table:formula="of:=[$Tiles.E9]" office:value-type="float" office:value="499.098422994001" calcext:value-type="float">
            <text:p>499.098422994001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10]" office:value-type="float" office:value="1061.74791510908" calcext:value-type="float">
            <text:p>1061.74791510908</text:p>
          </table:table-cell>
          <table:table-cell table:style-name="ce38" table:formula="of:=[$Tiles.E10]" office:value-type="float" office:value="1107.43046249064" calcext:value-type="float">
            <text:p>1107.43046249064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([.$D25]+200)/([.$D$7]+200)" office:value-type="float" office:value="330.830275926076" calcext:value-type="float">
            <text:p>330.830275926076</text:p>
          </table:table-cell>
          <table:table-cell table:formula="of:=[.E30]*[.H28]*[.$D25]/[.$D$7]" office:value-type="float" office:value="406.320827032795" calcext:value-type="float">
            <text:p>406.32082703279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float" office:value="0" calcext:value-type="float">
            <text:p>0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float" office:value="0" calcext:value-type="float">
            <text:p>0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float" office:value="0" calcext:value-type="float">
            <text:p>0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35" calcext:value-type="float">
            <text:p>0.3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4.737" calcext:value-type="float">
            <text:p>4.737</text:p>
          </table:table-cell>
          <table:table-cell table:formula="of:=SUM([.N44:.N47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230199548206572" calcext:value-type="float">
            <text:p>0.230199548206572</text:p>
          </table:table-cell>
          <table:table-cell table:formula="of:=[.E40]*[.$D38]/[.E$8]" office:value-type="float" office:value="0.28607278910155" calcext:value-type="float">
            <text:p>0.286072789101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121.95308192764" calcext:value-type="float">
            <text:p>121.95308192764</text:p>
          </table:table-cell>
          <table:table-cell table:formula="of:=SUM([.O44:.O47])" office:value-type="float" office:value="501.05755953958" calcext:value-type="float">
            <text:p>501.05755953958</text:p>
          </table:table-cell>
          <table:table-cell/>
          <table:table-cell table:formula="of:=[.D41]*[.$D38]*[.$D37]/[.$D7]" office:value-type="float" office:value="29.5672706444356" calcext:value-type="float">
            <text:p>29.5672706444356</text:p>
          </table:table-cell>
          <table:table-cell table:formula="of:=[.D41]*[.$D38]" office:value-type="float" office:value="42.683578674674" calcext:value-type="float">
            <text:p>42.683578674674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1117.5674672622" calcext:value-type="float">
            <text:p>1117.5674672622</text:p>
          </table:table-cell>
          <table:table-cell table:formula="of:=SUM([.P44:.P47])" office:value-type="float" office:value="1142.62645416633" calcext:value-type="float">
            <text:p>1142.62645416633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float" office:value="178.208588360407" calcext:value-type="float">
            <text:p>178.208588360407</text:p>
          </table:table-cell>
          <table:table-cell table:formula="of:=[.E42]*[.H40]*[.$D37]/[.$D$7]" office:value-type="float" office:value="226.428576946504" calcext:value-type="float">
            <text:p>226.42857694650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44]*[.$F44]" office:value-type="float" office:value="0.42418" calcext:value-type="float">
            <text:p>0.42418</text:p>
          </table:table-cell>
          <table:table-cell table:formula="of:=[.D44]/[.$H44]*1000" office:value-type="float" office:value="0.150295857988166" calcext:value-type="float">
            <text:p>0.150295857988166</text:p>
          </table:table-cell>
          <table:table-cell table:formula="of:=[.$G44]*[.K44]/[.D$40]*[.$I44]/[.$D$37]" office:value-type="float" office:value="137.901034409964" calcext:value-type="float">
            <text:p>137.901034409964</text:p>
          </table:table-cell>
          <table:table-cell table:style-name="ce36" table:formula="of:=[.F44]*[.$E44]" office:value-type="float" office:value="0.42418" calcext:value-type="float">
            <text:p>0.42418</text:p>
          </table:table-cell>
          <table:table-cell table:style-name="ce36" table:formula="of:=[.E44]/[.$H44]*1000" office:value-type="float" office:value="0.150295857988166" calcext:value-type="float">
            <text:p>0.150295857988166</text:p>
          </table:table-cell>
          <table:table-cell table:style-name="ce36" table:formula="of:=[.$G44]*[.N44]/[.E$40]*[.$I44]/[.$D$37]" office:value-type="float" office:value="33.7286987411836" calcext:value-type="float">
            <text:p>33.7286987411836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45]*[.$F45]" office:value-type="float" office:value="3.6576" calcext:value-type="float">
            <text:p>3.6576</text:p>
          </table:table-cell>
          <table:table-cell table:formula="of:=[.D45]/[.$H45]*1000" office:value-type="float" office:value="94.7761194029851" calcext:value-type="float">
            <text:p>94.7761194029851</text:p>
          </table:table-cell>
          <table:table-cell table:formula="of:=[.$G45]*[.K45]/[.D$40]*[.$I45]/[.$D$37]" office:value-type="float" office:value="888.525780873971" calcext:value-type="float">
            <text:p>888.525780873971</text:p>
          </table:table-cell>
          <table:table-cell table:style-name="ce36" table:formula="of:=[.F45]*[.$E45]" office:value-type="float" office:value="18.288" calcext:value-type="float">
            <text:p>18.288</text:p>
          </table:table-cell>
          <table:table-cell table:style-name="ce36" table:formula="of:=[.E45]/[.$H45]*1000" office:value-type="float" office:value="473.880597014925" calcext:value-type="float">
            <text:p>473.880597014925</text:p>
          </table:table-cell>
          <table:table-cell table:style-name="ce36" table:formula="of:=[.$G45]*[.N45]/[.E$40]*[.$I45]/[.$D$37]" office:value-type="float" office:value="1086.60600390347" calcext:value-type="float">
            <text:p>1086.6060039034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46]*[.$F46]" office:value-type="float" office:value="0.173" calcext:value-type="float">
            <text:p>0.173</text:p>
          </table:table-cell>
          <table:table-cell table:formula="of:=[.D46]/[.$H46]*1000" office:value-type="float" office:value="26.6666666666667" calcext:value-type="float">
            <text:p>26.6666666666667</text:p>
          </table:table-cell>
          <table:table-cell table:formula="of:=[.$G46]*[.K46]/[.D$40]*[.$I46]/[.$D$37]" office:value-type="float" office:value="23.8732042265258" calcext:value-type="float">
            <text:p>23.8732042265258</text:p>
          </table:table-cell>
          <table:table-cell table:style-name="ce36" table:formula="of:=[.F46]*[.$E46]" office:value-type="float" office:value="0.173" calcext:value-type="float">
            <text:p>0.173</text:p>
          </table:table-cell>
          <table:table-cell table:style-name="ce36" table:formula="of:=[.E46]/[.$H46]*1000" office:value-type="float" office:value="26.6666666666667" calcext:value-type="float">
            <text:p>26.6666666666667</text:p>
          </table:table-cell>
          <table:table-cell table:style-name="ce36" table:formula="of:=[.$G46]*[.N46]/[.E$40]*[.$I46]/[.$D$37]" office:value-type="float" office:value="5.83905781989594" calcext:value-type="float">
            <text:p>5.8390578198959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47]*[.$F47]" office:value-type="float" office:value="0.48222" calcext:value-type="float">
            <text:p>0.48222</text:p>
          </table:table-cell>
          <table:table-cell table:formula="of:=[.D47]/[.$H47]*1000" office:value-type="float" office:value="0.36" calcext:value-type="float">
            <text:p>0.36</text:p>
          </table:table-cell>
          <table:table-cell table:formula="of:=[.$G47]*[.K47]/[.D$40]*[.$I47]/[.$D$37]" office:value-type="float" office:value="67.2674477517416" calcext:value-type="float">
            <text:p>67.2674477517416</text:p>
          </table:table-cell>
          <table:table-cell table:style-name="ce36" table:formula="of:=[.F47]*[.$E47]" office:value-type="float" office:value="0.48222" calcext:value-type="float">
            <text:p>0.48222</text:p>
          </table:table-cell>
          <table:table-cell table:style-name="ce36" table:formula="of:=[.E47]/[.$H47]*1000" office:value-type="float" office:value="0.36" calcext:value-type="float">
            <text:p>0.36</text:p>
          </table:table-cell>
          <table:table-cell table:style-name="ce36" table:formula="of:=[.$G47]*[.N47]/[.E$40]*[.$I47]/[.$D$37]" office:value-type="float" office:value="16.4526937017875" calcext:value-type="float">
            <text:p>16.4526937017875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5" calcext:value-type="float">
            <text:p>0.0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56:.K59])" office:value-type="float" office:value="0.63319" calcext:value-type="float">
            <text:p>0.63319</text:p>
          </table:table-cell>
          <table:table-cell table:formula="of:=SUM([.N56:.N59])" office:value-type="float" office:value="1.15565" calcext:value-type="float">
            <text:p>1.15565</text:p>
          </table:table-cell>
          <table:table-cell office:value-type="string" calcext:value-type="string">
            <text:p>Portion</text:p>
          </table:table-cell>
          <table:table-cell table:formula="of:=[.D52]*[.$D50]/[.D$8]" office:value-type="float" office:value="0.00439579154766185" calcext:value-type="float">
            <text:p>0.004395791547662</text:p>
          </table:table-cell>
          <table:table-cell table:formula="of:=[.E52]*[.$D50]/[.E$8]" office:value-type="float" office:value="0.0024385603696728" calcext:value-type="float">
            <text:p>0.0024385603696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56:.L59])" office:value-type="float" office:value="58.7604562737643" calcext:value-type="float">
            <text:p>58.7604562737643</text:p>
          </table:table-cell>
          <table:table-cell table:formula="of:=SUM([.O56:.O59])" office:value-type="float" office:value="145.046170559478" calcext:value-type="float">
            <text:p>145.046170559478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56:.M59])" office:value-type="float" office:value="1355.54636049211" calcext:value-type="float">
            <text:p>1355.54636049211</text:p>
          </table:table-cell>
          <table:table-cell table:formula="of:=SUM([.P56:.P59])" office:value-type="float" office:value="1357.55981482283" calcext:value-type="float">
            <text:p>1357.55981482283</text:p>
          </table:table-cell>
          <table:table-cell table:style-name="ce13" office:value-type="string" calcext:value-type="string">
            <text:p>Contribution</text:p>
          </table:table-cell>
          <table:table-cell table:formula="of:=[.D54]*[.G52]*[.$D49]/[.$D$7]" office:value-type="float" office:value="1.57036552727135" calcext:value-type="float">
            <text:p>1.57036552727135</text:p>
          </table:table-cell>
          <table:table-cell table:formula="of:=[.E54]*[.H52]*[.$D49]/[.$D$7]" office:value-type="float" office:value="0.872452464232795" calcext:value-type="float">
            <text:p>0.87245246423279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56]*[.$F56]" office:value-type="float" office:value="0.35119" calcext:value-type="float">
            <text:p>0.35119</text:p>
          </table:table-cell>
          <table:table-cell table:formula="of:=[.D56]/[.$H56]*1000" office:value-type="float" office:value="58" calcext:value-type="float">
            <text:p>58</text:p>
          </table:table-cell>
          <table:table-cell table:formula="of:=[.$G56]*[.K56]/[.D$52]*[.$I56]/[.$D$49]" office:value-type="float" office:value="754.305026927147" calcext:value-type="float">
            <text:p>754.305026927147</text:p>
          </table:table-cell>
          <table:table-cell table:style-name="ce36" table:formula="of:=[.F56]*[.$E56]" office:value-type="float" office:value="0.87365" calcext:value-type="float">
            <text:p>0.87365</text:p>
          </table:table-cell>
          <table:table-cell table:style-name="ce36" table:formula="of:=[.E56]/[.$H56]*1000" office:value-type="float" office:value="144.285714285714" calcext:value-type="float">
            <text:p>144.285714285714</text:p>
          </table:table-cell>
          <table:table-cell table:style-name="ce36" table:formula="of:=[.$G56]*[.N56]/[.E$52]*[.$I56]/[.$D$49]" office:value-type="float" office:value="1028.13481590447" calcext:value-type="float">
            <text:p>1028.134815904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2" calcext:value-type="float">
            <text:p>0.000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57]*[.$F57]" office:value-type="float" office:value="0.282" calcext:value-type="float">
            <text:p>0.282</text:p>
          </table:table-cell>
          <table:table-cell table:formula="of:=[.D57]/[.$H57]*1000" office:value-type="float" office:value="0.760456273764259" calcext:value-type="float">
            <text:p>0.760456273764259</text:p>
          </table:table-cell>
          <table:table-cell table:formula="of:=[.$G57]*[.K57]/[.D$52]*[.$I57]/[.$D$49]" office:value-type="float" office:value="601.241333564965" calcext:value-type="float">
            <text:p>601.241333564965</text:p>
          </table:table-cell>
          <table:table-cell table:style-name="ce36" table:formula="of:=[.F57]*[.$E57]" office:value-type="float" office:value="0.282" calcext:value-type="float">
            <text:p>0.282</text:p>
          </table:table-cell>
          <table:table-cell table:style-name="ce36" table:formula="of:=[.E57]/[.$H57]*1000" office:value-type="float" office:value="0.760456273764259" calcext:value-type="float">
            <text:p>0.760456273764259</text:p>
          </table:table-cell>
          <table:table-cell table:style-name="ce36" table:formula="of:=[.$G57]*[.N57]/[.E$52]*[.$I57]/[.$D$49]" office:value-type="float" office:value="329.424998918358" calcext:value-type="float">
            <text:p>329.424998918358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office:value-type="string" calcext:value-type="string">
            <text:p>Emittance</text:p>
          </table:table-cell>
          <table:table-cell table:formula="of:=[.G69]*[.D70]+[.G81]*[.D82]+[.D94]*[.G93]+[.D106]*[.G105]" office:value-type="float" office:value="0.7915" calcext:value-type="float">
            <text:p>0.79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72]*[.$D70]+[.D84]*[.$D82]+[.D96]*[.$D94]+[.$D106]*[.D108]" office:value-type="float" office:value="5.936422632" calcext:value-type="float">
            <text:p>5.936422632</text:p>
          </table:table-cell>
          <table:table-cell table:style-name="ce38" table:formula="of:=[.E72]*[.$D70]+[.E84]*[.$D82]+[.E96]*[.$D94]+[.$D106]*[.E108]" office:value-type="float" office:value="19.28958356" calcext:value-type="float">
            <text:p>19.28958356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73]*[.$D70]+[.D85]*[.$D82]+[.D97]*[.$D94]+[.$D106]*[.D109]" office:value-type="float" office:value="106.600121329481" calcext:value-type="float">
            <text:p>106.600121329481</text:p>
          </table:table-cell>
          <table:table-cell table:style-name="ce38" table:formula="of:=[.E73]*[.$D70]+[.E85]*[.$D82]+[.E97]*[.$D94]+[.$D106]*[.E109]" office:value-type="float" office:value="412.797622850273" calcext:value-type="float">
            <text:p>412.79762285027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74]+[.G86]+[.G98]+[.G110]" office:value-type="float" office:value="987.68501470017" calcext:value-type="float">
            <text:p>987.68501470017</text:p>
          </table:table-cell>
          <table:table-cell table:style-name="ce38" table:formula="of:=[.H74]+[.H86]+[.H98]+[.H110]" office:value-type="float" office:value="949.524980480004" calcext:value-type="float">
            <text:p>949.52498048000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8" calcext:value-type="float">
            <text:p>0.08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76:.K79])" office:value-type="float" office:value="29.58635" calcext:value-type="float">
            <text:p>29.58635</text:p>
          </table:table-cell>
          <table:table-cell table:formula="of:=SUM([.N76:.N79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72]*[.$D70]/[.D$64]" office:value-type="float" office:value="0.39870948325702" calcext:value-type="float">
            <text:p>0.39870948325702</text:p>
          </table:table-cell>
          <table:table-cell table:formula="of:=[.E72]*[.$D70]/[.E$64]" office:value-type="float" office:value="0.279466893789178" calcext:value-type="float">
            <text:p>0.2794668937891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76:.L79])" office:value-type="float" office:value="121.504251732834" calcext:value-type="float">
            <text:p>121.504251732834</text:p>
          </table:table-cell>
          <table:table-cell table:formula="of:=SUM([.O76:.O79])" office:value-type="float" office:value="477.221621441694" calcext:value-type="float">
            <text:p>477.221621441694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76:.M79])" office:value-type="float" office:value="1210.21151148531" calcext:value-type="float">
            <text:p>1210.21151148531</text:p>
          </table:table-cell>
          <table:table-cell table:formula="of:=SUM([.P76:.P79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63]" office:value-type="float" office:value="482.522806376004" calcext:value-type="float">
            <text:p>482.522806376004</text:p>
          </table:table-cell>
          <table:table-cell table:formula="of:=[.E74]*[.H72]*[.$D69]/[.$D$63]" office:value-type="float" office:value="311.365719761898" calcext:value-type="float">
            <text:p>311.36571976189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table:formula="of:= 0.00635 * 1.5" office:value-type="float" office:value="0.009525" calcext:value-type="float">
            <text:p>0.00952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6]*[.$F76]" office:value-type="float" office:value="15.0495" calcext:value-type="float">
            <text:p>15.0495</text:p>
          </table:table-cell>
          <table:table-cell table:formula="of:=[.D76]/[.$H76]*1000" office:value-type="float" office:value="1.2565963060686" calcext:value-type="float">
            <text:p>1.2565963060686</text:p>
          </table:table-cell>
          <table:table-cell table:formula="of:=[.$G76]*[.K76]/[.D$72]*[.$I76]/[.$D$69]" office:value-type="float" office:value="700.414549783937" calcext:value-type="float">
            <text:p>700.414549783937</text:p>
          </table:table-cell>
          <table:table-cell table:style-name="ce36" table:formula="of:=[.F76]*[.$E76]" office:value-type="float" office:value="20.066" calcext:value-type="float">
            <text:p>20.066</text:p>
          </table:table-cell>
          <table:table-cell table:style-name="ce36" table:formula="of:=[.E76]/[.$H76]*1000" office:value-type="float" office:value="1.6754617414248" calcext:value-type="float">
            <text:p>1.6754617414248</text:p>
          </table:table-cell>
          <table:table-cell table:style-name="ce36" table:formula="of:=[.$G76]*[.N76]/[.E$72]*[.$I76]/[.D$69]" office:value-type="float" office:value="410.036061734807" calcext:value-type="float">
            <text:p>410.03606173480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5*[.D76]*2" office:value-type="float" office:value="0.0028575" calcext:value-type="float">
            <text:p>0.0028575</text:p>
          </table:table-cell>
          <table:table-cell table:style-name="ce46" table:formula="of:=0.25*[.E76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7]*[.$F77]" office:value-type="float" office:value="4.51485" calcext:value-type="float">
            <text:p>4.51485</text:p>
          </table:table-cell>
          <table:table-cell table:formula="of:=[.D77]/[.$H77]*1000" office:value-type="float" office:value="0.244230769230769" calcext:value-type="float">
            <text:p>0.244230769230769</text:p>
          </table:table-cell>
          <table:table-cell table:formula="of:=[.$G77]*[.K77]/[.D$72]*[.$I77]/[.$D$69]" office:value-type="float" office:value="210.124364935181" calcext:value-type="float">
            <text:p>210.124364935181</text:p>
          </table:table-cell>
          <table:table-cell table:style-name="ce36" table:formula="of:=[.F77]*[.$E77]" office:value-type="float" office:value="10.033" calcext:value-type="float">
            <text:p>10.033</text:p>
          </table:table-cell>
          <table:table-cell table:style-name="ce36" table:formula="of:=[.E77]/[.$H77]*1000" office:value-type="float" office:value="0.542735042735043" calcext:value-type="float">
            <text:p>0.542735042735043</text:p>
          </table:table-cell>
          <table:table-cell table:style-name="ce36" table:formula="of:=[.$G77]*[.N77]/[.E$72]*[.$I77]/[.D$69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8]*[.$F78]" office:value-type="float" office:value="0.806" calcext:value-type="float">
            <text:p>0.806</text:p>
          </table:table-cell>
          <table:table-cell table:formula="of:=[.D78]/[.$H78]*1000" office:value-type="float" office:value="0.00342465753424658" calcext:value-type="float">
            <text:p>0.003424657534247</text:p>
          </table:table-cell>
          <table:table-cell table:formula="of:=[.$G78]*[.K78]/[.D$72]*[.$I78]/[.$D$69]" office:value-type="float" office:value="16.7313079623993" calcext:value-type="float">
            <text:p>16.7313079623993</text:p>
          </table:table-cell>
          <table:table-cell table:style-name="ce36" table:formula="of:=[.F78]*[.$E78]" office:value-type="float" office:value="0.806" calcext:value-type="float">
            <text:p>0.806</text:p>
          </table:table-cell>
          <table:table-cell table:style-name="ce36" table:formula="of:=[.E78]/[.$H78]*1000" office:value-type="float" office:value="0.00342465753424658" calcext:value-type="float">
            <text:p>0.003424657534247</text:p>
          </table:table-cell>
          <table:table-cell table:style-name="ce36" table:formula="of:=[.$G78]*[.N78]/[.E$72]*[.$I78]/[.D$69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9]*[.$F79]" office:value-type="float" office:value="9.216" calcext:value-type="float">
            <text:p>9.216</text:p>
          </table:table-cell>
          <table:table-cell table:formula="of:=[.D79]/[.$H79]*1000" office:value-type="float" office:value="120" calcext:value-type="float">
            <text:p>120</text:p>
          </table:table-cell>
          <table:table-cell table:formula="of:=[.$G79]*[.K79]/[.D$72]*[.$I79]/[.$D$69]" office:value-type="float" office:value="282.94128880379" calcext:value-type="float">
            <text:p>282.94128880379</text:p>
          </table:table-cell>
          <table:table-cell table:style-name="ce36" table:formula="of:=[.F79]*[.$E79]" office:value-type="float" office:value="36.48" calcext:value-type="float">
            <text:p>36.48</text:p>
          </table:table-cell>
          <table:table-cell table:style-name="ce36" table:formula="of:=[.E79]/[.$H79]*1000" office:value-type="float" office:value="475" calcext:value-type="float">
            <text:p>475</text:p>
          </table:table-cell>
          <table:table-cell table:style-name="ce36" table:formula="of:=[.$G79]*[.N79]/[.E$72]*[.$I79]/[.D$69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46" calcext:value-type="float">
            <text:p>0.46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LI-2200/LI-90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8]" office:value-type="float" office:value="5.1712892" calcext:value-type="float">
            <text:p>5.1712892</text:p>
          </table:table-cell>
          <table:table-cell table:style-name="ce38" table:formula="of:=[$Tiles.E8]" office:value-type="float" office:value="20.356486" calcext:value-type="float">
            <text:p>20.356486</text:p>
          </table:table-cell>
          <table:table-cell office:value-type="string" calcext:value-type="string">
            <text:p>Portion</text:p>
          </table:table-cell>
          <table:table-cell table:formula="of:=[.D84]*[.$D82]/[.D$64]" office:value-type="float" office:value="0.400711536132423" calcext:value-type="float">
            <text:p>0.400711536132423</text:p>
          </table:table-cell>
          <table:table-cell table:formula="of:=[.E84]*[.$D82]/[.E$64]" office:value-type="float" office:value="0.485442494436101" calcext:value-type="float">
            <text:p>0.48544249443610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9]" office:value-type="float" office:value="121.645041600773" calcext:value-type="float">
            <text:p>121.645041600773</text:p>
          </table:table-cell>
          <table:table-cell table:style-name="ce38" table:formula="of:=[$Tiles.E9]" office:value-type="float" office:value="499.098422994001" calcext:value-type="float">
            <text:p>499.098422994001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10]" office:value-type="float" office:value="1061.74791510908" calcext:value-type="float">
            <text:p>1061.74791510908</text:p>
          </table:table-cell>
          <table:table-cell table:style-name="ce38" table:formula="of:=[$Tiles.E10]" office:value-type="float" office:value="1107.43046249064" calcext:value-type="float">
            <text:p>1107.43046249064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63]" office:value-type="float" office:value="363.40916999998" calcext:value-type="float">
            <text:p>363.40916999998</text:p>
          </table:table-cell>
          <table:table-cell table:formula="of:=[.E86]*[.H84]*[.$D81]/[.$D$63]" office:value-type="float" office:value="459.194709399277" calcext:value-type="float">
            <text:p>459.19470939927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float" office:value="0" calcext:value-type="float">
            <text:p>0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LI-2200/LI-900</text:p>
          </table:table-cell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float" office:value="0" calcext:value-type="float">
            <text:p>0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Strain Isolator Pad (SIP)</text:p>
          </table:table-cell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float" office:value="0" calcext:value-type="float">
            <text:p>0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</text:p>
          </table:table-cell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2" calcext:value-type="float">
            <text:p>0.22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0:.K103])" office:value-type="float" office:value="4.737" calcext:value-type="float">
            <text:p>4.737</text:p>
          </table:table-cell>
          <table:table-cell table:formula="of:=SUM([.N100:.N103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96]*[.$D94]/[.D$64]" office:value-type="float" office:value="0.175550169622761" calcext:value-type="float">
            <text:p>0.175550169622761</text:p>
          </table:table-cell>
          <table:table-cell table:formula="of:=[.E96]*[.$D94]/[.E$64]" office:value-type="float" office:value="0.220887505774645" calcext:value-type="float">
            <text:p>0.2208875057746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0:.L103])" office:value-type="float" office:value="121.95308192764" calcext:value-type="float">
            <text:p>121.95308192764</text:p>
          </table:table-cell>
          <table:table-cell table:formula="of:=SUM([.O100:.O103])" office:value-type="float" office:value="501.05755953958" calcext:value-type="float">
            <text:p>501.05755953958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0:.M103])" office:value-type="float" office:value="1092.14890386765" calcext:value-type="float">
            <text:p>1092.14890386765</text:p>
          </table:table-cell>
          <table:table-cell table:formula="of:=SUM([.P100:.P103])" office:value-type="float" office:value="1136.40942272174" calcext:value-type="float">
            <text:p>1136.40942272174</text:p>
          </table:table-cell>
          <table:table-cell table:style-name="ce13" office:value-type="string" calcext:value-type="string">
            <text:p>Contribution</text:p>
          </table:table-cell>
          <table:table-cell table:formula="of:=[.D98]*[.G96]*[.$D93]/[.$D$63]" office:value-type="float" office:value="132.810838898584" calcext:value-type="float">
            <text:p>132.810838898584</text:p>
          </table:table-cell>
          <table:table-cell table:formula="of:=[.E98]*[.H96]*[.$D93]/[.$D$63]" office:value-type="float" office:value="173.882705775347" calcext:value-type="float">
            <text:p>173.88270577534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00]*[.$F100]" office:value-type="float" office:value="0.42418" calcext:value-type="float">
            <text:p>0.42418</text:p>
          </table:table-cell>
          <table:table-cell table:formula="of:=[.D100]/[.$H100]*1000" office:value-type="float" office:value="0.150295857988166" calcext:value-type="float">
            <text:p>0.150295857988166</text:p>
          </table:table-cell>
          <table:table-cell table:formula="of:=[.$G100]*[.K100]/[.D$96]*[.$I100]/[.$D$93]" office:value-type="float" office:value="112.482471015411" calcext:value-type="float">
            <text:p>112.482471015411</text:p>
          </table:table-cell>
          <table:table-cell table:style-name="ce36" table:formula="of:=[.F100]*[.$E100]" office:value-type="float" office:value="0.42418" calcext:value-type="float">
            <text:p>0.42418</text:p>
          </table:table-cell>
          <table:table-cell table:style-name="ce36" table:formula="of:=[.E100]/[.$H100]*1000" office:value-type="float" office:value="0.150295857988166" calcext:value-type="float">
            <text:p>0.150295857988166</text:p>
          </table:table-cell>
          <table:table-cell table:style-name="ce36" table:formula="of:=[.$G100]*[.N100]/[.E$96]*[.$I100]/[.$D$93]" office:value-type="float" office:value="27.5116672965912" calcext:value-type="float">
            <text:p>27.5116672965912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01]*[.$F101]" office:value-type="float" office:value="3.6576" calcext:value-type="float">
            <text:p>3.6576</text:p>
          </table:table-cell>
          <table:table-cell table:formula="of:=[.D101]/[.$H101]*1000" office:value-type="float" office:value="94.7761194029851" calcext:value-type="float">
            <text:p>94.7761194029851</text:p>
          </table:table-cell>
          <table:table-cell table:formula="of:=[.$G101]*[.K101]/[.D$96]*[.$I101]/[.$D$93]" office:value-type="float" office:value="888.525780873971" calcext:value-type="float">
            <text:p>888.525780873971</text:p>
          </table:table-cell>
          <table:table-cell table:style-name="ce36" table:formula="of:=[.F101]*[.$E101]" office:value-type="float" office:value="18.288" calcext:value-type="float">
            <text:p>18.288</text:p>
          </table:table-cell>
          <table:table-cell table:style-name="ce36" table:formula="of:=[.E101]/[.$H101]*1000" office:value-type="float" office:value="473.880597014925" calcext:value-type="float">
            <text:p>473.880597014925</text:p>
          </table:table-cell>
          <table:table-cell table:style-name="ce36" table:formula="of:=[.$G101]*[.N101]/[.E$96]*[.$I101]/[.$D$93]" office:value-type="float" office:value="1086.60600390347" calcext:value-type="float">
            <text:p>1086.6060039034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02]*[.$F102]" office:value-type="float" office:value="0.173" calcext:value-type="float">
            <text:p>0.173</text:p>
          </table:table-cell>
          <table:table-cell table:formula="of:=[.D102]/[.$H102]*1000" office:value-type="float" office:value="26.6666666666667" calcext:value-type="float">
            <text:p>26.6666666666667</text:p>
          </table:table-cell>
          <table:table-cell table:formula="of:=[.$G102]*[.K102]/[.D$96]*[.$I102]/[.$D$93]" office:value-type="float" office:value="23.8732042265258" calcext:value-type="float">
            <text:p>23.8732042265258</text:p>
          </table:table-cell>
          <table:table-cell table:style-name="ce36" table:formula="of:=[.F102]*[.$E102]" office:value-type="float" office:value="0.173" calcext:value-type="float">
            <text:p>0.173</text:p>
          </table:table-cell>
          <table:table-cell table:style-name="ce36" table:formula="of:=[.E102]/[.$H102]*1000" office:value-type="float" office:value="26.6666666666667" calcext:value-type="float">
            <text:p>26.6666666666667</text:p>
          </table:table-cell>
          <table:table-cell table:style-name="ce36" table:formula="of:=[.$G102]*[.N102]/[.E$96]*[.$I102]/[.$D$93]" office:value-type="float" office:value="5.83905781989594" calcext:value-type="float">
            <text:p>5.8390578198959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03]*[.$F103]" office:value-type="float" office:value="0.48222" calcext:value-type="float">
            <text:p>0.48222</text:p>
          </table:table-cell>
          <table:table-cell table:formula="of:=[.D103]/[.$H103]*1000" office:value-type="float" office:value="0.36" calcext:value-type="float">
            <text:p>0.36</text:p>
          </table:table-cell>
          <table:table-cell table:formula="of:=[.$G103]*[.K103]/[.D$96]*[.$I103]/[.$D$93]" office:value-type="float" office:value="67.2674477517416" calcext:value-type="float">
            <text:p>67.2674477517416</text:p>
          </table:table-cell>
          <table:table-cell table:style-name="ce36" table:formula="of:=[.F103]*[.$E103]" office:value-type="float" office:value="0.48222" calcext:value-type="float">
            <text:p>0.48222</text:p>
          </table:table-cell>
          <table:table-cell table:style-name="ce36" table:formula="of:=[.E103]/[.$H103]*1000" office:value-type="float" office:value="0.36" calcext:value-type="float">
            <text:p>0.36</text:p>
          </table:table-cell>
          <table:table-cell table:style-name="ce36" table:formula="of:=[.$G103]*[.N103]/[.E$96]*[.$I103]/[.$D$93]" office:value-type="float" office:value="16.4526937017875" calcext:value-type="float">
            <text:p>16.4526937017875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4" calcext:value-type="float">
            <text:p>0.24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12:.K115])" office:value-type="float" office:value="0.61909" calcext:value-type="float">
            <text:p>0.61909</text:p>
          </table:table-cell>
          <table:table-cell table:formula="of:=SUM([.N112:.N115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08]*[.$D106]/[.D$64]" office:value-type="float" office:value="0.0250288109877956" calcext:value-type="float">
            <text:p>0.025028810987796</text:p>
          </table:table-cell>
          <table:table-cell table:formula="of:=[.E108]*[.$D106]/[.E$64]" office:value-type="float" office:value="0.0142031060000758" calcext:value-type="float">
            <text:p>0.0142031060000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12:.L115])" office:value-type="float" office:value="58.722433460076" calcext:value-type="float">
            <text:p>58.722433460076</text:p>
          </table:table-cell>
          <table:table-cell table:formula="of:=SUM([.O112:.O115])" office:value-type="float" office:value="145.00814774579" calcext:value-type="float">
            <text:p>145.0081477457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12:.M115])" office:value-type="float" office:value="1355.67268087031" calcext:value-type="float">
            <text:p>1355.67268087031</text:p>
          </table:table-cell>
          <table:table-cell table:formula="of:=SUM([.P112:.P115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10]*[.G108]*[.$D105]/[.$D$63]" office:value-type="float" office:value="8.94219942560181" calcext:value-type="float">
            <text:p>8.94219942560181</text:p>
          </table:table-cell>
          <table:table-cell table:formula="of:=[.E110]*[.H108]*[.$D105]/[.$D$63]" office:value-type="float" office:value="5.0818455434815" calcext:value-type="float">
            <text:p>5.081845543481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2]*[.$F112]" office:value-type="float" office:value="0.35119" calcext:value-type="float">
            <text:p>0.35119</text:p>
          </table:table-cell>
          <table:table-cell table:formula="of:=[.D112]/[.$H112]*1000" office:value-type="float" office:value="58" calcext:value-type="float">
            <text:p>58</text:p>
          </table:table-cell>
          <table:table-cell table:formula="of:=[.$G112]*[.K112]/[.D$108]*[.$I112]/[.$D$105]" office:value-type="float" office:value="771.484598362112" calcext:value-type="float">
            <text:p>771.484598362112</text:p>
          </table:table-cell>
          <table:table-cell table:style-name="ce36" table:formula="of:=[.F112]*[.$E112]" office:value-type="float" office:value="0.87365" calcext:value-type="float">
            <text:p>0.87365</text:p>
          </table:table-cell>
          <table:table-cell table:style-name="ce36" table:formula="of:=[.E112]/[.$H112]*1000" office:value-type="float" office:value="144.285714285714" calcext:value-type="float">
            <text:p>144.285714285714</text:p>
          </table:table-cell>
          <table:table-cell table:style-name="ce36" table:formula="of:=[.$G112]*[.N112]/[.E$108]*[.$I112]/[.$D$105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3]*[.$F113]" office:value-type="float" office:value="0.2679" calcext:value-type="float">
            <text:p>0.2679</text:p>
          </table:table-cell>
          <table:table-cell table:formula="of:=[.D113]/[.$H113]*1000" office:value-type="float" office:value="0.722433460076046" calcext:value-type="float">
            <text:p>0.722433460076046</text:p>
          </table:table-cell>
          <table:table-cell table:formula="of:=[.$G113]*[.K113]/[.D$108]*[.$I113]/[.$D$105]" office:value-type="float" office:value="584.188082508198" calcext:value-type="float">
            <text:p>584.188082508198</text:p>
          </table:table-cell>
          <table:table-cell table:style-name="ce36" table:formula="of:=[.F113]*[.$E113]" office:value-type="float" office:value="0.2679" calcext:value-type="float">
            <text:p>0.2679</text:p>
          </table:table-cell>
          <table:table-cell table:style-name="ce36" table:formula="of:=[.E113]/[.$H113]*1000" office:value-type="float" office:value="0.722433460076046" calcext:value-type="float">
            <text:p>0.722433460076046</text:p>
          </table:table-cell>
          <table:table-cell table:style-name="ce36" table:formula="of:=[.$G113]*[.N113]/[.E$108]*[.$I113]/[.$D$105]" office:value-type="float" office:value="316.819237002321" calcext:value-type="float">
            <text:p>316.81923700232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office:value-type="string" calcext:value-type="string">
            <text:p>Emittance</text:p>
          </table:table-cell>
          <table:table-cell table:formula="of:=[.G125]*[.D126]+[.G137]*[.D138]+[.D150]*[.G149]" office:value-type="float" office:value="0.72125" calcext:value-type="float">
            <text:p>0.7212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28]*[.D126]+[.D140]*[.D138]+[.D152]*[.D150]" office:value-type="float" office:value="3.9525215" calcext:value-type="float">
            <text:p>3.9525215</text:p>
          </table:table-cell>
          <table:table-cell table:style-name="ce38" table:formula="of:=[.E128]*[.D126]+[.E140]*[.D138]+[.E152]*[.D150]" office:value-type="float" office:value="16.8134875" calcext:value-type="float">
            <text:p>16.8134875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29]*[.$D126]+[.D141]*[.$D138]+[.D153]*[.$D150]" office:value-type="float" office:value="86.3005265126696" calcext:value-type="float">
            <text:p>86.3005265126696</text:p>
          </table:table-cell>
          <table:table-cell table:style-name="ce38" table:formula="of:=[.E129]*[.$D126]+[.E141]*[.$D138]+[.E153]*[.$D150]" office:value-type="float" office:value="303.101964008933" calcext:value-type="float">
            <text:p>303.1019640089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30]*[.G128]*[.$D125]/[.$D119]+[.D142]*[.G140]*[.$D137]/[.$D119]+[.D154]*[.G152]*[.$D149]/[.$D119]" office:value-type="float" office:value="1014.98074046258" calcext:value-type="float">
            <text:p>1014.98074046258</text:p>
          </table:table-cell>
          <table:table-cell table:style-name="ce38" table:formula="of:=[.E130]*[.H128]*[.$D125]/[.$D119]+[.E142]*[.H140]*[.$D137]/[.$D119]+[.E154]*[.H152]*[.$D149]/[.$D119]" office:value-type="float" office:value="1062.97408822643" calcext:value-type="float">
            <text:p>1062.9740882264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H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10.317126" calcext:value-type="float">
            <text:p>10.317126</text:p>
          </table:table-cell>
          <table:table-cell table:formula="of:=SUM([.N132:.N135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28]*[.$D126]/[.D$120]" office:value-type="float" office:value="0.652566089773326" calcext:value-type="float">
            <text:p>0.652566089773326</text:p>
          </table:table-cell>
          <table:table-cell table:formula="of:=[.E128]*[.$D126]/[.E$120]" office:value-type="float" office:value="0.685248524436111" calcext:value-type="float">
            <text:p>0.6852485244361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106.164157202886" calcext:value-type="float">
            <text:p>106.164157202886</text:p>
          </table:table-cell>
          <table:table-cell table:formula="of:=SUM([.O132:.O135])" office:value-type="float" office:value="421.69400100457" calcext:value-type="float">
            <text:p>421.69400100457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1123.55491960162" calcext:value-type="float">
            <text:p>1123.55491960162</text:p>
          </table:table-cell>
          <table:table-cell table:formula="of:=SUM([.P132:.P135])" office:value-type="float" office:value="1148.77922385873" calcext:value-type="float">
            <text:p>1148.77922385873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119]" office:value-type="float" office:value="733.193840530011" calcext:value-type="float">
            <text:p>733.193840530011</text:p>
          </table:table-cell>
          <table:table-cell table:formula="of:=[.E130]*[.H128]*[.$D125]/[.$D$119]" office:value-type="float" office:value="787.199268052059" calcext:value-type="float">
            <text:p>787.19926805205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2]*[.$F132]" office:value-type="float" office:value="0.721106" calcext:value-type="float">
            <text:p>0.721106</text:p>
          </table:table-cell>
          <table:table-cell table:formula="of:=[.D132]/[.$H132]*1000" office:value-type="float" office:value="0.255502958579882" calcext:value-type="float">
            <text:p>0.255502958579882</text:p>
          </table:table-cell>
          <table:table-cell table:formula="of:=[.$G132]*[.K132]/[.D$128]*[.$I132]/[.$D$125]" office:value-type="float" office:value="87.7967459968987" calcext:value-type="float">
            <text:p>87.7967459968987</text:p>
          </table:table-cell>
          <table:table-cell table:style-name="ce36" table:formula="of:=[.F132]*[.$E132]" office:value-type="float" office:value="0.72645" calcext:value-type="float">
            <text:p>0.72645</text:p>
          </table:table-cell>
          <table:table-cell table:style-name="ce36" table:formula="of:=[.E132]/[.$H132]*1000" office:value-type="float" office:value="0.257396449704142" calcext:value-type="float">
            <text:p>0.257396449704142</text:p>
          </table:table-cell>
          <table:table-cell table:style-name="ce36" table:formula="of:=[.$G132]*[.N132]/[.E$128]*[.$I132]/[.$D$125]" office:value-type="float" office:value="19.8005779887761" calcext:value-type="float">
            <text:p>19.800577988776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3]*[.$F133]" office:value-type="float" office:value="8.9408" calcext:value-type="float">
            <text:p>8.9408</text:p>
          </table:table-cell>
          <table:table-cell table:formula="of:=[.D133]/[.$H133]*1000" office:value-type="float" office:value="78.8819875776398" calcext:value-type="float">
            <text:p>78.8819875776398</text:p>
          </table:table-cell>
          <table:table-cell table:formula="of:=[.$G133]*[.K133]/[.D$128]*[.$I133]/[.$D$125]" office:value-type="float" office:value="1001.82186705871" calcext:value-type="float">
            <text:p>1001.82186705871</text:p>
          </table:table-cell>
          <table:table-cell table:style-name="ce36" table:formula="of:=[.F133]*[.$E133]" office:value-type="float" office:value="44.704" calcext:value-type="float">
            <text:p>44.704</text:p>
          </table:table-cell>
          <table:table-cell table:style-name="ce36" table:formula="of:=[.E133]/[.$H133]*1000" office:value-type="float" office:value="394.409937888199" calcext:value-type="float">
            <text:p>394.409937888199</text:p>
          </table:table-cell>
          <table:table-cell table:style-name="ce36" table:formula="of:=[.$G133]*[.N133]/[.E$128]*[.$I133]/[.$D$125]" office:value-type="float" office:value="1121.38137863679" calcext:value-type="float">
            <text:p>1121.3813786367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34]*[.$F134]" office:value-type="float" office:value="0.173" calcext:value-type="float">
            <text:p>0.173</text:p>
          </table:table-cell>
          <table:table-cell table:formula="of:=[.D134]/[.$H134]*1000" office:value-type="float" office:value="26.6666666666667" calcext:value-type="float">
            <text:p>26.6666666666667</text:p>
          </table:table-cell>
          <table:table-cell table:formula="of:=[.$G134]*[.K134]/[.D$128]*[.$I134]/[.$D$125]" office:value-type="float" office:value="8.88920980135123" calcext:value-type="float">
            <text:p>8.88920980135123</text:p>
          </table:table-cell>
          <table:table-cell table:style-name="ce36" table:formula="of:=[.F134]*[.$E134]" office:value-type="float" office:value="0.173" calcext:value-type="float">
            <text:p>0.173</text:p>
          </table:table-cell>
          <table:table-cell table:style-name="ce36" table:formula="of:=[.E134]/[.$H134]*1000" office:value-type="float" office:value="26.6666666666667" calcext:value-type="float">
            <text:p>26.6666666666667</text:p>
          </table:table-cell>
          <table:table-cell table:style-name="ce36" table:formula="of:=[.$G134]*[.N134]/[.E$128]*[.$I134]/[.$D$125]" office:value-type="float" office:value="1.99001332867626" calcext:value-type="float">
            <text:p>1.9900133286762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35]*[.$F135]" office:value-type="float" office:value="0.48222" calcext:value-type="float">
            <text:p>0.48222</text:p>
          </table:table-cell>
          <table:table-cell table:formula="of:=[.D135]/[.$H135]*1000" office:value-type="float" office:value="0.36" calcext:value-type="float">
            <text:p>0.36</text:p>
          </table:table-cell>
          <table:table-cell table:formula="of:=[.$G135]*[.K135]/[.D$128]*[.$I135]/[.$D$125]" office:value-type="float" office:value="25.0470967446536" calcext:value-type="float">
            <text:p>25.0470967446536</text:p>
          </table:table-cell>
          <table:table-cell table:style-name="ce36" table:formula="of:=[.F135]*[.$E135]" office:value-type="float" office:value="0.48222" calcext:value-type="float">
            <text:p>0.48222</text:p>
          </table:table-cell>
          <table:table-cell table:style-name="ce36" table:formula="of:=[.E135]/[.$H135]*1000" office:value-type="float" office:value="0.36" calcext:value-type="float">
            <text:p>0.36</text:p>
          </table:table-cell>
          <table:table-cell table:style-name="ce36" table:formula="of:=[.$G135]*[.N135]/[.E$128]*[.$I135]/[.$D$125]" office:value-type="float" office:value="5.60725390449527" calcext:value-type="float">
            <text:p>5.6072539044952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44:.K147])" office:value-type="float" office:value="4.25478" calcext:value-type="float">
            <text:p>4.25478</text:p>
          </table:table-cell>
          <table:table-cell table:formula="of:=SUM([.N144:.N147])" office:value-type="float" office:value="18.88518" calcext:value-type="float">
            <text:p>18.88518</text:p>
          </table:table-cell>
          <table:table-cell office:value-type="string" calcext:value-type="string">
            <text:p>Portion</text:p>
          </table:table-cell>
          <table:table-cell table:formula="of:=[.D140]*[.$D138]/[.D$120]" office:value-type="float" office:value="0.269118080698612" calcext:value-type="float">
            <text:p>0.269118080698612</text:p>
          </table:table-cell>
          <table:table-cell table:formula="of:=[.E140]*[.$D138]/[.E$120]" office:value-type="float" office:value="0.280804027124057" calcext:value-type="float">
            <text:p>0.28080402712405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44:.L147])" office:value-type="float" office:value="121.59308192764" calcext:value-type="float">
            <text:p>121.59308192764</text:p>
          </table:table-cell>
          <table:table-cell table:formula="of:=SUM([.O144:.O147])" office:value-type="float" office:value="500.69755953958" calcext:value-type="float">
            <text:p>500.6975595395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44:.M147])" office:value-type="float" office:value="1141.03748198992" calcext:value-type="float">
            <text:p>1141.03748198992</text:p>
          </table:table-cell>
          <table:table-cell table:formula="of:=SUM([.P144:.P147])" office:value-type="float" office:value="1148.55404892201" calcext:value-type="float">
            <text:p>1148.55404892201</text:p>
          </table:table-cell>
          <table:table-cell table:style-name="ce13" office:value-type="string" calcext:value-type="string">
            <text:p>Contribution</text:p>
          </table:table-cell>
          <table:table-cell table:formula="of:=[.D142]*[.G140]*[.$D137]/[.$D$119]" office:value-type="float" office:value="249.029376110087" calcext:value-type="float">
            <text:p>249.029376110087</text:p>
          </table:table-cell>
          <table:table-cell table:formula="of:=[.E142]*[.H140]*[.$D137]/[.$D$119]" office:value-type="float" office:value="261.554720163558" calcext:value-type="float">
            <text:p>261.55472016355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44]*[.$F144]" office:value-type="float" office:value="0.42418" calcext:value-type="float">
            <text:p>0.42418</text:p>
          </table:table-cell>
          <table:table-cell table:formula="of:=[.D144]/[.$H144]*1000" office:value-type="float" office:value="0.150295857988166" calcext:value-type="float">
            <text:p>0.150295857988166</text:p>
          </table:table-cell>
          <table:table-cell table:formula="of:=[.$G144]*[.K144]/[.D$140]*[.$I144]/[.$D$137]" office:value-type="float" office:value="125.230791063228" calcext:value-type="float">
            <text:p>125.230791063228</text:p>
          </table:table-cell>
          <table:table-cell table:style-name="ce36" table:formula="of:=[.F144]*[.$E144]" office:value-type="float" office:value="0.42418" calcext:value-type="float">
            <text:p>0.42418</text:p>
          </table:table-cell>
          <table:table-cell table:style-name="ce36" table:formula="of:=[.E144]/[.$H144]*1000" office:value-type="float" office:value="0.150295857988166" calcext:value-type="float">
            <text:p>0.150295857988166</text:p>
          </table:table-cell>
          <table:table-cell table:style-name="ce36" table:formula="of:=[.$G144]*[.N144]/[.E$140]*[.$I144]/[.$D$137]" office:value-type="float" office:value="28.2141586789218" calcext:value-type="float">
            <text:p>28.2141586789218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45]*[.$F145]" office:value-type="float" office:value="3.6576" calcext:value-type="float">
            <text:p>3.6576</text:p>
          </table:table-cell>
          <table:table-cell table:formula="of:=[.D145]/[.$H145]*1000" office:value-type="float" office:value="94.7761194029851" calcext:value-type="float">
            <text:p>94.7761194029851</text:p>
          </table:table-cell>
          <table:table-cell table:formula="of:=[.$G145]*[.K145]/[.D$140]*[.$I145]/[.$D$137]" office:value-type="float" office:value="989.227791801221" calcext:value-type="float">
            <text:p>989.227791801221</text:p>
          </table:table-cell>
          <table:table-cell table:style-name="ce36" table:formula="of:=[.F145]*[.$E145]" office:value-type="float" office:value="18.288" calcext:value-type="float">
            <text:p>18.288</text:p>
          </table:table-cell>
          <table:table-cell table:style-name="ce36" table:formula="of:=[.E145]/[.$H145]*1000" office:value-type="float" office:value="473.880597014925" calcext:value-type="float">
            <text:p>473.880597014925</text:p>
          </table:table-cell>
          <table:table-cell table:style-name="ce36" table:formula="of:=[.$G145]*[.N145]/[.E$140]*[.$I145]/[.$D$137]" office:value-type="float" office:value="1114.35173612325" calcext:value-type="float">
            <text:p>1114.35173612325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46]*[.$F146]" office:value-type="float" office:value="0.173" calcext:value-type="float">
            <text:p>0.173</text:p>
          </table:table-cell>
          <table:table-cell table:formula="of:=[.D146]/[.$H146]*1000" office:value-type="float" office:value="26.6666666666667" calcext:value-type="float">
            <text:p>26.6666666666667</text:p>
          </table:table-cell>
          <table:table-cell table:formula="of:=[.$G146]*[.K146]/[.D$140]*[.$I146]/[.$D$137]" office:value-type="float" office:value="26.5788991254666" calcext:value-type="float">
            <text:p>26.5788991254666</text:p>
          </table:table-cell>
          <table:table-cell table:style-name="ce36" table:formula="of:=[.F146]*[.$E146]" office:value-type="float" office:value="0.173" calcext:value-type="float">
            <text:p>0.173</text:p>
          </table:table-cell>
          <table:table-cell table:style-name="ce36" table:formula="of:=[.E146]/[.$H146]*1000" office:value-type="float" office:value="26.6666666666667" calcext:value-type="float">
            <text:p>26.6666666666667</text:p>
          </table:table-cell>
          <table:table-cell table:style-name="ce36" table:formula="of:=[.$G146]*[.N146]/[.E$140]*[.$I146]/[.$D$137]" office:value-type="float" office:value="5.98815411984702" calcext:value-type="float">
            <text:p>5.98815411984702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56:.K159])" office:value-type="float" office:value="0.61909" calcext:value-type="float">
            <text:p>0.61909</text:p>
          </table:table-cell>
          <table:table-cell table:formula="of:=SUM([.N156:.N159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52]*[.$D150]/[.D$120]" office:value-type="float" office:value="0.078315829528062" calcext:value-type="float">
            <text:p>0.078315829528062</text:p>
          </table:table-cell>
          <table:table-cell table:formula="of:=[.E152]*[.$D150]/[.E$120]" office:value-type="float" office:value="0.0339474484398314" calcext:value-type="float">
            <text:p>0.0339474484398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56:.L159])" office:value-type="float" office:value="58.722433460076" calcext:value-type="float">
            <text:p>58.722433460076</text:p>
          </table:table-cell>
          <table:table-cell table:formula="of:=SUM([.O156:.O159])" office:value-type="float" office:value="145.00814774579" calcext:value-type="float">
            <text:p>145.0081477457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56:.M159])" office:value-type="float" office:value="1355.67268087031" calcext:value-type="float">
            <text:p>1355.67268087031</text:p>
          </table:table-cell>
          <table:table-cell table:formula="of:=SUM([.P156:.P159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54]*[.G152]*[.$D149]/[.$D$119]" office:value-type="float" office:value="32.7575238224819" calcext:value-type="float">
            <text:p>32.7575238224819</text:p>
          </table:table-cell>
          <table:table-cell table:formula="of:=[.E154]*[.H152]*[.$D149]/[.$D$119]" office:value-type="float" office:value="14.220100010809" calcext:value-type="float">
            <text:p>14.22010001080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6]*[.$F156]" office:value-type="float" office:value="0.35119" calcext:value-type="float">
            <text:p>0.35119</text:p>
          </table:table-cell>
          <table:table-cell table:formula="of:=[.D156]/[.$H156]*1000" office:value-type="float" office:value="58" calcext:value-type="float">
            <text:p>58</text:p>
          </table:table-cell>
          <table:table-cell table:formula="of:=[.$G156]*[.K156]/[.D$152]*[.$I156]/[.$D$149]" office:value-type="float" office:value="771.484598362112" calcext:value-type="float">
            <text:p>771.484598362112</text:p>
          </table:table-cell>
          <table:table-cell table:style-name="ce36" table:formula="of:=[.F156]*[.$E156]" office:value-type="float" office:value="0.87365" calcext:value-type="float">
            <text:p>0.87365</text:p>
          </table:table-cell>
          <table:table-cell table:style-name="ce36" table:formula="of:=[.E156]/[.$H156]*1000" office:value-type="float" office:value="144.285714285714" calcext:value-type="float">
            <text:p>144.285714285714</text:p>
          </table:table-cell>
          <table:table-cell table:style-name="ce36" table:formula="of:=[.$G156]*[.N156]/[.E$152]*[.$I156]/[.$D$149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7]*[.$F157]" office:value-type="float" office:value="0.2679" calcext:value-type="float">
            <text:p>0.2679</text:p>
          </table:table-cell>
          <table:table-cell table:formula="of:=[.D157]/[.$H157]*1000" office:value-type="float" office:value="0.722433460076046" calcext:value-type="float">
            <text:p>0.722433460076046</text:p>
          </table:table-cell>
          <table:table-cell table:formula="of:=[.$G157]*[.K157]/[.D$152]*[.$I157]/[.$D$149]" office:value-type="float" office:value="584.188082508198" calcext:value-type="float">
            <text:p>584.188082508198</text:p>
          </table:table-cell>
          <table:table-cell table:style-name="ce36" table:formula="of:=[.F157]*[.$E157]" office:value-type="float" office:value="0.2679" calcext:value-type="float">
            <text:p>0.2679</text:p>
          </table:table-cell>
          <table:table-cell table:style-name="ce36" table:formula="of:=[.E157]/[.$H157]*1000" office:value-type="float" office:value="0.722433460076046" calcext:value-type="float">
            <text:p>0.722433460076046</text:p>
          </table:table-cell>
          <table:table-cell table:style-name="ce36" table:formula="of:=[.$G157]*[.N157]/[.E$152]*[.$I157]/[.$D$149]" office:value-type="float" office:value="316.819237002321" calcext:value-type="float">
            <text:p>316.819237002321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Shuttle OV-103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Cockpi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office:value-type="string" calcext:value-type="string">
            <text:p>Emittance</text:p>
          </table:table-cell>
          <table:table-cell table:formula="of:=[.G13]*[.D14]+[.G25]*[.D26]+[.D38]*[.G37]+[.D50]*[.G49]" office:value-type="float" office:value="0.788" calcext:value-type="float">
            <text:p>0.78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4.7373846" calcext:value-type="float">
            <text:p>4.7373846</text:p>
          </table:table-cell>
          <table:table-cell table:style-name="ce38" table:formula="of:=[.E16]*[.D14]+[.E28]*[.D26]+[.E40]*[.D38]" office:value-type="float" office:value="17.379843" calcext:value-type="float">
            <text:p>17.379843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float" office:value="78.9815480433161" calcext:value-type="float">
            <text:p>78.9815480433161</text:p>
          </table:table-cell>
          <table:table-cell table:style-name="ce38" table:formula="of:=[.E17]*[.$D14]+[.E29]*[.$D26]+[.E41]*[.$D38]" office:value-type="float" office:value="322.87153235468" calcext:value-type="float">
            <text:p>322.8715323546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1042.96485267911" calcext:value-type="float">
            <text:p>1042.96485267911</text:p>
          </table:table-cell>
          <table:table-cell table:style-name="ce38" table:formula="of:=[.H18]+[.H30]+[.H42]" office:value-type="float" office:value="1016.85274158433" calcext:value-type="float">
            <text:p>1016.8527415843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22.0616" calcext:value-type="float">
            <text:p>22.0616</text:p>
          </table:table-cell>
          <table:table-cell table:formula="of:=SUM([.N20:.N23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465691554787424" calcext:value-type="float">
            <text:p>0.465691554787424</text:p>
          </table:table-cell>
          <table:table-cell table:formula="of:=[.E16]*[.$D14]/[.E$8]" office:value-type="float" office:value="0.387719267659667" calcext:value-type="float">
            <text:p>0.3877192676596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20.949702536794" calcext:value-type="float">
            <text:p>120.949702536794</text:p>
          </table:table-cell>
          <table:table-cell table:formula="of:=SUM([.O20:.O23])" office:value-type="float" office:value="477.221621441694" calcext:value-type="float">
            <text:p>477.221621441694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153.33368138908" calcext:value-type="float">
            <text:p>1153.33368138908</text:p>
          </table:table-cell>
          <table:table-cell table:formula="of:=SUM([.P20:.P23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float" office:value="537.097755274785" calcext:value-type="float">
            <text:p>537.097755274785</text:p>
          </table:table-cell>
          <table:table-cell table:formula="of:=[.E18]*[.H16]*[.$D13]/[.$D$7]" office:value-type="float" office:value="431.974203468543" calcext:value-type="float">
            <text:p>431.97420346854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office:value-type="float" office:value="0.00635" calcext:value-type="float">
            <text:p>0.0063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0]*[.$F20]" office:value-type="float" office:value="10.033" calcext:value-type="float">
            <text:p>10.033</text:p>
          </table:table-cell>
          <table:table-cell table:formula="of:=[.D20]/[.$H20]*1000" office:value-type="float" office:value="0.837730870712401" calcext:value-type="float">
            <text:p>0.837730870712401</text:p>
          </table:table-cell>
          <table:table-cell table:formula="of:=[.$G20]*[.K20]/[.D$16]*[.$I20]/[.$D$13]" office:value-type="float" office:value="626.20752846575" calcext:value-type="float">
            <text:p>626.20752846575</text:p>
          </table:table-cell>
          <table:table-cell table:style-name="ce36" table:formula="of:=[.F20]*[.$E20]" office:value-type="float" office:value="20.066" calcext:value-type="float">
            <text:p>20.066</text:p>
          </table:table-cell>
          <table:table-cell table:style-name="ce36" table:formula="of:=[.E20]/[.$H20]*1000" office:value-type="float" office:value="1.6754617414248" calcext:value-type="float">
            <text:p>1.6754617414248</text:p>
          </table:table-cell>
          <table:table-cell table:style-name="ce36" table:formula="of:=[.$G20]*[.N20]/[.E$16]*[.$I20]/[.$D$13]" office:value-type="float" office:value="410.036061734808" calcext:value-type="float">
            <text:p>410.03606173480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*[.D20]*2" office:value-type="float" office:value="0.00127" calcext:value-type="float">
            <text:p>0.00127</text:p>
          </table:table-cell>
          <table:table-cell table:style-name="ce46" table:formula="of:=0.25*[.E20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1]*[.$F21]" office:value-type="float" office:value="2.0066" calcext:value-type="float">
            <text:p>2.0066</text:p>
          </table:table-cell>
          <table:table-cell table:formula="of:=[.D21]/[.$H21]*1000" office:value-type="float" office:value="0.108547008547009" calcext:value-type="float">
            <text:p>0.108547008547009</text:p>
          </table:table-cell>
          <table:table-cell table:formula="of:=[.$G21]*[.K21]/[.D$16]*[.$I21]/[.$D$13]" office:value-type="float" office:value="125.24150569315" calcext:value-type="float">
            <text:p>125.24150569315</text:p>
          </table:table-cell>
          <table:table-cell table:style-name="ce36" table:formula="of:=[.F21]*[.$E21]" office:value-type="float" office:value="10.033" calcext:value-type="float">
            <text:p>10.033</text:p>
          </table:table-cell>
          <table:table-cell table:style-name="ce36" table:formula="of:=[.E21]/[.$H21]*1000" office:value-type="float" office:value="0.542735042735043" calcext:value-type="float">
            <text:p>0.542735042735043</text:p>
          </table:table-cell>
          <table:table-cell table:style-name="ce36" table:formula="of:=[.$G21]*[.N21]/[.E$16]*[.$I21]/[.$D$13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2]*[.$F22]" office:value-type="float" office:value="0.806" calcext:value-type="float">
            <text:p>0.806</text:p>
          </table:table-cell>
          <table:table-cell table:formula="of:=[.D22]/[.$H22]*1000" office:value-type="float" office:value="0.00342465753424658" calcext:value-type="float">
            <text:p>0.003424657534247</text:p>
          </table:table-cell>
          <table:table-cell table:formula="of:=[.$G22]*[.K22]/[.D$16]*[.$I22]/[.$D$13]" office:value-type="float" office:value="22.4380069139742" calcext:value-type="float">
            <text:p>22.4380069139742</text:p>
          </table:table-cell>
          <table:table-cell table:style-name="ce36" table:formula="of:=[.F22]*[.$E22]" office:value-type="float" office:value="0.806" calcext:value-type="float">
            <text:p>0.806</text:p>
          </table:table-cell>
          <table:table-cell table:style-name="ce36" table:formula="of:=[.E22]/[.$H22]*1000" office:value-type="float" office:value="0.00342465753424658" calcext:value-type="float">
            <text:p>0.003424657534247</text:p>
          </table:table-cell>
          <table:table-cell table:style-name="ce36" table:formula="of:=[.$G22]*[.N22]/[.E$16]*[.$I22]/[.$D$13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3]*[.$F23]" office:value-type="float" office:value="9.216" calcext:value-type="float">
            <text:p>9.216</text:p>
          </table:table-cell>
          <table:table-cell table:formula="of:=[.D23]/[.$H23]*1000" office:value-type="float" office:value="120" calcext:value-type="float">
            <text:p>120</text:p>
          </table:table-cell>
          <table:table-cell table:formula="of:=[.$G23]*[.K23]/[.D$16]*[.$I23]/[.$D$13]" office:value-type="float" office:value="379.446640316206" calcext:value-type="float">
            <text:p>379.446640316206</text:p>
          </table:table-cell>
          <table:table-cell table:style-name="ce36" table:formula="of:=[.F23]*[.$E23]" office:value-type="float" office:value="36.48" calcext:value-type="float">
            <text:p>36.48</text:p>
          </table:table-cell>
          <table:table-cell table:style-name="ce36" table:formula="of:=[.E23]/[.$H23]*1000" office:value-type="float" office:value="475" calcext:value-type="float">
            <text:p>475</text:p>
          </table:table-cell>
          <table:table-cell table:style-name="ce36" table:formula="of:=[.$G23]*[.N23]/[.E$16]*[.$I23]/[.$D$13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FRCI/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52]" office:value-type="float" office:value="4.5887492" calcext:value-type="float">
            <text:p>4.5887492</text:p>
          </table:table-cell>
          <table:table-cell table:style-name="ce38" table:formula="of:=[$Tiles.E52]" office:value-type="float" office:value="19.345946" calcext:value-type="float">
            <text:p>19.34594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484312504414355" calcext:value-type="float">
            <text:p>0.484312504414355</text:p>
          </table:table-cell>
          <table:table-cell table:formula="of:=[.E28]*[.$D26]/[.E$8]" office:value-type="float" office:value="0.556562737649586" calcext:value-type="float">
            <text:p>0.55656273764958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53]" office:value-type="float" office:value="121.57784738651" calcext:value-type="float">
            <text:p>121.57784738651</text:p>
          </table:table-cell>
          <table:table-cell table:style-name="ce38" table:formula="of:=[$Tiles.E53]" office:value-type="float" office:value="500.192984467064" calcext:value-type="float">
            <text:p>500.192984467064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54]" office:value-type="float" office:value="1115.02130848677" calcext:value-type="float">
            <text:p>1115.02130848677</text:p>
          </table:table-cell>
          <table:table-cell table:style-name="ce38" table:formula="of:=[$Tiles.E54]" office:value-type="float" office:value="1120.34943133903" calcext:value-type="float">
            <text:p>1120.34943133903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$7]" office:value-type="float" office:value="461.266026206926" calcext:value-type="float">
            <text:p>461.266026206926</text:p>
          </table:table-cell>
          <table:table-cell table:formula="of:=[.E30]*[.H28]*[.$D25]/[.$D$7]" office:value-type="float" office:value="532.611137746635" calcext:value-type="float">
            <text:p>532.61113774663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float" office:value="0" calcext:value-type="float">
            <text:p>0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float" office:value="0" calcext:value-type="float">
            <text:p>0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float" office:value="0" calcext:value-type="float">
            <text:p>0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90" calcext:value-type="float">
            <text:p>159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5" calcext:value-type="float">
            <text:p>0.0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4.737" calcext:value-type="float">
            <text:p>4.737</text:p>
          </table:table-cell>
          <table:table-cell table:formula="of:=SUM([.N44:.N47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0499959407982202" calcext:value-type="float">
            <text:p>0.04999594079822</text:p>
          </table:table-cell>
          <table:table-cell table:formula="of:=[.E40]*[.$D38]/[.E$8]" office:value-type="float" office:value="0.0557179946907461" calcext:value-type="float">
            <text:p>0.0557179946907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121.95308192764" calcext:value-type="float">
            <text:p>121.95308192764</text:p>
          </table:table-cell>
          <table:table-cell table:formula="of:=SUM([.O44:.O47])" office:value-type="float" office:value="501.05755953958" calcext:value-type="float">
            <text:p>501.05755953958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1077.24540102844" calcext:value-type="float">
            <text:p>1077.24540102844</text:p>
          </table:table-cell>
          <table:table-cell table:formula="of:=SUM([.P44:.P47])" office:value-type="float" office:value="1132.76423064901" calcext:value-type="float">
            <text:p>1132.76423064901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float" office:value="44.6010711973992" calcext:value-type="float">
            <text:p>44.6010711973992</text:p>
          </table:table-cell>
          <table:table-cell table:formula="of:=[.E42]*[.H40]*[.$D37]/[.$D$7]" office:value-type="float" office:value="52.2674003691554" calcext:value-type="float">
            <text:p>52.267400369155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44]*[.$F44]" office:value-type="float" office:value="0.42418" calcext:value-type="float">
            <text:p>0.42418</text:p>
          </table:table-cell>
          <table:table-cell table:formula="of:=[.D44]/[.$H44]*1000" office:value-type="float" office:value="0.150295857988166" calcext:value-type="float">
            <text:p>0.150295857988166</text:p>
          </table:table-cell>
          <table:table-cell table:formula="of:=[.$G44]*[.K44]/[.D$40]*[.$I44]/[.$D$37]" office:value-type="float" office:value="112.482471015411" calcext:value-type="float">
            <text:p>112.482471015411</text:p>
          </table:table-cell>
          <table:table-cell table:style-name="ce36" table:formula="of:=[.F44]*[.$E44]" office:value-type="float" office:value="0.42418" calcext:value-type="float">
            <text:p>0.42418</text:p>
          </table:table-cell>
          <table:table-cell table:style-name="ce36" table:formula="of:=[.E44]/[.$H44]*1000" office:value-type="float" office:value="0.150295857988166" calcext:value-type="float">
            <text:p>0.150295857988166</text:p>
          </table:table-cell>
          <table:table-cell table:style-name="ce36" table:formula="of:=[.$G44]*[.N44]/[.E$40]*[.$I44]/[.$D$37]" office:value-type="float" office:value="27.5116672965912" calcext:value-type="float">
            <text:p>27.5116672965912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45]*[.$F45]" office:value-type="float" office:value="3.6576" calcext:value-type="float">
            <text:p>3.6576</text:p>
          </table:table-cell>
          <table:table-cell table:formula="of:=[.D45]/[.$H45]*1000" office:value-type="float" office:value="94.7761194029851" calcext:value-type="float">
            <text:p>94.7761194029851</text:p>
          </table:table-cell>
          <table:table-cell table:formula="of:=[.$G45]*[.K45]/[.D$40]*[.$I45]/[.$D$37]" office:value-type="float" office:value="888.525780873971" calcext:value-type="float">
            <text:p>888.525780873971</text:p>
          </table:table-cell>
          <table:table-cell table:style-name="ce36" table:formula="of:=[.F45]*[.$E45]" office:value-type="float" office:value="18.288" calcext:value-type="float">
            <text:p>18.288</text:p>
          </table:table-cell>
          <table:table-cell table:style-name="ce36" table:formula="of:=[.E45]/[.$H45]*1000" office:value-type="float" office:value="473.880597014925" calcext:value-type="float">
            <text:p>473.880597014925</text:p>
          </table:table-cell>
          <table:table-cell table:style-name="ce36" table:formula="of:=[.$G45]*[.N45]/[.E$40]*[.$I45]/[.$D$37]" office:value-type="float" office:value="1086.60600390347" calcext:value-type="float">
            <text:p>1086.6060039034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46]*[.$F46]" office:value-type="float" office:value="0.173" calcext:value-type="float">
            <text:p>0.173</text:p>
          </table:table-cell>
          <table:table-cell table:formula="of:=[.D46]/[.$H46]*1000" office:value-type="float" office:value="26.6666666666667" calcext:value-type="float">
            <text:p>26.6666666666667</text:p>
          </table:table-cell>
          <table:table-cell table:formula="of:=[.$G46]*[.K46]/[.D$40]*[.$I46]/[.$D$37]" office:value-type="float" office:value="19.969409824704" calcext:value-type="float">
            <text:p>19.969409824704</text:p>
          </table:table-cell>
          <table:table-cell table:style-name="ce36" table:formula="of:=[.F46]*[.$E46]" office:value-type="float" office:value="0.173" calcext:value-type="float">
            <text:p>0.173</text:p>
          </table:table-cell>
          <table:table-cell table:style-name="ce36" table:formula="of:=[.E46]/[.$H46]*1000" office:value-type="float" office:value="26.6666666666667" calcext:value-type="float">
            <text:p>26.6666666666667</text:p>
          </table:table-cell>
          <table:table-cell table:style-name="ce36" table:formula="of:=[.$G46]*[.N46]/[.E$40]*[.$I46]/[.$D$37]" office:value-type="float" office:value="4.88424333362365" calcext:value-type="float">
            <text:p>4.88424333362365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47]*[.$F47]" office:value-type="float" office:value="0.48222" calcext:value-type="float">
            <text:p>0.48222</text:p>
          </table:table-cell>
          <table:table-cell table:formula="of:=[.D47]/[.$H47]*1000" office:value-type="float" office:value="0.36" calcext:value-type="float">
            <text:p>0.36</text:p>
          </table:table-cell>
          <table:table-cell table:formula="of:=[.$G47]*[.K47]/[.D$40]*[.$I47]/[.$D$37]" office:value-type="float" office:value="56.2677393143499" calcext:value-type="float">
            <text:p>56.2677393143499</text:p>
          </table:table-cell>
          <table:table-cell table:style-name="ce36" table:formula="of:=[.F47]*[.$E47]" office:value-type="float" office:value="0.48222" calcext:value-type="float">
            <text:p>0.48222</text:p>
          </table:table-cell>
          <table:table-cell table:style-name="ce36" table:formula="of:=[.E47]/[.$H47]*1000" office:value-type="float" office:value="0.36" calcext:value-type="float">
            <text:p>0.36</text:p>
          </table:table-cell>
          <table:table-cell table:style-name="ce36" table:formula="of:=[.$G47]*[.N47]/[.E$40]*[.$I47]/[.$D$37]" office:value-type="float" office:value="13.7623161153317" calcext:value-type="float">
            <text:p>13.762316115331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922" calcext:value-type="float">
            <text:p>922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/>
          <table:table-cell table:style-name="ce37" office:value-type="string" calcext:value-type="string">
            <text:p>A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35" calcext:value-type="float">
            <text:p>0.3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56:.K59])" office:value-type="float" office:value="2.3137256" calcext:value-type="float">
            <text:p>2.3137256</text:p>
          </table:table-cell>
          <table:table-cell table:formula="of:=SUM([.N56:.N59])" office:value-type="float" office:value="6.4633236" calcext:value-type="float">
            <text:p>6.4633236</text:p>
          </table:table-cell>
          <table:table-cell office:value-type="string" calcext:value-type="string">
            <text:p>Portion</text:p>
          </table:table-cell>
          <table:table-cell table:formula="of:=[.D52]*[.$D50]/[.D$8]" office:value-type="float" office:value="0.170939036699701" calcext:value-type="float">
            <text:p>0.170939036699701</text:p>
          </table:table-cell>
          <table:table-cell table:formula="of:=[.E52]*[.$D50]/[.E$8]" office:value-type="float" office:value="0.13016016657918" calcext:value-type="float">
            <text:p>0.130160166579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56:.L59])" office:value-type="float" office:value="52.7049729931086" calcext:value-type="float">
            <text:p>52.7049729931086</text:p>
          </table:table-cell>
          <table:table-cell table:formula="of:=SUM([.O56:.O59])" office:value-type="float" office:value="418.637176382939" calcext:value-type="float">
            <text:p>418.63717638293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56:.M59])" office:value-type="float" office:value="1018.18958449282" calcext:value-type="float">
            <text:p>1018.18958449282</text:p>
          </table:table-cell>
          <table:table-cell table:formula="of:=SUM([.P56:.P59])" office:value-type="float" office:value="1023.65346118434" calcext:value-type="float">
            <text:p>1023.65346118434</text:p>
          </table:table-cell>
          <table:table-cell table:style-name="ce13" office:value-type="string" calcext:value-type="string">
            <text:p>Contribution</text:p>
          </table:table-cell>
          <table:table-cell table:formula="of:=[.D54]*[.G52]*[.$D49]/[.$D$7]" office:value-type="float" office:value="83.5794665126583" calcext:value-type="float">
            <text:p>83.5794665126583</text:p>
          </table:table-cell>
          <table:table-cell table:formula="of:=[.E54]*[.H52]*[.$D49]/[.$D$7]" office:value-type="float" office:value="63.9824325182256" calcext:value-type="float">
            <text:p>63.982432518225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AFRSI Blanket</text:p>
          </table:table-cell>
          <table:table-cell table:style-name="ce46" office:value-type="float" office:value="0.006096" calcext:value-type="float">
            <text:p>0.006096</text:p>
          </table:table-cell>
          <table:table-cell table:style-name="ce46" office:value-type="float" office:value="0.049276" calcext:value-type="float">
            <text:p>0.049276</text:p>
          </table:table-cell>
          <table:table-cell table:style-name="ce46" office:value-type="float" office:value="96.1" calcext:value-type="float">
            <text:p>96.1</text:p>
          </table:table-cell>
          <table:table-cell table:style-name="ce46" office:value-type="float" office:value="1026.7" calcext:value-type="float">
            <text:p>1026.7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table:formula="of:=[.D56]*[.$F56]+1.46" office:value-type="float" office:value="2.0458256" calcext:value-type="float">
            <text:p>2.0458256</text:p>
          </table:table-cell>
          <table:table-cell table:formula="of:=[.D56]/[.$H56]*1000" office:value-type="float" office:value="51.6610169491525" calcext:value-type="float">
            <text:p>51.6610169491525</text:p>
          </table:table-cell>
          <table:table-cell table:formula="of:=[.$G56]*[.K56]/[.D$52]*[.$I56]/[.$D$49]" office:value-type="float" office:value="907.821196912892" calcext:value-type="float">
            <text:p>907.821196912892</text:p>
          </table:table-cell>
          <table:table-cell table:style-name="ce36" table:formula="of:=[.F56]*[.$E56]+1.46" office:value-type="float" office:value="6.1954236" calcext:value-type="float">
            <text:p>6.1954236</text:p>
          </table:table-cell>
          <table:table-cell table:style-name="ce36" table:formula="of:=[.E56]/[.$H56]*1000" office:value-type="float" office:value="417.593220338983" calcext:value-type="float">
            <text:p>417.593220338983</text:p>
          </table:table-cell>
          <table:table-cell table:style-name="ce36" table:formula="of:=[.$G56]*[.N56]/[.E$52]*[.$I56]/[.$D$49]" office:value-type="float" office:value="984.144041638268" calcext:value-type="float">
            <text:p>984.14404163826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182" calcext:value-type="float">
            <text:p>0.182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57]*[.$F57]" office:value-type="float" office:value="0.2679" calcext:value-type="float">
            <text:p>0.2679</text:p>
          </table:table-cell>
          <table:table-cell table:formula="of:=[.D57]/[.$H57]*1000" office:value-type="float" office:value="1.04395604395604" calcext:value-type="float">
            <text:p>1.04395604395604</text:p>
          </table:table-cell>
          <table:table-cell table:formula="of:=[.$G57]*[.K57]/[.D$52]*[.$I57]/[.$D$49]" office:value-type="float" office:value="110.368387579929" calcext:value-type="float">
            <text:p>110.368387579929</text:p>
          </table:table-cell>
          <table:table-cell table:style-name="ce36" table:formula="of:=[.F57]*[.$E57]" office:value-type="float" office:value="0.2679" calcext:value-type="float">
            <text:p>0.2679</text:p>
          </table:table-cell>
          <table:table-cell table:style-name="ce36" table:formula="of:=[.E57]/[.$H57]*1000" office:value-type="float" office:value="1.04395604395604" calcext:value-type="float">
            <text:p>1.04395604395604</text:p>
          </table:table-cell>
          <table:table-cell table:style-name="ce36" table:formula="of:=[.$G57]*[.N57]/[.E$52]*[.$I57]/[.$D$49]" office:value-type="float" office:value="39.5094195460681" calcext:value-type="float">
            <text:p>39.509419546068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office:value-type="string" calcext:value-type="string">
            <text:p>Emittance</text:p>
          </table:table-cell>
          <table:table-cell table:formula="of:=[.G69]*[.D70]+[.G81]*[.D82]+[.D94]*[.G93]+[.D106]*[.G105]" office:value-type="float" office:value="0.7805" calcext:value-type="float">
            <text:p>0.780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72]*[.$D70]+[.D84]*[.$D82]+[.D96]*[.$D94]+[.$D106]*[.D108]" office:value-type="float" office:value="4.533353864" calcext:value-type="float">
            <text:p>4.533353864</text:p>
          </table:table-cell>
          <table:table-cell table:style-name="ce38" table:formula="of:=[.E72]*[.$D70]+[.E84]*[.$D82]+[.E96]*[.$D94]+[.$D106]*[.E108]" office:value-type="float" office:value="15.985838352" calcext:value-type="float">
            <text:p>15.985838352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73]*[.$D70]+[.D85]*[.$D82]+[.D97]*[.$D94]+[.$D106]*[.D109]" office:value-type="float" office:value="91.29026408964" calcext:value-type="float">
            <text:p>91.29026408964</text:p>
          </table:table-cell>
          <table:table-cell table:style-name="ce38" table:formula="of:=[.E73]*[.$D70]+[.E85]*[.$D82]+[.E97]*[.$D94]+[.$D106]*[.E109]" office:value-type="float" office:value="395.168636833421" calcext:value-type="float">
            <text:p>395.16863683342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74]+[.G86]+[.G98]+[.G110]" office:value-type="float" office:value="959.090414156845" calcext:value-type="float">
            <text:p>959.090414156845</text:p>
          </table:table-cell>
          <table:table-cell table:style-name="ce38" table:formula="of:=[.H74]+[.H86]+[.H98]+[.H110]" office:value-type="float" office:value="958.303085132096" calcext:value-type="float">
            <text:p>958.303085132096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8" calcext:value-type="float">
            <text:p>0.08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76:.K79])" office:value-type="float" office:value="22.0616" calcext:value-type="float">
            <text:p>22.0616</text:p>
          </table:table-cell>
          <table:table-cell table:formula="of:=SUM([.N76:.N79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72]*[.$D70]/[.D$64]" office:value-type="float" office:value="0.389320589776929" calcext:value-type="float">
            <text:p>0.389320589776929</text:p>
          </table:table-cell>
          <table:table-cell table:formula="of:=[.E72]*[.$D70]/[.E$64]" office:value-type="float" office:value="0.337223477511616" calcext:value-type="float">
            <text:p>0.3372234775116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76:.L79])" office:value-type="float" office:value="120.949702536794" calcext:value-type="float">
            <text:p>120.949702536794</text:p>
          </table:table-cell>
          <table:table-cell table:formula="of:=SUM([.O76:.O79])" office:value-type="float" office:value="477.221621441694" calcext:value-type="float">
            <text:p>477.221621441694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76:.M79])" office:value-type="float" office:value="1153.33368138908" calcext:value-type="float">
            <text:p>1153.33368138908</text:p>
          </table:table-cell>
          <table:table-cell table:formula="of:=SUM([.P76:.P79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63]" office:value-type="float" office:value="449.016549047994" calcext:value-type="float">
            <text:p>449.016549047994</text:p>
          </table:table-cell>
          <table:table-cell table:formula="of:=[.E74]*[.H72]*[.$D69]/[.$D$63]" office:value-type="float" office:value="375.714738058466" calcext:value-type="float">
            <text:p>375.71473805846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office:value-type="float" office:value="0.00635" calcext:value-type="float">
            <text:p>0.0063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6]*[.$F76]" office:value-type="float" office:value="10.033" calcext:value-type="float">
            <text:p>10.033</text:p>
          </table:table-cell>
          <table:table-cell table:formula="of:=[.D76]/[.$H76]*1000" office:value-type="float" office:value="0.837730870712401" calcext:value-type="float">
            <text:p>0.837730870712401</text:p>
          </table:table-cell>
          <table:table-cell table:formula="of:=[.$G76]*[.K76]/[.D$72]*[.$I76]/[.$D$69]" office:value-type="float" office:value="626.20752846575" calcext:value-type="float">
            <text:p>626.20752846575</text:p>
          </table:table-cell>
          <table:table-cell table:style-name="ce36" table:formula="of:=[.F76]*[.$E76]" office:value-type="float" office:value="20.066" calcext:value-type="float">
            <text:p>20.066</text:p>
          </table:table-cell>
          <table:table-cell table:style-name="ce36" table:formula="of:=[.E76]/[.$H76]*1000" office:value-type="float" office:value="1.6754617414248" calcext:value-type="float">
            <text:p>1.6754617414248</text:p>
          </table:table-cell>
          <table:table-cell table:style-name="ce36" table:formula="of:=[.$G76]*[.N76]/[.E$72]*[.$I76]/[.D$69]" office:value-type="float" office:value="410.036061734808" calcext:value-type="float">
            <text:p>410.03606173480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*[.D76]*2" office:value-type="float" office:value="0.00127" calcext:value-type="float">
            <text:p>0.00127</text:p>
          </table:table-cell>
          <table:table-cell table:style-name="ce46" table:formula="of:=0.25*[.E76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7]*[.$F77]" office:value-type="float" office:value="2.0066" calcext:value-type="float">
            <text:p>2.0066</text:p>
          </table:table-cell>
          <table:table-cell table:formula="of:=[.D77]/[.$H77]*1000" office:value-type="float" office:value="0.108547008547009" calcext:value-type="float">
            <text:p>0.108547008547009</text:p>
          </table:table-cell>
          <table:table-cell table:formula="of:=[.$G77]*[.K77]/[.D$72]*[.$I77]/[.$D$69]" office:value-type="float" office:value="125.24150569315" calcext:value-type="float">
            <text:p>125.24150569315</text:p>
          </table:table-cell>
          <table:table-cell table:style-name="ce36" table:formula="of:=[.F77]*[.$E77]" office:value-type="float" office:value="10.033" calcext:value-type="float">
            <text:p>10.033</text:p>
          </table:table-cell>
          <table:table-cell table:style-name="ce36" table:formula="of:=[.E77]/[.$H77]*1000" office:value-type="float" office:value="0.542735042735043" calcext:value-type="float">
            <text:p>0.542735042735043</text:p>
          </table:table-cell>
          <table:table-cell table:style-name="ce36" table:formula="of:=[.$G77]*[.N77]/[.E$72]*[.$I77]/[.D$69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8]*[.$F78]" office:value-type="float" office:value="0.806" calcext:value-type="float">
            <text:p>0.806</text:p>
          </table:table-cell>
          <table:table-cell table:formula="of:=[.D78]/[.$H78]*1000" office:value-type="float" office:value="0.00342465753424658" calcext:value-type="float">
            <text:p>0.003424657534247</text:p>
          </table:table-cell>
          <table:table-cell table:formula="of:=[.$G78]*[.K78]/[.D$72]*[.$I78]/[.$D$69]" office:value-type="float" office:value="22.4380069139742" calcext:value-type="float">
            <text:p>22.4380069139742</text:p>
          </table:table-cell>
          <table:table-cell table:style-name="ce36" table:formula="of:=[.F78]*[.$E78]" office:value-type="float" office:value="0.806" calcext:value-type="float">
            <text:p>0.806</text:p>
          </table:table-cell>
          <table:table-cell table:style-name="ce36" table:formula="of:=[.E78]/[.$H78]*1000" office:value-type="float" office:value="0.00342465753424658" calcext:value-type="float">
            <text:p>0.003424657534247</text:p>
          </table:table-cell>
          <table:table-cell table:style-name="ce36" table:formula="of:=[.$G78]*[.N78]/[.E$72]*[.$I78]/[.D$69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9]*[.$F79]" office:value-type="float" office:value="9.216" calcext:value-type="float">
            <text:p>9.216</text:p>
          </table:table-cell>
          <table:table-cell table:formula="of:=[.D79]/[.$H79]*1000" office:value-type="float" office:value="120" calcext:value-type="float">
            <text:p>120</text:p>
          </table:table-cell>
          <table:table-cell table:formula="of:=[.$G79]*[.K79]/[.D$72]*[.$I79]/[.$D$69]" office:value-type="float" office:value="379.446640316206" calcext:value-type="float">
            <text:p>379.446640316206</text:p>
          </table:table-cell>
          <table:table-cell table:style-name="ce36" table:formula="of:=[.F79]*[.$E79]" office:value-type="float" office:value="36.48" calcext:value-type="float">
            <text:p>36.48</text:p>
          </table:table-cell>
          <table:table-cell table:style-name="ce36" table:formula="of:=[.E79]/[.$H79]*1000" office:value-type="float" office:value="475" calcext:value-type="float">
            <text:p>475</text:p>
          </table:table-cell>
          <table:table-cell table:style-name="ce36" table:formula="of:=[.$G79]*[.N79]/[.E$72]*[.$I79]/[.D$69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46" calcext:value-type="float">
            <text:p>0.46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FRCI/LI-90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52]" office:value-type="float" office:value="4.5887492" calcext:value-type="float">
            <text:p>4.5887492</text:p>
          </table:table-cell>
          <table:table-cell table:style-name="ce38" table:formula="of:=[$Tiles.E52]" office:value-type="float" office:value="19.345946" calcext:value-type="float">
            <text:p>19.345946</text:p>
          </table:table-cell>
          <table:table-cell office:value-type="string" calcext:value-type="string">
            <text:p>Portion</text:p>
          </table:table-cell>
          <table:table-cell table:formula="of:=[.D84]*[.$D82]/[.D$64]" office:value-type="float" office:value="0.465620971873022" calcext:value-type="float">
            <text:p>0.465620971873022</text:p>
          </table:table-cell>
          <table:table-cell table:formula="of:=[.E84]*[.$D82]/[.E$64]" office:value-type="float" office:value="0.556688674315703" calcext:value-type="float">
            <text:p>0.55668867431570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53]" office:value-type="float" office:value="121.57784738651" calcext:value-type="float">
            <text:p>121.57784738651</text:p>
          </table:table-cell>
          <table:table-cell table:style-name="ce38" table:formula="of:=[$Tiles.E53]" office:value-type="float" office:value="500.192984467064" calcext:value-type="float">
            <text:p>500.192984467064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54]" office:value-type="float" office:value="1115.02130848677" calcext:value-type="float">
            <text:p>1115.02130848677</text:p>
          </table:table-cell>
          <table:table-cell table:style-name="ce38" table:formula="of:=[$Tiles.E54]" office:value-type="float" office:value="1120.34943133903" calcext:value-type="float">
            <text:p>1120.34943133903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63]" office:value-type="float" office:value="443.463948291379" calcext:value-type="float">
            <text:p>443.463948291379</text:p>
          </table:table-cell>
          <table:table-cell table:formula="of:=[.E86]*[.H84]*[.$D81]/[.$D$63]" office:value-type="float" office:value="532.731654745864" calcext:value-type="float">
            <text:p>532.73165474586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float" office:value="0" calcext:value-type="float">
            <text:p>0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float" office:value="0" calcext:value-type="float">
            <text:p>0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float" office:value="0" calcext:value-type="float">
            <text:p>0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A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2" calcext:value-type="float">
            <text:p>0.22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0:.K103])" office:value-type="float" office:value="2.3137256" calcext:value-type="float">
            <text:p>2.3137256</text:p>
          </table:table-cell>
          <table:table-cell table:formula="of:=SUM([.N100:.N103])" office:value-type="float" office:value="6.4633236" calcext:value-type="float">
            <text:p>6.4633236</text:p>
          </table:table-cell>
          <table:table-cell office:value-type="string" calcext:value-type="string">
            <text:p>Portion</text:p>
          </table:table-cell>
          <table:table-cell table:formula="of:=[.D96]*[.$D94]/[.D$64]" office:value-type="float" office:value="0.11228323384199" calcext:value-type="float">
            <text:p>0.11228323384199</text:p>
          </table:table-cell>
          <table:table-cell table:formula="of:=[.E96]*[.$D94]/[.E$64]" office:value-type="float" office:value="0.0889494289063733" calcext:value-type="float">
            <text:p>0.0889494289063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0:.L103])" office:value-type="float" office:value="52.7049729931086" calcext:value-type="float">
            <text:p>52.7049729931086</text:p>
          </table:table-cell>
          <table:table-cell table:formula="of:=SUM([.O100:.O103])" office:value-type="float" office:value="418.637176382939" calcext:value-type="float">
            <text:p>418.63717638293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0:.M103])" office:value-type="float" office:value="1018.18958449282" calcext:value-type="float">
            <text:p>1018.18958449282</text:p>
          </table:table-cell>
          <table:table-cell table:formula="of:=SUM([.P100:.P103])" office:value-type="float" office:value="1023.65346118434" calcext:value-type="float">
            <text:p>1023.65346118434</text:p>
          </table:table-cell>
          <table:table-cell table:style-name="ce13" office:value-type="string" calcext:value-type="string">
            <text:p>Contribution</text:p>
          </table:table-cell>
          <table:table-cell table:formula="of:=[.D98]*[.G96]*[.$D93]/[.$D$63]" office:value-type="float" office:value="54.9001150586569" calcext:value-type="float">
            <text:p>54.9001150586569</text:p>
          </table:table-cell>
          <table:table-cell table:formula="of:=[.E98]*[.H96]*[.$D93]/[.$D$63]" office:value-type="float" office:value="43.7245970261925" calcext:value-type="float">
            <text:p>43.724597026192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AFRSI Blanket</text:p>
          </table:table-cell>
          <table:table-cell table:style-name="ce46" office:value-type="float" office:value="0.006096" calcext:value-type="float">
            <text:p>0.006096</text:p>
          </table:table-cell>
          <table:table-cell table:style-name="ce46" office:value-type="float" office:value="0.049276" calcext:value-type="float">
            <text:p>0.049276</text:p>
          </table:table-cell>
          <table:table-cell table:style-name="ce46" office:value-type="float" office:value="96.1" calcext:value-type="float">
            <text:p>96.1</text:p>
          </table:table-cell>
          <table:table-cell table:style-name="ce46" office:value-type="float" office:value="1026.7" calcext:value-type="float">
            <text:p>1026.7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table:formula="of:=[.D100]*[.$F100]+1.46" office:value-type="float" office:value="2.0458256" calcext:value-type="float">
            <text:p>2.0458256</text:p>
          </table:table-cell>
          <table:table-cell table:formula="of:=[.D100]/[.$H100]*1000" office:value-type="float" office:value="51.6610169491525" calcext:value-type="float">
            <text:p>51.6610169491525</text:p>
          </table:table-cell>
          <table:table-cell table:formula="of:=[.$G100]*[.K100]/[.D$96]*[.$I100]/[.$D$93]" office:value-type="float" office:value="907.821196912892" calcext:value-type="float">
            <text:p>907.821196912892</text:p>
          </table:table-cell>
          <table:table-cell table:style-name="ce36" table:formula="of:=[.F100]*[.$E100]+1.46" office:value-type="float" office:value="6.1954236" calcext:value-type="float">
            <text:p>6.1954236</text:p>
          </table:table-cell>
          <table:table-cell table:style-name="ce36" table:formula="of:=[.E100]/[.$H100]*1000" office:value-type="float" office:value="417.593220338983" calcext:value-type="float">
            <text:p>417.593220338983</text:p>
          </table:table-cell>
          <table:table-cell table:style-name="ce36" table:formula="of:=[.$G100]*[.N100]/[.E$96]*[.$I100]/[.$D$93]" office:value-type="float" office:value="984.144041638268" calcext:value-type="float">
            <text:p>984.14404163826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182" calcext:value-type="float">
            <text:p>0.182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01]*[.$F101]" office:value-type="float" office:value="0.2679" calcext:value-type="float">
            <text:p>0.2679</text:p>
          </table:table-cell>
          <table:table-cell table:formula="of:=[.D101]/[.$H101]*1000" office:value-type="float" office:value="1.04395604395604" calcext:value-type="float">
            <text:p>1.04395604395604</text:p>
          </table:table-cell>
          <table:table-cell table:formula="of:=[.$G101]*[.K101]/[.D$96]*[.$I101]/[.$D$93]" office:value-type="float" office:value="110.368387579929" calcext:value-type="float">
            <text:p>110.368387579929</text:p>
          </table:table-cell>
          <table:table-cell table:style-name="ce36" table:formula="of:=[.F101]*[.$E101]" office:value-type="float" office:value="0.2679" calcext:value-type="float">
            <text:p>0.2679</text:p>
          </table:table-cell>
          <table:table-cell table:style-name="ce36" table:formula="of:=[.E101]/[.$H101]*1000" office:value-type="float" office:value="1.04395604395604" calcext:value-type="float">
            <text:p>1.04395604395604</text:p>
          </table:table-cell>
          <table:table-cell table:style-name="ce36" table:formula="of:=[.$G101]*[.N101]/[.E$96]*[.$I101]/[.$D$93]" office:value-type="float" office:value="39.5094195460681" calcext:value-type="float">
            <text:p>39.509419546068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4" calcext:value-type="float">
            <text:p>0.24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12:.K115])" office:value-type="float" office:value="0.61909" calcext:value-type="float">
            <text:p>0.61909</text:p>
          </table:table-cell>
          <table:table-cell table:formula="of:=SUM([.N112:.N115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08]*[.$D106]/[.D$64]" office:value-type="float" office:value="0.0327752045080591" calcext:value-type="float">
            <text:p>0.032775204508059</text:p>
          </table:table-cell>
          <table:table-cell table:formula="of:=[.E108]*[.$D106]/[.E$64]" office:value-type="float" office:value="0.0171384192663079" calcext:value-type="float">
            <text:p>0.0171384192663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12:.L115])" office:value-type="float" office:value="58.722433460076" calcext:value-type="float">
            <text:p>58.722433460076</text:p>
          </table:table-cell>
          <table:table-cell table:formula="of:=SUM([.O112:.O115])" office:value-type="float" office:value="145.00814774579" calcext:value-type="float">
            <text:p>145.0081477457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12:.M115])" office:value-type="float" office:value="1355.67268087031" calcext:value-type="float">
            <text:p>1355.67268087031</text:p>
          </table:table-cell>
          <table:table-cell table:formula="of:=SUM([.P112:.P115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10]*[.G108]*[.$D105]/[.$D$63]" office:value-type="float" office:value="11.7098017588154" calcext:value-type="float">
            <text:p>11.7098017588154</text:p>
          </table:table-cell>
          <table:table-cell table:formula="of:=[.E110]*[.H108]*[.$D105]/[.$D$63]" office:value-type="float" office:value="6.13209530157271" calcext:value-type="float">
            <text:p>6.1320953015727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2]*[.$F112]" office:value-type="float" office:value="0.35119" calcext:value-type="float">
            <text:p>0.35119</text:p>
          </table:table-cell>
          <table:table-cell table:formula="of:=[.D112]/[.$H112]*1000" office:value-type="float" office:value="58" calcext:value-type="float">
            <text:p>58</text:p>
          </table:table-cell>
          <table:table-cell table:formula="of:=[.$G112]*[.K112]/[.D$108]*[.$I112]/[.$D$105]" office:value-type="float" office:value="771.484598362112" calcext:value-type="float">
            <text:p>771.484598362112</text:p>
          </table:table-cell>
          <table:table-cell table:style-name="ce36" table:formula="of:=[.F112]*[.$E112]" office:value-type="float" office:value="0.87365" calcext:value-type="float">
            <text:p>0.87365</text:p>
          </table:table-cell>
          <table:table-cell table:style-name="ce36" table:formula="of:=[.E112]/[.$H112]*1000" office:value-type="float" office:value="144.285714285714" calcext:value-type="float">
            <text:p>144.285714285714</text:p>
          </table:table-cell>
          <table:table-cell table:style-name="ce36" table:formula="of:=[.$G112]*[.N112]/[.E$108]*[.$I112]/[.$D$105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3]*[.$F113]" office:value-type="float" office:value="0.2679" calcext:value-type="float">
            <text:p>0.2679</text:p>
          </table:table-cell>
          <table:table-cell table:formula="of:=[.D113]/[.$H113]*1000" office:value-type="float" office:value="0.722433460076046" calcext:value-type="float">
            <text:p>0.722433460076046</text:p>
          </table:table-cell>
          <table:table-cell table:formula="of:=[.$G113]*[.K113]/[.D$108]*[.$I113]/[.$D$105]" office:value-type="float" office:value="584.188082508198" calcext:value-type="float">
            <text:p>584.188082508198</text:p>
          </table:table-cell>
          <table:table-cell table:style-name="ce36" table:formula="of:=[.F113]*[.$E113]" office:value-type="float" office:value="0.2679" calcext:value-type="float">
            <text:p>0.2679</text:p>
          </table:table-cell>
          <table:table-cell table:style-name="ce36" table:formula="of:=[.E113]/[.$H113]*1000" office:value-type="float" office:value="0.722433460076046" calcext:value-type="float">
            <text:p>0.722433460076046</text:p>
          </table:table-cell>
          <table:table-cell table:style-name="ce36" table:formula="of:=[.$G113]*[.N113]/[.E$108]*[.$I113]/[.$D$105]" office:value-type="float" office:value="316.819237002321" calcext:value-type="float">
            <text:p>316.81923700232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office:value-type="string" calcext:value-type="string">
            <text:p>Emittance</text:p>
          </table:table-cell>
          <table:table-cell table:formula="of:=[.G125]*[.D126]+[.G137]*[.D138]+[.D150]*[.G149]" office:value-type="float" office:value="0.69375" calcext:value-type="float">
            <text:p>0.6937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28]*[.D126]+[.D140]*[.D138]+[.D152]*[.D150]" office:value-type="float" office:value="3.97564858" calcext:value-type="float">
            <text:p>3.97564858</text:p>
          </table:table-cell>
          <table:table-cell table:style-name="ce38" table:formula="of:=[.E128]*[.D126]+[.E140]*[.D138]+[.E152]*[.D150]" office:value-type="float" office:value="15.30455548" calcext:value-type="float">
            <text:p>15.30455548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29]*[.$D126]+[.D141]*[.$D138]+[.D153]*[.$D150]" office:value-type="float" office:value="67.2732611389465" calcext:value-type="float">
            <text:p>67.2732611389465</text:p>
          </table:table-cell>
          <table:table-cell table:style-name="ce38" table:formula="of:=[.E129]*[.$D126]+[.E141]*[.$D138]+[.E153]*[.$D150]" office:value-type="float" office:value="364.675576810917" calcext:value-type="float">
            <text:p>364.67557681091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30]*[.G128]*[.$D125]/[.$D119]+[.D142]*[.G140]*[.$D137]/[.$D119]+[.D154]*[.G152]*[.$D149]/[.$D119]" office:value-type="float" office:value="925.179468226447" calcext:value-type="float">
            <text:p>925.179468226447</text:p>
          </table:table-cell>
          <table:table-cell table:style-name="ce38" table:formula="of:=[.E130]*[.H128]*[.$D125]/[.$D119]+[.E142]*[.H140]*[.$D137]/[.$D119]+[.E154]*[.H152]*[.$D149]/[.$D119]" office:value-type="float" office:value="1004.73218051338" calcext:value-type="float">
            <text:p>1004.73218051338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H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10.317126" calcext:value-type="float">
            <text:p>10.317126</text:p>
          </table:table-cell>
          <table:table-cell table:formula="of:=SUM([.N132:.N135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28]*[.$D126]/[.D$120]" office:value-type="float" office:value="0.648769992643565" calcext:value-type="float">
            <text:p>0.648769992643565</text:p>
          </table:table-cell>
          <table:table-cell table:formula="of:=[.E128]*[.$D126]/[.E$120]" office:value-type="float" office:value="0.752809679121762" calcext:value-type="float">
            <text:p>0.7528096791217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106.164157202886" calcext:value-type="float">
            <text:p>106.164157202886</text:p>
          </table:table-cell>
          <table:table-cell table:formula="of:=SUM([.O132:.O135])" office:value-type="float" office:value="421.69400100457" calcext:value-type="float">
            <text:p>421.69400100457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1123.55491960162" calcext:value-type="float">
            <text:p>1123.55491960162</text:p>
          </table:table-cell>
          <table:table-cell table:formula="of:=SUM([.P132:.P135])" office:value-type="float" office:value="1148.77922385873" calcext:value-type="float">
            <text:p>1148.77922385873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119]" office:value-type="float" office:value="728.928716924583" calcext:value-type="float">
            <text:p>728.928716924583</text:p>
          </table:table-cell>
          <table:table-cell table:formula="of:=[.E130]*[.H128]*[.$D125]/[.$D$119]" office:value-type="float" office:value="864.81211889484" calcext:value-type="float">
            <text:p>864.8121188948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2]*[.$F132]" office:value-type="float" office:value="0.721106" calcext:value-type="float">
            <text:p>0.721106</text:p>
          </table:table-cell>
          <table:table-cell table:formula="of:=[.D132]/[.$H132]*1000" office:value-type="float" office:value="0.255502958579882" calcext:value-type="float">
            <text:p>0.255502958579882</text:p>
          </table:table-cell>
          <table:table-cell table:formula="of:=[.$G132]*[.K132]/[.D$128]*[.$I132]/[.$D$125]" office:value-type="float" office:value="87.7967459968987" calcext:value-type="float">
            <text:p>87.7967459968987</text:p>
          </table:table-cell>
          <table:table-cell table:style-name="ce36" table:formula="of:=[.F132]*[.$E132]" office:value-type="float" office:value="0.72645" calcext:value-type="float">
            <text:p>0.72645</text:p>
          </table:table-cell>
          <table:table-cell table:style-name="ce36" table:formula="of:=[.E132]/[.$H132]*1000" office:value-type="float" office:value="0.257396449704142" calcext:value-type="float">
            <text:p>0.257396449704142</text:p>
          </table:table-cell>
          <table:table-cell table:style-name="ce36" table:formula="of:=[.$G132]*[.N132]/[.E$128]*[.$I132]/[.$D$125]" office:value-type="float" office:value="19.8005779887761" calcext:value-type="float">
            <text:p>19.800577988776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3]*[.$F133]" office:value-type="float" office:value="8.9408" calcext:value-type="float">
            <text:p>8.9408</text:p>
          </table:table-cell>
          <table:table-cell table:formula="of:=[.D133]/[.$H133]*1000" office:value-type="float" office:value="78.8819875776398" calcext:value-type="float">
            <text:p>78.8819875776398</text:p>
          </table:table-cell>
          <table:table-cell table:formula="of:=[.$G133]*[.K133]/[.D$128]*[.$I133]/[.$D$125]" office:value-type="float" office:value="1001.82186705871" calcext:value-type="float">
            <text:p>1001.82186705871</text:p>
          </table:table-cell>
          <table:table-cell table:style-name="ce36" table:formula="of:=[.F133]*[.$E133]" office:value-type="float" office:value="44.704" calcext:value-type="float">
            <text:p>44.704</text:p>
          </table:table-cell>
          <table:table-cell table:style-name="ce36" table:formula="of:=[.E133]/[.$H133]*1000" office:value-type="float" office:value="394.409937888199" calcext:value-type="float">
            <text:p>394.409937888199</text:p>
          </table:table-cell>
          <table:table-cell table:style-name="ce36" table:formula="of:=[.$G133]*[.N133]/[.E$128]*[.$I133]/[.$D$125]" office:value-type="float" office:value="1121.38137863679" calcext:value-type="float">
            <text:p>1121.3813786367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34]*[.$F134]" office:value-type="float" office:value="0.173" calcext:value-type="float">
            <text:p>0.173</text:p>
          </table:table-cell>
          <table:table-cell table:formula="of:=[.D134]/[.$H134]*1000" office:value-type="float" office:value="26.6666666666667" calcext:value-type="float">
            <text:p>26.6666666666667</text:p>
          </table:table-cell>
          <table:table-cell table:formula="of:=[.$G134]*[.K134]/[.D$128]*[.$I134]/[.$D$125]" office:value-type="float" office:value="8.88920980135123" calcext:value-type="float">
            <text:p>8.88920980135123</text:p>
          </table:table-cell>
          <table:table-cell table:style-name="ce36" table:formula="of:=[.F134]*[.$E134]" office:value-type="float" office:value="0.173" calcext:value-type="float">
            <text:p>0.173</text:p>
          </table:table-cell>
          <table:table-cell table:style-name="ce36" table:formula="of:=[.E134]/[.$H134]*1000" office:value-type="float" office:value="26.6666666666667" calcext:value-type="float">
            <text:p>26.6666666666667</text:p>
          </table:table-cell>
          <table:table-cell table:style-name="ce36" table:formula="of:=[.$G134]*[.N134]/[.E$128]*[.$I134]/[.$D$125]" office:value-type="float" office:value="1.99001332867626" calcext:value-type="float">
            <text:p>1.9900133286762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35]*[.$F135]" office:value-type="float" office:value="0.48222" calcext:value-type="float">
            <text:p>0.48222</text:p>
          </table:table-cell>
          <table:table-cell table:formula="of:=[.D135]/[.$H135]*1000" office:value-type="float" office:value="0.36" calcext:value-type="float">
            <text:p>0.36</text:p>
          </table:table-cell>
          <table:table-cell table:formula="of:=[.$G135]*[.K135]/[.D$128]*[.$I135]/[.$D$125]" office:value-type="float" office:value="25.0470967446536" calcext:value-type="float">
            <text:p>25.0470967446536</text:p>
          </table:table-cell>
          <table:table-cell table:style-name="ce36" table:formula="of:=[.F135]*[.$E135]" office:value-type="float" office:value="0.48222" calcext:value-type="float">
            <text:p>0.48222</text:p>
          </table:table-cell>
          <table:table-cell table:style-name="ce36" table:formula="of:=[.E135]/[.$H135]*1000" office:value-type="float" office:value="0.36" calcext:value-type="float">
            <text:p>0.36</text:p>
          </table:table-cell>
          <table:table-cell table:style-name="ce36" table:formula="of:=[.$G135]*[.N135]/[.E$128]*[.$I135]/[.$D$125]" office:value-type="float" office:value="5.60725390449527" calcext:value-type="float">
            <text:p>5.6072539044952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922" calcext:value-type="float">
            <text:p>922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6" calcext:value-type="float">
            <text:p>0.6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A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5" calcext:value-type="float">
            <text:p>0.5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44:.K147])" office:value-type="float" office:value="2.3137256" calcext:value-type="float">
            <text:p>2.3137256</text:p>
          </table:table-cell>
          <table:table-cell table:formula="of:=SUM([.N144:.N147])" office:value-type="float" office:value="6.4633236" calcext:value-type="float">
            <text:p>6.4633236</text:p>
          </table:table-cell>
          <table:table-cell office:value-type="string" calcext:value-type="string">
            <text:p>Portion</text:p>
          </table:table-cell>
          <table:table-cell table:formula="of:=[.D140]*[.$D138]/[.D$120]" office:value-type="float" office:value="0.320085906586844" calcext:value-type="float">
            <text:p>0.320085906586844</text:p>
          </table:table-cell>
          <table:table-cell table:formula="of:=[.E140]*[.$D138]/[.E$120]" office:value-type="float" office:value="0.232272540332547" calcext:value-type="float">
            <text:p>0.23227254033254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44:.L147])" office:value-type="float" office:value="52.7049729931086" calcext:value-type="float">
            <text:p>52.7049729931086</text:p>
          </table:table-cell>
          <table:table-cell table:formula="of:=SUM([.O144:.O147])" office:value-type="float" office:value="418.637176382939" calcext:value-type="float">
            <text:p>418.637176382939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44:.M147])" office:value-type="float" office:value="1018.18958449282" calcext:value-type="float">
            <text:p>1018.18958449282</text:p>
          </table:table-cell>
          <table:table-cell table:formula="of:=SUM([.P144:.P147])" office:value-type="float" office:value="1023.65346118434" calcext:value-type="float">
            <text:p>1023.65346118434</text:p>
          </table:table-cell>
          <table:table-cell table:style-name="ce13" office:value-type="string" calcext:value-type="string">
            <text:p>Contribution</text:p>
          </table:table-cell>
          <table:table-cell table:formula="of:=[.D142]*[.G140]*[.$D137]/[.$D$119]" office:value-type="float" office:value="183.223964392532" calcext:value-type="float">
            <text:p>183.223964392532</text:p>
          </table:table-cell>
          <table:table-cell table:formula="of:=[.E142]*[.H140]*[.$D137]/[.$D$119]" office:value-type="float" office:value="133.67121697636" calcext:value-type="float">
            <text:p>133.6712169763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AFRSI Blanket</text:p>
          </table:table-cell>
          <table:table-cell table:style-name="ce46" office:value-type="float" office:value="0.006096" calcext:value-type="float">
            <text:p>0.006096</text:p>
          </table:table-cell>
          <table:table-cell table:style-name="ce46" office:value-type="float" office:value="0.049276" calcext:value-type="float">
            <text:p>0.049276</text:p>
          </table:table-cell>
          <table:table-cell table:style-name="ce46" office:value-type="float" office:value="96.1" calcext:value-type="float">
            <text:p>96.1</text:p>
          </table:table-cell>
          <table:table-cell table:style-name="ce46" office:value-type="float" office:value="1026.7" calcext:value-type="float">
            <text:p>1026.7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table:formula="of:=[.D144]*[.$F144]+1.46" office:value-type="float" office:value="2.0458256" calcext:value-type="float">
            <text:p>2.0458256</text:p>
          </table:table-cell>
          <table:table-cell table:formula="of:=[.D144]/[.$H144]*1000" office:value-type="float" office:value="51.6610169491525" calcext:value-type="float">
            <text:p>51.6610169491525</text:p>
          </table:table-cell>
          <table:table-cell table:formula="of:=[.$G144]*[.K144]/[.D$140]*[.$I144]/[.$D$137]" office:value-type="float" office:value="907.821196912892" calcext:value-type="float">
            <text:p>907.821196912892</text:p>
          </table:table-cell>
          <table:table-cell table:style-name="ce36" table:formula="of:=[.F144]*[.$E144]+1.46" office:value-type="float" office:value="6.1954236" calcext:value-type="float">
            <text:p>6.1954236</text:p>
          </table:table-cell>
          <table:table-cell table:style-name="ce36" table:formula="of:=[.E144]/[.$H144]*1000" office:value-type="float" office:value="417.593220338983" calcext:value-type="float">
            <text:p>417.593220338983</text:p>
          </table:table-cell>
          <table:table-cell table:style-name="ce36" table:formula="of:=[.$G144]*[.N144]/[.E$140]*[.$I144]/[.$D$137]" office:value-type="float" office:value="984.144041638268" calcext:value-type="float">
            <text:p>984.144041638268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182" calcext:value-type="float">
            <text:p>0.182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45]*[.$F145]" office:value-type="float" office:value="0.2679" calcext:value-type="float">
            <text:p>0.2679</text:p>
          </table:table-cell>
          <table:table-cell table:formula="of:=[.D145]/[.$H145]*1000" office:value-type="float" office:value="1.04395604395604" calcext:value-type="float">
            <text:p>1.04395604395604</text:p>
          </table:table-cell>
          <table:table-cell table:formula="of:=[.$G145]*[.K145]/[.D$140]*[.$I145]/[.$D$137]" office:value-type="float" office:value="110.368387579929" calcext:value-type="float">
            <text:p>110.368387579929</text:p>
          </table:table-cell>
          <table:table-cell table:style-name="ce36" table:formula="of:=[.F145]*[.$E145]" office:value-type="float" office:value="0.2679" calcext:value-type="float">
            <text:p>0.2679</text:p>
          </table:table-cell>
          <table:table-cell table:style-name="ce36" table:formula="of:=[.E145]/[.$H145]*1000" office:value-type="float" office:value="1.04395604395604" calcext:value-type="float">
            <text:p>1.04395604395604</text:p>
          </table:table-cell>
          <table:table-cell table:style-name="ce36" table:formula="of:=[.$G145]*[.N145]/[.E$140]*[.$I145]/[.$D$137]" office:value-type="float" office:value="39.5094195460681" calcext:value-type="float">
            <text:p>39.5094195460681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" calcext:value-type="float">
            <text:p>0.2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56:.K159])" office:value-type="float" office:value="0.61909" calcext:value-type="float">
            <text:p>0.61909</text:p>
          </table:table-cell>
          <table:table-cell table:formula="of:=SUM([.N156:.N159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52]*[.$D150]/[.D$120]" office:value-type="float" office:value="0.0311441007695907" calcext:value-type="float">
            <text:p>0.031144100769591</text:p>
          </table:table-cell>
          <table:table-cell table:formula="of:=[.E152]*[.$D150]/[.E$120]" office:value-type="float" office:value="0.0149177805456915" calcext:value-type="float">
            <text:p>0.0149177805456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56:.L159])" office:value-type="float" office:value="58.722433460076" calcext:value-type="float">
            <text:p>58.722433460076</text:p>
          </table:table-cell>
          <table:table-cell table:formula="of:=SUM([.O156:.O159])" office:value-type="float" office:value="145.00814774579" calcext:value-type="float">
            <text:p>145.0081477457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56:.M159])" office:value-type="float" office:value="1355.67268087031" calcext:value-type="float">
            <text:p>1355.67268087031</text:p>
          </table:table-cell>
          <table:table-cell table:formula="of:=SUM([.P156:.P159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54]*[.G152]*[.$D149]/[.$D$119]" office:value-type="float" office:value="13.0267869093321" calcext:value-type="float">
            <text:p>13.0267869093321</text:p>
          </table:table-cell>
          <table:table-cell table:formula="of:=[.E154]*[.H152]*[.$D149]/[.$D$119]" office:value-type="float" office:value="6.2488446421833" calcext:value-type="float">
            <text:p>6.248844642183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6]*[.$F156]" office:value-type="float" office:value="0.35119" calcext:value-type="float">
            <text:p>0.35119</text:p>
          </table:table-cell>
          <table:table-cell table:formula="of:=[.D156]/[.$H156]*1000" office:value-type="float" office:value="58" calcext:value-type="float">
            <text:p>58</text:p>
          </table:table-cell>
          <table:table-cell table:formula="of:=[.$G156]*[.K156]/[.D$152]*[.$I156]/[.$D$149]" office:value-type="float" office:value="771.484598362112" calcext:value-type="float">
            <text:p>771.484598362112</text:p>
          </table:table-cell>
          <table:table-cell table:style-name="ce36" table:formula="of:=[.F156]*[.$E156]" office:value-type="float" office:value="0.87365" calcext:value-type="float">
            <text:p>0.87365</text:p>
          </table:table-cell>
          <table:table-cell table:style-name="ce36" table:formula="of:=[.E156]/[.$H156]*1000" office:value-type="float" office:value="144.285714285714" calcext:value-type="float">
            <text:p>144.285714285714</text:p>
          </table:table-cell>
          <table:table-cell table:style-name="ce36" table:formula="of:=[.$G156]*[.N156]/[.E$152]*[.$I156]/[.$D$149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7]*[.$F157]" office:value-type="float" office:value="0.2679" calcext:value-type="float">
            <text:p>0.2679</text:p>
          </table:table-cell>
          <table:table-cell table:formula="of:=[.D157]/[.$H157]*1000" office:value-type="float" office:value="0.722433460076046" calcext:value-type="float">
            <text:p>0.722433460076046</text:p>
          </table:table-cell>
          <table:table-cell table:formula="of:=[.$G157]*[.K157]/[.D$152]*[.$I157]/[.$D$149]" office:value-type="float" office:value="584.188082508198" calcext:value-type="float">
            <text:p>584.188082508198</text:p>
          </table:table-cell>
          <table:table-cell table:style-name="ce36" table:formula="of:=[.F157]*[.$E157]" office:value-type="float" office:value="0.2679" calcext:value-type="float">
            <text:p>0.2679</text:p>
          </table:table-cell>
          <table:table-cell table:style-name="ce36" table:formula="of:=[.E157]/[.$H157]*1000" office:value-type="float" office:value="0.722433460076046" calcext:value-type="float">
            <text:p>0.722433460076046</text:p>
          </table:table-cell>
          <table:table-cell table:style-name="ce36" table:formula="of:=[.$G157]*[.N157]/[.E$152]*[.$I157]/[.$D$149]" office:value-type="float" office:value="316.819237002321" calcext:value-type="float">
            <text:p>316.819237002321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Tiles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HSRI OV-102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640" calcext:value-type="float">
            <text:p>1640</text:p>
          </table:table-cell>
          <table:table-cell table:style-name="ce38" table:formula="of:=MAX([.D13];[.D37];[.D25])" office:value-type="float" office:value="1640" calcext:value-type="float">
            <text:p>164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5.1712892" calcext:value-type="float">
            <text:p>5.1712892</text:p>
          </table:table-cell>
          <table:table-cell table:style-name="ce38" table:formula="of:=[.E16]*[.D14]+[.E28]*[.D26]+[.E40]*[.D38]" office:value-type="float" office:value="20.356486" calcext:value-type="float">
            <text:p>20.35648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float" office:value="121.645041600773" calcext:value-type="float">
            <text:p>121.645041600773</text:p>
          </table:table-cell>
          <table:table-cell table:style-name="ce38" table:formula="of:=[.E17]*[.$D14]+[.E29]*[.$D26]+[.E41]*[.$D38]" office:value-type="float" office:value="499.098422994001" calcext:value-type="float">
            <text:p>499.09842299400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1061.74791510908" calcext:value-type="float">
            <text:p>1061.74791510908</text:p>
          </table:table-cell>
          <table:table-cell table:style-name="ce38" table:formula="of:=[.H18]+[.H30]+[.H42]" office:value-type="float" office:value="1107.43046249064" calcext:value-type="float">
            <text:p>1107.4304624906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LI-22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26" calcext:value-type="float">
            <text:p>0.026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525 Tiles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10.317126" calcext:value-type="float">
            <text:p>10.317126</text:p>
          </table:table-cell>
          <table:table-cell table:formula="of:=SUM([.N20:.N23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0518720314462397" calcext:value-type="float">
            <text:p>0.05187203144624</text:p>
          </table:table-cell>
          <table:table-cell table:formula="of:=[.E16]*[.$D14]/[.E$8]" office:value-type="float" office:value="0.0588621936025697" calcext:value-type="float">
            <text:p>0.058862193602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06.164157202886" calcext:value-type="float">
            <text:p>106.164157202886</text:p>
          </table:table-cell>
          <table:table-cell table:formula="of:=SUM([.O20:.O23])" office:value-type="float" office:value="421.69400100457" calcext:value-type="float">
            <text:p>421.69400100457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123.55491960162" calcext:value-type="float">
            <text:p>1123.55491960162</text:p>
          </table:table-cell>
          <table:table-cell table:formula="of:=SUM([.P20:.P23])" office:value-type="float" office:value="1148.77922385873" calcext:value-type="float">
            <text:p>1148.77922385873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float" office:value="58.2810761211525" calcext:value-type="float">
            <text:p>58.2810761211525</text:p>
          </table:table-cell>
          <table:table-cell table:formula="of:=[.E18]*[.H16]*[.$D13]/[.$D$7]" office:value-type="float" office:value="67.6196650813826" calcext:value-type="float">
            <text:p>67.619665081382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20]*[.$F20]" office:value-type="float" office:value="0.721106" calcext:value-type="float">
            <text:p>0.721106</text:p>
          </table:table-cell>
          <table:table-cell table:formula="of:=[.D20]/[.$H20]*1000" office:value-type="float" office:value="0.255502958579882" calcext:value-type="float">
            <text:p>0.255502958579882</text:p>
          </table:table-cell>
          <table:table-cell table:formula="of:=[.$G20]*[.K20]/[.D$16]*[.$I20]/[.$D$13]" office:value-type="float" office:value="87.7967459968987" calcext:value-type="float">
            <text:p>87.7967459968987</text:p>
          </table:table-cell>
          <table:table-cell table:style-name="ce36" table:formula="of:=[.F20]*[.$E20]" office:value-type="float" office:value="0.72645" calcext:value-type="float">
            <text:p>0.72645</text:p>
          </table:table-cell>
          <table:table-cell table:style-name="ce36" table:formula="of:=[.E20]/[.$H20]*1000" office:value-type="float" office:value="0.257396449704142" calcext:value-type="float">
            <text:p>0.257396449704142</text:p>
          </table:table-cell>
          <table:table-cell table:style-name="ce36" table:formula="of:=[.$G20]*[.N20]/[.E$16]*[.$I20]/[.$D$13]" office:value-type="float" office:value="19.8005779887761" calcext:value-type="float">
            <text:p>19.800577988776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21]*[.$F21]" office:value-type="float" office:value="8.9408" calcext:value-type="float">
            <text:p>8.9408</text:p>
          </table:table-cell>
          <table:table-cell table:formula="of:=[.D21]/[.$H21]*1000" office:value-type="float" office:value="78.8819875776398" calcext:value-type="float">
            <text:p>78.8819875776398</text:p>
          </table:table-cell>
          <table:table-cell table:formula="of:=[.$G21]*[.K21]/[.D$16]*[.$I21]/[.$D$13]" office:value-type="float" office:value="1001.82186705871" calcext:value-type="float">
            <text:p>1001.82186705871</text:p>
          </table:table-cell>
          <table:table-cell table:style-name="ce36" table:formula="of:=[.F21]*[.$E21]" office:value-type="float" office:value="44.704" calcext:value-type="float">
            <text:p>44.704</text:p>
          </table:table-cell>
          <table:table-cell table:style-name="ce36" table:formula="of:=[.E21]/[.$H21]*1000" office:value-type="float" office:value="394.409937888199" calcext:value-type="float">
            <text:p>394.409937888199</text:p>
          </table:table-cell>
          <table:table-cell table:style-name="ce36" table:formula="of:=[.$G21]*[.N21]/[.E$16]*[.$I21]/[.$D$13]" office:value-type="float" office:value="1121.38137863679" calcext:value-type="float">
            <text:p>1121.3813786367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22]*[.$F22]" office:value-type="float" office:value="0.173" calcext:value-type="float">
            <text:p>0.173</text:p>
          </table:table-cell>
          <table:table-cell table:formula="of:=[.D22]/[.$H22]*1000" office:value-type="float" office:value="26.6666666666667" calcext:value-type="float">
            <text:p>26.6666666666667</text:p>
          </table:table-cell>
          <table:table-cell table:formula="of:=[.$G22]*[.K22]/[.D$16]*[.$I22]/[.$D$13]" office:value-type="float" office:value="8.88920980135123" calcext:value-type="float">
            <text:p>8.88920980135123</text:p>
          </table:table-cell>
          <table:table-cell table:style-name="ce36" table:formula="of:=[.F22]*[.$E22]" office:value-type="float" office:value="0.173" calcext:value-type="float">
            <text:p>0.173</text:p>
          </table:table-cell>
          <table:table-cell table:style-name="ce36" table:formula="of:=[.E22]/[.$H22]*1000" office:value-type="float" office:value="26.6666666666667" calcext:value-type="float">
            <text:p>26.6666666666667</text:p>
          </table:table-cell>
          <table:table-cell table:style-name="ce36" table:formula="of:=[.$G22]*[.N22]/[.E$16]*[.$I22]/[.$D$13]" office:value-type="float" office:value="1.99001332867626" calcext:value-type="float">
            <text:p>1.9900133286762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23]*[.$F23]" office:value-type="float" office:value="0.48222" calcext:value-type="float">
            <text:p>0.48222</text:p>
          </table:table-cell>
          <table:table-cell table:formula="of:=[.D23]/[.$H23]*1000" office:value-type="float" office:value="0.36" calcext:value-type="float">
            <text:p>0.36</text:p>
          </table:table-cell>
          <table:table-cell table:formula="of:=[.$G23]*[.K23]/[.D$16]*[.$I23]/[.$D$13]" office:value-type="float" office:value="25.0470967446536" calcext:value-type="float">
            <text:p>25.0470967446536</text:p>
          </table:table-cell>
          <table:table-cell table:style-name="ce36" table:formula="of:=[.F23]*[.$E23]" office:value-type="float" office:value="0.48222" calcext:value-type="float">
            <text:p>0.48222</text:p>
          </table:table-cell>
          <table:table-cell table:style-name="ce36" table:formula="of:=[.E23]/[.$H23]*1000" office:value-type="float" office:value="0.36" calcext:value-type="float">
            <text:p>0.36</text:p>
          </table:table-cell>
          <table:table-cell table:style-name="ce36" table:formula="of:=[.$G23]*[.N23]/[.E$16]*[.$I23]/[.$D$13]" office:value-type="float" office:value="5.60725390449527" calcext:value-type="float">
            <text:p>5.6072539044952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90" calcext:value-type="float">
            <text:p>159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974" calcext:value-type="float">
            <text:p>0.974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20000 Tiles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5.033926" calcext:value-type="float">
            <text:p>5.033926</text:p>
          </table:table-cell>
          <table:table-cell table:formula="of:=SUM([.N32:.N35])" office:value-type="float" office:value="19.66967" calcext:value-type="float">
            <text:p>19.66967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94812796855376" calcext:value-type="float">
            <text:p>0.94812796855376</text:p>
          </table:table-cell>
          <table:table-cell table:formula="of:=[.E28]*[.$D26]/[.E$8]" office:value-type="float" office:value="0.94113780639743" calcext:value-type="float">
            <text:p>0.9411378063974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float" office:value="122.058289028232" calcext:value-type="float">
            <text:p>122.058289028232</text:p>
          </table:table-cell>
          <table:table-cell table:formula="of:=SUM([.O32:.O35])" office:value-type="float" office:value="501.164660131296" calcext:value-type="float">
            <text:p>501.164660131296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float" office:value="1091.64842119485" calcext:value-type="float">
            <text:p>1091.64842119485</text:p>
          </table:table-cell>
          <table:table-cell table:formula="of:=SUM([.P32:.P35])" office:value-type="float" office:value="1139.58789336434" calcext:value-type="float">
            <text:p>1139.58789336434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$7]" office:value-type="float" office:value="1003.46683898793" calcext:value-type="float">
            <text:p>1003.46683898793</text:p>
          </table:table-cell>
          <table:table-cell table:formula="of:=[.E30]*[.H28]*[.$D25]/[.$D$7]" office:value-type="float" office:value="1039.81079740926" calcext:value-type="float">
            <text:p>1039.8107974092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32]*[.$F32]" office:value-type="float" office:value="0.721106" calcext:value-type="float">
            <text:p>0.721106</text:p>
          </table:table-cell>
          <table:table-cell table:formula="of:=[.D32]/[.$H32]*1000" office:value-type="float" office:value="0.255502958579882" calcext:value-type="float">
            <text:p>0.255502958579882</text:p>
          </table:table-cell>
          <table:table-cell table:formula="of:=[.$G32]*[.K32]/[.D$28]*[.$I32]/[.$D$25]" office:value-type="float" office:value="179.941081938829" calcext:value-type="float">
            <text:p>179.941081938829</text:p>
          </table:table-cell>
          <table:table-cell table:style-name="ce36" table:formula="of:=[.F32]*[.$E32]" office:value-type="float" office:value="0.72645" calcext:value-type="float">
            <text:p>0.72645</text:p>
          </table:table-cell>
          <table:table-cell table:style-name="ce36" table:formula="of:=[.E32]/[.$H32]*1000" office:value-type="float" office:value="0.257396449704142" calcext:value-type="float">
            <text:p>0.257396449704142</text:p>
          </table:table-cell>
          <table:table-cell table:style-name="ce36" table:formula="of:=[.$G32]*[.N32]/[.E$28]*[.$I32]/[.$D$25]" office:value-type="float" office:value="46.3923849764638" calcext:value-type="float">
            <text:p>46.3923849764638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33]*[.$F33]" office:value-type="float" office:value="3.6576" calcext:value-type="float">
            <text:p>3.6576</text:p>
          </table:table-cell>
          <table:table-cell table:formula="of:=[.D33]/[.$H33]*1000" office:value-type="float" office:value="94.7761194029851" calcext:value-type="float">
            <text:p>94.7761194029851</text:p>
          </table:table-cell>
          <table:table-cell table:formula="of:=[.$G33]*[.K33]/[.D$28]*[.$I33]/[.$D$25]" office:value-type="float" office:value="839.967036464183" calcext:value-type="float">
            <text:p>839.967036464183</text:p>
          </table:table-cell>
          <table:table-cell table:style-name="ce36" table:formula="of:=[.F33]*[.$E33]" office:value-type="float" office:value="18.288" calcext:value-type="float">
            <text:p>18.288</text:p>
          </table:table-cell>
          <table:table-cell table:style-name="ce36" table:formula="of:=[.E33]/[.$H33]*1000" office:value-type="float" office:value="473.880597014925" calcext:value-type="float">
            <text:p>473.880597014925</text:p>
          </table:table-cell>
          <table:table-cell table:style-name="ce36" table:formula="of:=[.$G33]*[.N33]/[.E$28]*[.$I33]/[.$D$25]" office:value-type="float" office:value="1074.83549647757" calcext:value-type="float">
            <text:p>1074.83549647757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34]*[.$F34]" office:value-type="float" office:value="0.173" calcext:value-type="float">
            <text:p>0.173</text:p>
          </table:table-cell>
          <table:table-cell table:formula="of:=[.D34]/[.$H34]*1000" office:value-type="float" office:value="26.6666666666667" calcext:value-type="float">
            <text:p>26.6666666666667</text:p>
          </table:table-cell>
          <table:table-cell table:formula="of:=[.$G34]*[.K34]/[.D$28]*[.$I34]/[.$D$25]" office:value-type="float" office:value="18.7915146825008" calcext:value-type="float">
            <text:p>18.7915146825008</text:p>
          </table:table-cell>
          <table:table-cell table:style-name="ce36" table:formula="of:=[.F34]*[.$E34]" office:value-type="float" office:value="0.173" calcext:value-type="float">
            <text:p>0.173</text:p>
          </table:table-cell>
          <table:table-cell table:style-name="ce36" table:formula="of:=[.E34]/[.$H34]*1000" office:value-type="float" office:value="26.6666666666667" calcext:value-type="float">
            <text:p>26.6666666666667</text:p>
          </table:table-cell>
          <table:table-cell table:style-name="ce36" table:formula="of:=[.$G34]*[.N34]/[.E$28]*[.$I34]/[.$D$25]" office:value-type="float" office:value="4.80918563146319" calcext:value-type="float">
            <text:p>4.80918563146319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35]*[.$F35]" office:value-type="float" office:value="0.48222" calcext:value-type="float">
            <text:p>0.48222</text:p>
          </table:table-cell>
          <table:table-cell table:formula="of:=[.D35]/[.$H35]*1000" office:value-type="float" office:value="0.36" calcext:value-type="float">
            <text:p>0.36</text:p>
          </table:table-cell>
          <table:table-cell table:formula="of:=[.$G35]*[.K35]/[.D$28]*[.$I35]/[.$D$25]" office:value-type="float" office:value="52.9487881093356" calcext:value-type="float">
            <text:p>52.9487881093356</text:p>
          </table:table-cell>
          <table:table-cell table:style-name="ce36" table:formula="of:=[.F35]*[.$E35]" office:value-type="float" office:value="0.48222" calcext:value-type="float">
            <text:p>0.48222</text:p>
          </table:table-cell>
          <table:table-cell table:style-name="ce36" table:formula="of:=[.E35]/[.$H35]*1000" office:value-type="float" office:value="0.36" calcext:value-type="float">
            <text:p>0.36</text:p>
          </table:table-cell>
          <table:table-cell table:style-name="ce36" table:formula="of:=[.$G35]*[.N35]/[.E$28]*[.$I35]/[.$D$25]" office:value-type="float" office:value="13.5508262788382" calcext:value-type="float">
            <text:p>13.5508262788382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0" calcext:value-type="float">
            <text:p>0</text:p>
          </table:table-cell>
          <table:table-cell table:formula="of:=SUM([.N44:.N4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" calcext:value-type="float">
            <text:p>0</text:p>
          </table:table-cell>
          <table:table-cell table:formula="of:=[.E40]*[.$D38]/[.E$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0" calcext:value-type="float">
            <text:p>0</text:p>
          </table:table-cell>
          <table:table-cell table:formula="of:=SUM([.O44:.O47])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0" calcext:value-type="float">
            <text:p>0</text:p>
          </table:table-cell>
          <table:table-cell table:formula="of:=SUM([.P44:.P47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float" office:value="0" calcext:value-type="float">
            <text:p>0</text:p>
          </table:table-cell>
          <table:table-cell table:formula="of:=[.E42]*[.H40]*[.$D37]/[.$D$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4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HSRI (FRCI)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1640" calcext:value-type="float">
            <text:p>1640</text:p>
          </table:table-cell>
          <table:table-cell table:style-name="ce38" table:formula="of:=MAX([.D57];[.D81];[.D69])" office:value-type="float" office:value="1640" calcext:value-type="float">
            <text:p>164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4.5887492" calcext:value-type="float">
            <text:p>4.5887492</text:p>
          </table:table-cell>
          <table:table-cell table:style-name="ce38" table:formula="of:=[.E60]*[.D58]+[.E72]*[.D70]+[.E84]*[.D82]" office:value-type="float" office:value="19.345946" calcext:value-type="float">
            <text:p>19.34594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61]*[.$D58]+[.D73]*[.$D70]+[.D85]*[.$D82]" office:value-type="float" office:value="121.57784738651" calcext:value-type="float">
            <text:p>121.57784738651</text:p>
          </table:table-cell>
          <table:table-cell table:style-name="ce38" table:formula="of:=[.E61]*[.$D58]+[.E73]*[.$D70]+[.E85]*[.$D82]" office:value-type="float" office:value="500.192984467064" calcext:value-type="float">
            <text:p>500.19298446706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float" office:value="1115.02130848677" calcext:value-type="float">
            <text:p>1115.02130848677</text:p>
          </table:table-cell>
          <table:table-cell table:style-name="ce38" table:formula="of:=[.H62]+[.H74]+[.H86]" office:value-type="float" office:value="1120.34943133903" calcext:value-type="float">
            <text:p>1120.3494313390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640" calcext:value-type="float">
            <text:p>164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FRC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26" calcext:value-type="float">
            <text:p>0.026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5.77625" calcext:value-type="float">
            <text:p>5.77625</text:p>
          </table:table-cell>
          <table:table-cell table:formula="of:=SUM([.N64:.N67])" office:value-type="float" office:value="25.28345" calcext:value-type="float">
            <text:p>25.28345</text:p>
          </table:table-cell>
          <table:table-cell office:value-type="string" calcext:value-type="string">
            <text:p>Portion</text:p>
          </table:table-cell>
          <table:table-cell table:formula="of:=[.D60]*[.$D58]/[.D$52]" office:value-type="float" office:value="0.032728417582726" calcext:value-type="float">
            <text:p>0.032728417582726</text:p>
          </table:table-cell>
          <table:table-cell table:formula="of:=[.E60]*[.$D58]/[.E$52]" office:value-type="float" office:value="0.0339797133725071" calcext:value-type="float">
            <text:p>0.0339797133725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float" office:value="116.994985102186" calcext:value-type="float">
            <text:p>116.994985102186</text:p>
          </table:table-cell>
          <table:table-cell table:formula="of:=SUM([.O64:.O67])" office:value-type="float" office:value="477.278673045449" calcext:value-type="float">
            <text:p>477.27867304544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float" office:value="1149.88268730768" calcext:value-type="float">
            <text:p>1149.88268730768</text:p>
          </table:table-cell>
          <table:table-cell table:formula="of:=SUM([.P64:.P67])" office:value-type="float" office:value="1154.63330204387" calcext:value-type="float">
            <text:p>1154.63330204387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*[.$D57]/[.$D$51]" office:value-type="float" office:value="37.6338407613529" calcext:value-type="float">
            <text:p>37.6338407613529</text:p>
          </table:table-cell>
          <table:table-cell table:formula="of:=[.E62]*[.H60]*[.$D57]/[.$D$51]" office:value-type="float" office:value="39.2341086538019" calcext:value-type="float">
            <text:p>39.234108653801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number-columns-repeated="2"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64]*[.$F64]" office:value-type="float" office:value="0.72645" calcext:value-type="float">
            <text:p>0.72645</text:p>
          </table:table-cell>
          <table:table-cell table:formula="of:=[.D64]/[.$H64]*1000" office:value-type="float" office:value="0.257396449704142" calcext:value-type="float">
            <text:p>0.257396449704142</text:p>
          </table:table-cell>
          <table:table-cell table:formula="of:=[.$G64]*[.K64]/[.D$60]*[.$I64]/[.$D$57]" office:value-type="float" office:value="157.978429430859" calcext:value-type="float">
            <text:p>157.978429430859</text:p>
          </table:table-cell>
          <table:table-cell table:style-name="ce36" table:formula="of:=[.F64]*[.$E64]" office:value-type="float" office:value="0.72645" calcext:value-type="float">
            <text:p>0.72645</text:p>
          </table:table-cell>
          <table:table-cell table:style-name="ce36" table:formula="of:=[.E64]/[.$H64]*1000" office:value-type="float" office:value="0.257396449704142" calcext:value-type="float">
            <text:p>0.257396449704142</text:p>
          </table:table-cell>
          <table:table-cell table:style-name="ce36" table:formula="of:=[.$G64]*[.N64]/[.E$60]*[.$I64]/[.D$57]" office:value-type="float" office:value="36.0917083309438" calcext:value-type="float">
            <text:p>36.0917083309438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FRCI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282" calcext:value-type="float">
            <text:p>0.28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65]*[.$F65]" office:value-type="float" office:value="4.8768" calcext:value-type="float">
            <text:p>4.8768</text:p>
          </table:table-cell>
          <table:table-cell table:formula="of:=[.D65]/[.$H65]*1000" office:value-type="float" office:value="90.0709219858156" calcext:value-type="float">
            <text:p>90.0709219858156</text:p>
          </table:table-cell>
          <table:table-cell table:formula="of:=[.$G65]*[.K65]/[.D$60]*[.$I65]/[.$D$57]" office:value-type="float" office:value="976.026984981606" calcext:value-type="float">
            <text:p>976.026984981606</text:p>
          </table:table-cell>
          <table:table-cell table:style-name="ce36" table:formula="of:=[.F65]*[.$E65]" office:value-type="float" office:value="24.384" calcext:value-type="float">
            <text:p>24.384</text:p>
          </table:table-cell>
          <table:table-cell table:style-name="ce36" table:formula="of:=[.E65]/[.$H65]*1000" office:value-type="float" office:value="450.354609929078" calcext:value-type="float">
            <text:p>450.354609929078</text:p>
          </table:table-cell>
          <table:table-cell table:style-name="ce36" table:formula="of:=[.$G65]*[.N65]/[.E$60]*[.$I65]/[.D$57]" office:value-type="float" office:value="1114.91427633492" calcext:value-type="float">
            <text:p>1114.91427633492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66]*[.$F66]" office:value-type="float" office:value="0.173" calcext:value-type="float">
            <text:p>0.173</text:p>
          </table:table-cell>
          <table:table-cell table:formula="of:=[.D66]/[.$H66]*1000" office:value-type="float" office:value="26.6666666666667" calcext:value-type="float">
            <text:p>26.6666666666667</text:p>
          </table:table-cell>
          <table:table-cell table:formula="of:=[.$G66]*[.K66]/[.D$60]*[.$I66]/[.$D$57]" office:value-type="float" office:value="15.8772728952133" calcext:value-type="float">
            <text:p>15.8772728952133</text:p>
          </table:table-cell>
          <table:table-cell table:style-name="ce36" table:formula="of:=[.F66]*[.$E66]" office:value-type="float" office:value="0.173" calcext:value-type="float">
            <text:p>0.173</text:p>
          </table:table-cell>
          <table:table-cell table:style-name="ce36" table:formula="of:=[.E66]/[.$H66]*1000" office:value-type="float" office:value="26.6666666666667" calcext:value-type="float">
            <text:p>26.6666666666667</text:p>
          </table:table-cell>
          <table:table-cell table:style-name="ce36" table:formula="of:=[.$G66]*[.N66]/[.E$60]*[.$I66]/[.D$57]" office:value-type="float" office:value="3.62731737800718" calcext:value-type="float">
            <text:p>3.6273173780071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640" calcext:value-type="float">
            <text:p>164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I-22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9.84025" calcext:value-type="float">
            <text:p>9.84025</text:p>
          </table:table-cell>
          <table:table-cell table:formula="of:=SUM([.N76:.N79])" office:value-type="float" office:value="45.60345" calcext:value-type="float">
            <text:p>45.60345</text:p>
          </table:table-cell>
          <table:table-cell office:value-type="string" calcext:value-type="string">
            <text:p>Portion</text:p>
          </table:table-cell>
          <table:table-cell table:formula="of:=[.D72]*[.$D70]/[.D$52]" office:value-type="float" office:value="0" calcext:value-type="float">
            <text:p>0</text:p>
          </table:table-cell>
          <table:table-cell table:formula="of:=[.E72]*[.$D70]/[.E$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float" office:value="105.806050694011" calcext:value-type="float">
            <text:p>105.806050694011</text:p>
          </table:table-cell>
          <table:table-cell table:formula="of:=SUM([.O76:.O79])" office:value-type="float" office:value="421.33400100457" calcext:value-type="float">
            <text:p>421.33400100457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float" office:value="1152.42564290145" calcext:value-type="float">
            <text:p>1152.42564290145</text:p>
          </table:table-cell>
          <table:table-cell table:formula="of:=SUM([.P76:.P79])" office:value-type="float" office:value="1155.26009897411" calcext:value-type="float">
            <text:p>1155.26009897411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51]" office:value-type="float" office:value="0" calcext:value-type="float">
            <text:p>0</text:p>
          </table:table-cell>
          <table:table-cell table:formula="of:=[.E74]*[.H72]*[.$D69]/[.$D$5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number-columns-repeated="2"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76]*[.$F76]" office:value-type="float" office:value="0.72645" calcext:value-type="float">
            <text:p>0.72645</text:p>
          </table:table-cell>
          <table:table-cell table:formula="of:=[.D76]/[.$H76]*1000" office:value-type="float" office:value="0.257396449704142" calcext:value-type="float">
            <text:p>0.257396449704142</text:p>
          </table:table-cell>
          <table:table-cell table:formula="of:=[.$G76]*[.K76]/[.D$72]*[.$I76]/[.$D$69]" office:value-type="float" office:value="92.7337113386347" calcext:value-type="float">
            <text:p>92.7337113386347</text:p>
          </table:table-cell>
          <table:table-cell table:style-name="ce36" table:formula="of:=[.F76]*[.$E76]" office:value-type="float" office:value="0.72645" calcext:value-type="float">
            <text:p>0.72645</text:p>
          </table:table-cell>
          <table:table-cell table:style-name="ce36" table:formula="of:=[.E76]/[.$H76]*1000" office:value-type="float" office:value="0.257396449704142" calcext:value-type="float">
            <text:p>0.257396449704142</text:p>
          </table:table-cell>
          <table:table-cell table:style-name="ce36" table:formula="of:=[.$G76]*[.N76]/[.E$72]*[.$I76]/[.$D$69]" office:value-type="float" office:value="20.0099532601152" calcext:value-type="float">
            <text:p>20.0099532601152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77]*[.$F77]" office:value-type="float" office:value="8.9408" calcext:value-type="float">
            <text:p>8.9408</text:p>
          </table:table-cell>
          <table:table-cell table:formula="of:=[.D77]/[.$H77]*1000" office:value-type="float" office:value="78.8819875776398" calcext:value-type="float">
            <text:p>78.8819875776398</text:p>
          </table:table-cell>
          <table:table-cell table:formula="of:=[.$G77]*[.K77]/[.D$72]*[.$I77]/[.$D$69]" office:value-type="float" office:value="1050.37193485938" calcext:value-type="float">
            <text:p>1050.37193485938</text:p>
          </table:table-cell>
          <table:table-cell table:style-name="ce36" table:formula="of:=[.F77]*[.$E77]" office:value-type="float" office:value="44.704" calcext:value-type="float">
            <text:p>44.704</text:p>
          </table:table-cell>
          <table:table-cell table:style-name="ce36" table:formula="of:=[.E77]/[.$H77]*1000" office:value-type="float" office:value="394.409937888199" calcext:value-type="float">
            <text:p>394.409937888199</text:p>
          </table:table-cell>
          <table:table-cell table:style-name="ce36" table:formula="of:=[.$G77]*[.N77]/[.E$72]*[.$I77]/[.$D$69]" office:value-type="float" office:value="1133.23908958642" calcext:value-type="float">
            <text:p>1133.23908958642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78]*[.$F78]" office:value-type="float" office:value="0.173" calcext:value-type="float">
            <text:p>0.173</text:p>
          </table:table-cell>
          <table:table-cell table:formula="of:=[.D78]/[.$H78]*1000" office:value-type="float" office:value="26.6666666666667" calcext:value-type="float">
            <text:p>26.6666666666667</text:p>
          </table:table-cell>
          <table:table-cell table:formula="of:=[.$G78]*[.K78]/[.D$72]*[.$I78]/[.$D$69]" office:value-type="float" office:value="9.31999670343494" calcext:value-type="float">
            <text:p>9.31999670343494</text:p>
          </table:table-cell>
          <table:table-cell table:style-name="ce36" table:formula="of:=[.F78]*[.$E78]" office:value-type="float" office:value="0.173" calcext:value-type="float">
            <text:p>0.173</text:p>
          </table:table-cell>
          <table:table-cell table:style-name="ce36" table:formula="of:=[.E78]/[.$H78]*1000" office:value-type="float" office:value="26.6666666666667" calcext:value-type="float">
            <text:p>26.6666666666667</text:p>
          </table:table-cell>
          <table:table-cell table:style-name="ce36" table:formula="of:=[.$G78]*[.N78]/[.E$72]*[.$I78]/[.$D$69]" office:value-type="float" office:value="2.01105612757315" calcext:value-type="float">
            <text:p>2.01105612757315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590" calcext:value-type="float">
            <text:p>159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974" calcext:value-type="float">
            <text:p>0.974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4.55705" calcext:value-type="float">
            <text:p>4.55705</text:p>
          </table:table-cell>
          <table:table-cell table:formula="of:=SUM([.N88:.N91])" office:value-type="float" office:value="19.18745" calcext:value-type="float">
            <text:p>19.18745</text:p>
          </table:table-cell>
          <table:table-cell office:value-type="string" calcext:value-type="string">
            <text:p>Portion</text:p>
          </table:table-cell>
          <table:table-cell table:formula="of:=[.D84]*[.$D82]/[.D$52]" office:value-type="float" office:value="0.967271582417274" calcext:value-type="float">
            <text:p>0.967271582417274</text:p>
          </table:table-cell>
          <table:table-cell table:formula="of:=[.E84]*[.$D82]/[.E$52]" office:value-type="float" office:value="0.966020286627493" calcext:value-type="float">
            <text:p>0.9660202866274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float" office:value="121.700182519356" calcext:value-type="float">
            <text:p>121.700182519356</text:p>
          </table:table-cell>
          <table:table-cell table:formula="of:=SUM([.O88:.O91])" office:value-type="float" office:value="500.804660131296" calcext:value-type="float">
            <text:p>500.804660131296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float" office:value="1148.86821547703" calcext:value-type="float">
            <text:p>1148.86821547703</text:p>
          </table:table-cell>
          <table:table-cell table:formula="of:=SUM([.P88:.P91])" office:value-type="float" office:value="1154.33668972894" calcext:value-type="float">
            <text:p>1154.33668972894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51]" office:value-type="float" office:value="1077.38746772541" calcext:value-type="float">
            <text:p>1077.38746772541</text:p>
          </table:table-cell>
          <table:table-cell table:formula="of:=[.E86]*[.H84]*[.$D81]/[.$D$51]" office:value-type="float" office:value="1081.11532268523" calcext:value-type="float">
            <text:p>1081.1153226852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number-columns-repeated="2"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88]*[.$F88]" office:value-type="float" office:value="0.72645" calcext:value-type="float">
            <text:p>0.72645</text:p>
          </table:table-cell>
          <table:table-cell table:formula="of:=[.D88]/[.$H88]*1000" office:value-type="float" office:value="0.257396449704142" calcext:value-type="float">
            <text:p>0.257396449704142</text:p>
          </table:table-cell>
          <table:table-cell table:formula="of:=[.$G88]*[.K88]/[.D$84]*[.$I88]/[.$D$81]" office:value-type="float" office:value="200.244215665836" calcext:value-type="float">
            <text:p>200.244215665836</text:p>
          </table:table-cell>
          <table:table-cell table:style-name="ce36" table:formula="of:=[.F88]*[.$E88]" office:value-type="float" office:value="0.72645" calcext:value-type="float">
            <text:p>0.72645</text:p>
          </table:table-cell>
          <table:table-cell table:style-name="ce36" table:formula="of:=[.E88]/[.$H88]*1000" office:value-type="float" office:value="0.257396449704142" calcext:value-type="float">
            <text:p>0.257396449704142</text:p>
          </table:table-cell>
          <table:table-cell table:style-name="ce36" table:formula="of:=[.$G88]*[.N88]/[.E$84]*[.$I88]/[.$D$81]" office:value-type="float" office:value="47.5583208295005" calcext:value-type="float">
            <text:p>47.5583208295005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89]*[.$F89]" office:value-type="float" office:value="3.6576" calcext:value-type="float">
            <text:p>3.6576</text:p>
          </table:table-cell>
          <table:table-cell table:formula="of:=[.D89]/[.$H89]*1000" office:value-type="float" office:value="94.7761194029851" calcext:value-type="float">
            <text:p>94.7761194029851</text:p>
          </table:table-cell>
          <table:table-cell table:formula="of:=[.$G89]*[.K89]/[.D$84]*[.$I89]/[.$D$81]" office:value-type="float" office:value="927.866032630759" calcext:value-type="float">
            <text:p>927.866032630759</text:p>
          </table:table-cell>
          <table:table-cell table:style-name="ce36" table:formula="of:=[.F89]*[.$E89]" office:value-type="float" office:value="18.288" calcext:value-type="float">
            <text:p>18.288</text:p>
          </table:table-cell>
          <table:table-cell table:style-name="ce36" table:formula="of:=[.E89]/[.$H89]*1000" office:value-type="float" office:value="473.880597014925" calcext:value-type="float">
            <text:p>473.880597014925</text:p>
          </table:table-cell>
          <table:table-cell table:style-name="ce36" table:formula="of:=[.$G89]*[.N89]/[.E$84]*[.$I89]/[.$D$81]" office:value-type="float" office:value="1101.84831856239" calcext:value-type="float">
            <text:p>1101.84831856239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90]*[.$F90]" office:value-type="float" office:value="0.173" calcext:value-type="float">
            <text:p>0.173</text:p>
          </table:table-cell>
          <table:table-cell table:formula="of:=[.D90]/[.$H90]*1000" office:value-type="float" office:value="26.6666666666667" calcext:value-type="float">
            <text:p>26.6666666666667</text:p>
          </table:table-cell>
          <table:table-cell table:formula="of:=[.$G90]*[.K90]/[.D$84]*[.$I90]/[.$D$81]" office:value-type="float" office:value="20.7579671804397" calcext:value-type="float">
            <text:p>20.7579671804397</text:p>
          </table:table-cell>
          <table:table-cell table:style-name="ce36" table:formula="of:=[.F90]*[.$E90]" office:value-type="float" office:value="0.173" calcext:value-type="float">
            <text:p>0.173</text:p>
          </table:table-cell>
          <table:table-cell table:style-name="ce36" table:formula="of:=[.E90]/[.$H90]*1000" office:value-type="float" office:value="26.6666666666667" calcext:value-type="float">
            <text:p>26.6666666666667</text:p>
          </table:table-cell>
          <table:table-cell table:style-name="ce36" table:formula="of:=[.$G90]*[.N90]/[.E$84]*[.$I90]/[.$D$81]" office:value-type="float" office:value="4.93005033704962" calcext:value-type="float">
            <text:p>4.9300503370496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0" calcext:value-type="float">
            <text:p>0</text:p>
          </table:table-cell>
          <table:table-cell table:style-name="ce38" table:formula="of:=[.E104]*[.D102]+[.E116]*[.D114]+[.E128]*[.D12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05]*[.$D102]+[.D117]*[.$D114]+[.D129]*[.$D126]" office:value-type="string" office:string-value="" calcext:value-type="error">
            <text:p>#DIV/0!</text:p>
          </table:table-cell>
          <table:table-cell table:style-name="ce38" table:formula="of:=[.E105]*[.$D102]+[.E117]*[.$D114]+[.E129]*[.$D12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06]*[.G104]*[.$D101]/[.$D95]+[.D118]*[.G116]*[.$D113]/[.$D95]+[.D130]*[.G128]*[.$D125]/[.$D95]" office:value-type="string" office:string-value="" calcext:value-type="error">
            <text:p>#DIV/0!</text:p>
          </table:table-cell>
          <table:table-cell table:style-name="ce38" table:formula="of:=[.E106]*[.H104]*[.$D101]/[.$D95]+[.E118]*[.H116]*[.$D113]/[.$D95]+[.E130]*[.H128]*[.$D125]/[.$D95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0" calcext:value-type="float">
            <text:p>0</text:p>
          </table:table-cell>
          <table:table-cell table:formula="of:=SUM([.N108:.N111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04]*[.$D102]/[.D$96]" office:value-type="string" office:string-value="" calcext:value-type="error">
            <text:p>#DIV/0!</text:p>
          </table:table-cell>
          <table:table-cell table:formula="of:=[.E104]*[.$D102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string" office:string-value="" calcext:value-type="error">
            <text:p>#DIV/0!</text:p>
          </table:table-cell>
          <table:table-cell table:formula="of:=SUM([.O108:.O111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string" office:string-value="" calcext:value-type="error">
            <text:p>#DIV/0!</text:p>
          </table:table-cell>
          <table:table-cell table:formula="of:=SUM([.P108:.P111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*[.$D101]/[.$D$95]" office:value-type="string" office:string-value="" calcext:value-type="error">
            <text:p>#DIV/0!</text:p>
          </table:table-cell>
          <table:table-cell table:formula="of:=[.E106]*[.H104]*[.$D101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8]*[.$F108]" office:value-type="float" office:value="0" calcext:value-type="float">
            <text:p>0</text:p>
          </table:table-cell>
          <table:table-cell table:formula="of:=[.D108]/[.$H108]*1000" office:value-type="string" office:string-value="" calcext:value-type="error">
            <text:p>#DIV/0!</text:p>
          </table:table-cell>
          <table:table-cell table:formula="of:=[.$G108]*[.K108]/[.D$104]*[.$I108]/[.$D$101]" office:value-type="string" office:string-value="" calcext:value-type="error">
            <text:p>#DIV/0!</text:p>
          </table:table-cell>
          <table:table-cell table:style-name="ce36" table:formula="of:=[.F108]*[.$E108]" office:value-type="float" office:value="0" calcext:value-type="float">
            <text:p>0</text:p>
          </table:table-cell>
          <table:table-cell table:style-name="ce36" table:formula="of:=[.E108]/[.$H108]*1000" office:value-type="string" office:string-value="" calcext:value-type="error">
            <text:p>#DIV/0!</text:p>
          </table:table-cell>
          <table:table-cell table:style-name="ce36" table:formula="of:=[.$G108]*[.N108]/[.E$104]*[.$I108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9]*[.$F109]" office:value-type="float" office:value="0" calcext:value-type="float">
            <text:p>0</text:p>
          </table:table-cell>
          <table:table-cell table:formula="of:=[.D109]/[.$H109]*1000" office:value-type="string" office:string-value="" calcext:value-type="error">
            <text:p>#DIV/0!</text:p>
          </table:table-cell>
          <table:table-cell table:formula="of:=[.$G109]*[.K109]/[.D$104]*[.$I109]/[.$D$101]" office:value-type="string" office:string-value="" calcext:value-type="error">
            <text:p>#DIV/0!</text:p>
          </table:table-cell>
          <table:table-cell table:style-name="ce36" table:formula="of:=[.F109]*[.$E109]" office:value-type="float" office:value="0" calcext:value-type="float">
            <text:p>0</text:p>
          </table:table-cell>
          <table:table-cell table:style-name="ce36" table:formula="of:=[.E109]/[.$H109]*1000" office:value-type="string" office:string-value="" calcext:value-type="error">
            <text:p>#DIV/0!</text:p>
          </table:table-cell>
          <table:table-cell table:style-name="ce36" table:formula="of:=[.$G109]*[.N109]/[.E$104]*[.$I109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string" office:string-value="" calcext:value-type="error">
            <text:p>#DIV/0!</text:p>
          </table:table-cell>
          <table:table-cell table:formula="of:=[.$G110]*[.K110]/[.D$104]*[.$I110]/[.$D$101]" office:value-type="string" office:string-value="" calcext:value-type="error">
            <text:p>#DIV/0!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string" office:string-value="" calcext:value-type="error">
            <text:p>#DIV/0!</text:p>
          </table:table-cell>
          <table:table-cell table:style-name="ce36" table:formula="of:=[.$G110]*[.N110]/[.E$104]*[.$I110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1]*[.$F111]" office:value-type="float" office:value="0" calcext:value-type="float">
            <text:p>0</text:p>
          </table:table-cell>
          <table:table-cell table:formula="of:=[.D111]/[.$H111]*1000" office:value-type="string" office:string-value="" calcext:value-type="error">
            <text:p>#DIV/0!</text:p>
          </table:table-cell>
          <table:table-cell table:formula="of:=[.$G111]*[.K111]/[.D$104]*[.$I111]/[.$D$101]" office:value-type="string" office:string-value="" calcext:value-type="error">
            <text:p>#DIV/0!</text:p>
          </table:table-cell>
          <table:table-cell table:style-name="ce36" table:formula="of:=[.F111]*[.$E111]" office:value-type="float" office:value="0" calcext:value-type="float">
            <text:p>0</text:p>
          </table:table-cell>
          <table:table-cell table:style-name="ce36" table:formula="of:=[.E111]/[.$H111]*1000" office:value-type="string" office:string-value="" calcext:value-type="error">
            <text:p>#DIV/0!</text:p>
          </table:table-cell>
          <table:table-cell table:style-name="ce36" table:formula="of:=[.$G111]*[.N111]/[.E$104]*[.$I111]/[.$D$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0" calcext:value-type="float">
            <text:p>0</text:p>
          </table:table-cell>
          <table:table-cell table:formula="of:=SUM([.N120:.N123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16]*[.$D114]/[.D$96]" office:value-type="string" office:string-value="" calcext:value-type="error">
            <text:p>#DIV/0!</text:p>
          </table:table-cell>
          <table:table-cell table:formula="of:=[.E116]*[.$D114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string" office:string-value="" calcext:value-type="error">
            <text:p>#DIV/0!</text:p>
          </table:table-cell>
          <table:table-cell table:formula="of:=SUM([.O120:.O123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string" office:string-value="" calcext:value-type="error">
            <text:p>#DIV/0!</text:p>
          </table:table-cell>
          <table:table-cell table:formula="of:=SUM([.P120:.P123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*[.$D113]/[.$D$95]" office:value-type="string" office:string-value="" calcext:value-type="error">
            <text:p>#DIV/0!</text:p>
          </table:table-cell>
          <table:table-cell table:formula="of:=[.E118]*[.H116]*[.$D113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0]*[.$F120]" office:value-type="float" office:value="0" calcext:value-type="float">
            <text:p>0</text:p>
          </table:table-cell>
          <table:table-cell table:formula="of:=[.D120]/[.$H120]*1000" office:value-type="string" office:string-value="" calcext:value-type="error">
            <text:p>#DIV/0!</text:p>
          </table:table-cell>
          <table:table-cell table:formula="of:=[.$G120]*[.K120]/[.D$116]*[.$I120]/[.$D$113]" office:value-type="string" office:string-value="" calcext:value-type="error">
            <text:p>#DIV/0!</text:p>
          </table:table-cell>
          <table:table-cell table:style-name="ce36" table:formula="of:=[.F120]*[.$E120]" office:value-type="float" office:value="0" calcext:value-type="float">
            <text:p>0</text:p>
          </table:table-cell>
          <table:table-cell table:style-name="ce36" table:formula="of:=[.E120]/[.$H120]*1000" office:value-type="string" office:string-value="" calcext:value-type="error">
            <text:p>#DIV/0!</text:p>
          </table:table-cell>
          <table:table-cell table:style-name="ce36" table:formula="of:=[.$G120]*[.N120]/[.E$116]*[.$I120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1]*[.$F121]" office:value-type="float" office:value="0" calcext:value-type="float">
            <text:p>0</text:p>
          </table:table-cell>
          <table:table-cell table:formula="of:=[.D121]/[.$H121]*1000" office:value-type="string" office:string-value="" calcext:value-type="error">
            <text:p>#DIV/0!</text:p>
          </table:table-cell>
          <table:table-cell table:formula="of:=[.$G121]*[.K121]/[.D$116]*[.$I121]/[.$D$113]" office:value-type="string" office:string-value="" calcext:value-type="error">
            <text:p>#DIV/0!</text:p>
          </table:table-cell>
          <table:table-cell table:style-name="ce36" table:formula="of:=[.F121]*[.$E121]" office:value-type="float" office:value="0" calcext:value-type="float">
            <text:p>0</text:p>
          </table:table-cell>
          <table:table-cell table:style-name="ce36" table:formula="of:=[.E121]/[.$H121]*1000" office:value-type="string" office:string-value="" calcext:value-type="error">
            <text:p>#DIV/0!</text:p>
          </table:table-cell>
          <table:table-cell table:style-name="ce36" table:formula="of:=[.$G121]*[.N121]/[.E$116]*[.$I121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2]*[.$F122]" office:value-type="float" office:value="0" calcext:value-type="float">
            <text:p>0</text:p>
          </table:table-cell>
          <table:table-cell table:formula="of:=[.D122]/[.$H122]*1000" office:value-type="string" office:string-value="" calcext:value-type="error">
            <text:p>#DIV/0!</text:p>
          </table:table-cell>
          <table:table-cell table:formula="of:=[.$G122]*[.K122]/[.D$116]*[.$I122]/[.$D$113]" office:value-type="string" office:string-value="" calcext:value-type="error">
            <text:p>#DIV/0!</text:p>
          </table:table-cell>
          <table:table-cell table:style-name="ce36" table:formula="of:=[.F122]*[.$E122]" office:value-type="float" office:value="0" calcext:value-type="float">
            <text:p>0</text:p>
          </table:table-cell>
          <table:table-cell table:style-name="ce36" table:formula="of:=[.E122]/[.$H122]*1000" office:value-type="string" office:string-value="" calcext:value-type="error">
            <text:p>#DIV/0!</text:p>
          </table:table-cell>
          <table:table-cell table:style-name="ce36" table:formula="of:=[.$G122]*[.N122]/[.E$116]*[.$I122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3]*[.$F123]" office:value-type="float" office:value="0" calcext:value-type="float">
            <text:p>0</text:p>
          </table:table-cell>
          <table:table-cell table:formula="of:=[.D123]/[.$H123]*1000" office:value-type="string" office:string-value="" calcext:value-type="error">
            <text:p>#DIV/0!</text:p>
          </table:table-cell>
          <table:table-cell table:formula="of:=[.$G123]*[.K123]/[.D$116]*[.$I123]/[.$D$113]" office:value-type="string" office:string-value="" calcext:value-type="error">
            <text:p>#DIV/0!</text:p>
          </table:table-cell>
          <table:table-cell table:style-name="ce36" table:formula="of:=[.F123]*[.$E123]" office:value-type="float" office:value="0" calcext:value-type="float">
            <text:p>0</text:p>
          </table:table-cell>
          <table:table-cell table:style-name="ce36" table:formula="of:=[.E123]/[.$H123]*1000" office:value-type="string" office:string-value="" calcext:value-type="error">
            <text:p>#DIV/0!</text:p>
          </table:table-cell>
          <table:table-cell table:style-name="ce36" table:formula="of:=[.$G123]*[.N123]/[.E$116]*[.$I123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N132:.N1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28]*[.$D126]/[.D$96]" office:value-type="string" office:string-value="" calcext:value-type="error">
            <text:p>#DIV/0!</text:p>
          </table:table-cell>
          <table:table-cell table:formula="of:=[.E128]*[.$D126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string" office:string-value="" calcext:value-type="error">
            <text:p>#DIV/0!</text:p>
          </table:table-cell>
          <table:table-cell table:formula="of:=SUM([.O132:.O135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string" office:string-value="" calcext:value-type="error">
            <text:p>#DIV/0!</text:p>
          </table:table-cell>
          <table:table-cell table:formula="of:=SUM([.P132:.P135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95]" office:value-type="string" office:string-value="" calcext:value-type="error">
            <text:p>#DIV/0!</text:p>
          </table:table-cell>
          <table:table-cell table:formula="of:=[.E130]*[.H128]*[.$D125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2]*[.$F132]" office:value-type="float" office:value="0" calcext:value-type="float">
            <text:p>0</text:p>
          </table:table-cell>
          <table:table-cell table:formula="of:=[.D132]/[.$H132]*1000" office:value-type="string" office:string-value="" calcext:value-type="error">
            <text:p>#DIV/0!</text:p>
          </table:table-cell>
          <table:table-cell table:formula="of:=[.$G132]*[.K132]/[.D$128]*[.$I132]/[.$D$125]" office:value-type="string" office:string-value="" calcext:value-type="error">
            <text:p>#DIV/0!</text:p>
          </table:table-cell>
          <table:table-cell table:style-name="ce36" table:formula="of:=[.F132]*[.$E132]" office:value-type="float" office:value="0" calcext:value-type="float">
            <text:p>0</text:p>
          </table:table-cell>
          <table:table-cell table:style-name="ce36" table:formula="of:=[.E132]/[.$H132]*1000" office:value-type="string" office:string-value="" calcext:value-type="error">
            <text:p>#DIV/0!</text:p>
          </table:table-cell>
          <table:table-cell table:style-name="ce36" table:formula="of:=[.$G132]*[.N132]/[.E$128]*[.$I132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3]*[.$F133]" office:value-type="float" office:value="0" calcext:value-type="float">
            <text:p>0</text:p>
          </table:table-cell>
          <table:table-cell table:formula="of:=[.D133]/[.$H133]*1000" office:value-type="string" office:string-value="" calcext:value-type="error">
            <text:p>#DIV/0!</text:p>
          </table:table-cell>
          <table:table-cell table:formula="of:=[.$G133]*[.K133]/[.D$128]*[.$I133]/[.$D$125]" office:value-type="string" office:string-value="" calcext:value-type="error">
            <text:p>#DIV/0!</text:p>
          </table:table-cell>
          <table:table-cell table:style-name="ce36" table:formula="of:=[.F133]*[.$E133]" office:value-type="float" office:value="0" calcext:value-type="float">
            <text:p>0</text:p>
          </table:table-cell>
          <table:table-cell table:style-name="ce36" table:formula="of:=[.E133]/[.$H133]*1000" office:value-type="string" office:string-value="" calcext:value-type="error">
            <text:p>#DIV/0!</text:p>
          </table:table-cell>
          <table:table-cell table:style-name="ce36" table:formula="of:=[.$G133]*[.N133]/[.E$128]*[.$I133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4]*[.$F134]" office:value-type="float" office:value="0" calcext:value-type="float">
            <text:p>0</text:p>
          </table:table-cell>
          <table:table-cell table:formula="of:=[.D134]/[.$H134]*1000" office:value-type="string" office:string-value="" calcext:value-type="error">
            <text:p>#DIV/0!</text:p>
          </table:table-cell>
          <table:table-cell table:formula="of:=[.$G134]*[.K134]/[.D$128]*[.$I134]/[.$D$125]" office:value-type="string" office:string-value="" calcext:value-type="error">
            <text:p>#DIV/0!</text:p>
          </table:table-cell>
          <table:table-cell table:style-name="ce36" table:formula="of:=[.F134]*[.$E134]" office:value-type="float" office:value="0" calcext:value-type="float">
            <text:p>0</text:p>
          </table:table-cell>
          <table:table-cell table:style-name="ce36" table:formula="of:=[.E134]/[.$H134]*1000" office:value-type="string" office:string-value="" calcext:value-type="error">
            <text:p>#DIV/0!</text:p>
          </table:table-cell>
          <table:table-cell table:style-name="ce36" table:formula="of:=[.$G134]*[.N134]/[.E$128]*[.$I134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5]*[.$F135]" office:value-type="float" office:value="0" calcext:value-type="float">
            <text:p>0</text:p>
          </table:table-cell>
          <table:table-cell table:formula="of:=[.D135]/[.$H135]*1000" office:value-type="string" office:string-value="" calcext:value-type="error">
            <text:p>#DIV/0!</text:p>
          </table:table-cell>
          <table:table-cell table:formula="of:=[.$G135]*[.K135]/[.D$128]*[.$I135]/[.$D$125]" office:value-type="string" office:string-value="" calcext:value-type="error">
            <text:p>#DIV/0!</text:p>
          </table:table-cell>
          <table:table-cell table:style-name="ce36" table:formula="of:=[.F135]*[.$E135]" office:value-type="float" office:value="0" calcext:value-type="float">
            <text:p>0</text:p>
          </table:table-cell>
          <table:table-cell table:style-name="ce36" table:formula="of:=[.E135]/[.$H135]*1000" office:value-type="string" office:string-value="" calcext:value-type="error">
            <text:p>#DIV/0!</text:p>
          </table:table-cell>
          <table:table-cell table:style-name="ce36" table:formula="of:=[.$G135]*[.N135]/[.E$128]*[.$I135]/[.$D$125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CH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13:37:55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0T22:12:42.810000000</meta:creation-date>
    <dc:date>2023-09-23T06:26:55.774000000</dc:date>
    <meta:editing-duration>P1DT1H51M35S</meta:editing-duration>
    <meta:editing-cycles>60</meta:editing-cycles>
    <meta:generator>LibreOffice/7.1.1.2$Windows_X86_64 LibreOffice_project/fe0b08f4af1bacafe4c7ecc87ce55bb426164676</meta:generator>
    <meta:document-statistic meta:table-count="5" meta:cell-count="3719" meta:object-count="0"/>
  </office:meta>
</office:document-meta>
</file>